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3.90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4.203cm"/>
    </style:style>
    <style:style style:name="co15" style:family="table-column">
      <style:table-column-properties fo:break-before="auto" style:column-width="2.106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4.475cm"/>
    </style:style>
    <style:style style:name="co18" style:family="table-column">
      <style:table-column-properties fo:break-before="auto" style:column-width="5.239cm"/>
    </style:style>
    <style:style style:name="co19" style:family="table-column">
      <style:table-column-properties fo:break-before="auto" style:column-width="3.277cm"/>
    </style:style>
    <style:style style:name="co20" style:family="table-column">
      <style:table-column-properties fo:break-before="auto" style:column-width="2.297cm"/>
    </style:style>
    <style:style style:name="co22" style:family="table-column">
      <style:table-column-properties fo:break-before="auto" style:column-width="3.866cm"/>
    </style:style>
    <style:style style:name="co21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576cm"/>
    </style:style>
    <style:style style:name="co24" style:family="table-column">
      <style:table-column-properties fo:break-before="auto" style:column-width="4.357cm"/>
    </style:style>
    <style:style style:name="co51" style:family="table-column">
      <style:table-column-properties fo:break-before="auto" style:column-width="1.452cm"/>
    </style:style>
    <style:style style:name="co52" style:family="table-column">
      <style:table-column-properties fo:break-before="auto" style:column-width="6.682cm"/>
    </style:style>
    <style:style style:name="co53" style:family="table-column">
      <style:table-column-properties fo:break-before="auto" style:column-width="9.105cm"/>
    </style:style>
    <style:style style:name="co54" style:family="table-column">
      <style:table-column-properties fo:break-before="auto" style:column-width="5.401cm"/>
    </style:style>
    <style:style style:name="co37" style:family="table-column">
      <style:table-column-properties fo:break-before="auto" style:column-width="3.522cm"/>
    </style:style>
    <style:style style:name="co55" style:family="table-column">
      <style:table-column-properties fo:break-before="auto" style:column-width="2.84cm"/>
    </style:style>
    <style:style style:name="co56" style:family="table-column">
      <style:table-column-properties fo:break-before="auto" style:column-width="2.187cm"/>
    </style:style>
    <style:style style:name="co57" style:family="table-column">
      <style:table-column-properties fo:break-before="auto" style:column-width="1.806cm"/>
    </style:style>
    <style:style style:name="co58" style:family="table-column">
      <style:table-column-properties fo:break-before="auto" style:column-width="2.568cm"/>
    </style:style>
    <style:style style:name="co59" style:family="table-column">
      <style:table-column-properties fo:break-before="auto" style:column-width="2.678cm"/>
    </style:style>
    <style:style style:name="co60" style:family="table-column">
      <style:table-column-properties fo:break-before="auto" style:column-width="3.549cm"/>
    </style:style>
    <style:style style:name="co61" style:family="table-column">
      <style:table-column-properties fo:break-before="auto" style:column-width="1.723cm"/>
    </style:style>
    <style:style style:name="co36" style:family="table-column">
      <style:table-column-properties fo:break-before="auto" style:column-width="2.596cm"/>
    </style:style>
    <style:style style:name="co62" style:family="table-column">
      <style:table-column-properties fo:break-before="auto" style:column-width="1.669cm"/>
    </style:style>
    <style:style style:name="co33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071cm"/>
    </style:style>
    <style:style style:name="co63" style:family="table-column">
      <style:table-column-properties fo:break-before="auto" style:column-width="3.059cm"/>
    </style:style>
    <style:style style:name="co64" style:family="table-column">
      <style:table-column-properties fo:break-before="auto" style:column-width="1.752cm"/>
    </style:style>
    <style:style style:name="co65" style:family="table-column">
      <style:table-column-properties fo:break-before="auto" style:column-width="3.93cm"/>
    </style:style>
    <style:style style:name="co30" style:family="table-column">
      <style:table-column-properties fo:break-before="auto" style:column-width="4.094cm"/>
    </style:style>
    <style:style style:name="co66" style:family="table-column">
      <style:table-column-properties fo:break-before="auto" style:column-width="3.494cm"/>
    </style:style>
    <style:style style:name="co67" style:family="table-column">
      <style:table-column-properties fo:break-before="auto" style:column-width="2.378cm"/>
    </style:style>
    <style:style style:name="co68" style:family="table-column">
      <style:table-column-properties fo:break-before="auto" style:column-width="6.518cm"/>
    </style:style>
    <style:style style:name="co69" style:family="table-column">
      <style:table-column-properties fo:break-before="auto" style:column-width="6.355cm"/>
    </style:style>
    <style:style style:name="co39" style:family="table-column">
      <style:table-column-properties fo:break-before="auto" style:column-width="2.133cm"/>
    </style:style>
    <style:style style:name="co70" style:family="table-column">
      <style:table-column-properties fo:break-before="auto" style:column-width="1.533cm"/>
    </style:style>
    <style:style style:name="co71" style:family="table-column">
      <style:table-column-properties fo:break-before="auto" style:column-width="2.323cm"/>
    </style:style>
    <style:style style:name="co72" style:family="table-column">
      <style:table-column-properties fo:break-before="auto" style:column-width="8.124cm"/>
    </style:style>
    <style:style style:name="co73" style:family="table-column">
      <style:table-column-properties fo:break-before="auto" style:column-width="2.459cm"/>
    </style:style>
    <style:style style:name="co74" style:family="table-column">
      <style:table-column-properties fo:break-before="auto" style:column-width="2.242cm"/>
    </style:style>
    <style:style style:name="co75" style:family="table-column">
      <style:table-column-properties fo:break-before="auto" style:column-width="3.658cm"/>
    </style:style>
    <style:style style:name="co76" style:family="table-column">
      <style:table-column-properties fo:break-before="auto" style:column-width="57.997cm"/>
    </style:style>
    <style:style style:name="co78" style:family="table-column">
      <style:table-column-properties fo:break-before="auto" style:column-width="3.004cm"/>
    </style:style>
    <style:style style:name="co79" style:family="table-column">
      <style:table-column-properties fo:break-before="auto" style:column-width="1.833cm"/>
    </style:style>
    <style:style style:name="co80" style:family="table-column">
      <style:table-column-properties fo:break-before="auto" style:column-width="1.588cm"/>
    </style:style>
    <style:style style:name="co81" style:family="table-column">
      <style:table-column-properties fo:break-before="auto" style:column-width="5.756cm"/>
    </style:style>
    <style:style style:name="co82" style:family="table-column">
      <style:table-column-properties fo:break-before="auto" style:column-width="5.184cm"/>
    </style:style>
    <style:style style:name="co83" style:family="table-column">
      <style:table-column-properties fo:break-before="auto" style:column-width="3.468cm"/>
    </style:style>
    <style:style style:name="co84" style:family="table-column">
      <style:table-column-properties fo:break-before="auto" style:column-width="6.463cm"/>
    </style:style>
    <style:style style:name="co85" style:family="table-column">
      <style:table-column-properties fo:break-before="auto" style:column-width="10.005cm"/>
    </style:style>
    <style:style style:name="co86" style:family="table-column">
      <style:table-column-properties fo:break-before="auto" style:column-width="4.339cm"/>
    </style:style>
    <style:style style:name="co87" style:family="table-column">
      <style:table-column-properties fo:break-before="auto" style:column-width="6.165cm"/>
    </style:style>
    <style:style style:name="co88" style:family="table-column">
      <style:table-column-properties fo:break-before="auto" style:column-width="6.327cm"/>
    </style:style>
    <style:style style:name="co89" style:family="table-column">
      <style:table-column-properties fo:break-before="auto" style:column-width="6.001cm"/>
    </style:style>
    <style:style style:name="co90" style:family="table-column">
      <style:table-column-properties fo:break-before="auto" style:column-width="5.156cm"/>
    </style:style>
    <style:style style:name="co91" style:family="table-column">
      <style:table-column-properties fo:break-before="auto" style:column-width="8.317cm"/>
    </style:style>
    <style:style style:name="co92" style:family="table-column">
      <style:table-column-properties fo:break-before="auto" style:column-width="7.172cm"/>
    </style:style>
    <style:style style:name="co93" style:family="table-column">
      <style:table-column-properties fo:break-before="auto" style:column-width="7.743cm"/>
    </style:style>
    <style:style style:name="co94" style:family="table-column">
      <style:table-column-properties fo:break-before="auto" style:column-width="6.6cm"/>
    </style:style>
    <style:style style:name="co95" style:family="table-column">
      <style:table-column-properties fo:break-before="auto" style:column-width="6.191cm"/>
    </style:style>
    <style:style style:name="co96" style:family="table-column">
      <style:table-column-properties fo:break-before="auto" style:column-width="4.856cm"/>
    </style:style>
    <style:style style:name="co97" style:family="table-column">
      <style:table-column-properties fo:break-before="auto" style:column-width="4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6" style:family="table-cell" style:parent-style-name="Default" style:data-style-name="N49"/>
    <style:style style:name="ce4" style:family="table-cell" style:parent-style-name="Default" style:data-style-name="N100"/>
    <style:style style:name="ce5" style:family="table-cell" style:parent-style-name="Default" style:data-style-name="N49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AV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ce4"/>
        <table:table-row table:style-name="ro1">
          <table:table-cell table:style-name="Default" office:value-type="string" calcext:value-type="string">
            <text:p>No_</text:p>
          </table:table-cell>
          <table:table-cell table:style-name="Default" office:value-type="string" calcext:value-type="string">
            <text:p>Vereinsmitgliederjahr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Adresszusatz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Street Name</text:p>
          </table:table-cell>
          <table:table-cell office:value-type="string" calcext:value-type="string">
            <text:p>Street No_</text:p>
          </table:table-cell>
          <table:table-cell office:value-type="string" calcext:value-type="string">
            <text:p>Country_Region Code</text:p>
          </table:table-cell>
          <table:table-cell office:value-type="string" calcext:value-type="string">
            <text:p>City</text:p>
          </table:table-cell>
          <table:table-cell table:style-name="Default" office:value-type="string" calcext:value-type="string">
            <text:p>Post Cod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hone No_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Sektionsinfo 1 Bemerkung</text:p>
          </table:table-cell>
          <table:table-cell office:value-type="string" calcext:value-type="string">
            <text:p>Sektionsinfo 2 Bemerkung</text:p>
          </table:table-cell>
          <table:table-cell office:value-type="string" calcext:value-type="string">
            <text:p>Sektionsinfo 3 Bemerkung</text:p>
          </table:table-cell>
          <table:table-cell office:value-type="string" calcext:value-type="string">
            <text:p>Sektionsinfo 4 Bemerkung</text:p>
          </table:table-cell>
          <table:table-cell office:value-type="string" calcext:value-type="string">
            <text:p>Sektionsinfo 5 Bemerkung</text:p>
          </table:table-cell>
          <table:table-cell office:value-type="string" calcext:value-type="string">
            <text:p>Geschäftsstelle Bemerkung</text:p>
          </table:table-cell>
          <table:table-cell office:value-type="string" calcext:value-type="string">
            <text:p>Family No_</text:p>
          </table:table-cell>
          <table:table-cell office:value-type="string" calcext:value-type="string">
            <text:p>Social Media</text:p>
          </table:table-cell>
          <table:table-cell table:style-name="Default" office:value-type="string" calcext:value-type="string">
            <text:p>Personentyp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Vorname 1</text:p>
          </table:table-cell>
          <table:table-cell office:value-type="string" calcext:value-type="string">
            <text:p>Nachname 1</text:p>
          </table:table-cell>
          <table:table-cell office:value-type="string" calcext:value-type="string">
            <text:p>Adresszusatz 1</text:p>
          </table:table-cell>
          <table:table-cell office:value-type="string" calcext:value-type="string">
            <text:p>Postfach 1</text:p>
          </table:table-cell>
          <table:table-cell office:value-type="string" calcext:value-type="string">
            <text:p>Adresse 1</text:p>
          </table:table-cell>
          <table:table-cell table:number-columns-repeated="2"/>
          <table:table-cell office:value-type="string" calcext:value-type="string">
            <text:p>Boltigen</text:p>
          </table:table-cell>
          <table:table-cell office:value-type="string" calcext:value-type="string">
            <text:p>3766</text:p>
          </table:table-cell>
          <table:table-cell office:value-type="string" calcext:value-type="string">
            <text:p>example@example.com</text:p>
          </table:table-cell>
          <table:table-cell table:style-name="ce4" office:value-type="string" calcext:value-type="string">
            <text:p>+41779999999</text:p>
          </table:table-cell>
          <table:table-cell office:value-type="string" calcext:value-type="string">
            <text:p>1988-01-01 00:00:00.000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Maurer</text:p>
          </table:table-cell>
          <table:table-cell table:number-columns-repeated="2"/>
          <table:table-cell office:value-type="string" calcext:value-type="string">
            <text:p>Im Bächli 1</text:p>
          </table:table-cell>
          <table:table-cell table:number-columns-repeated="2"/>
          <table:table-cell office:value-type="string" calcext:value-type="string">
            <text:p>Bassersdorf</text:p>
          </table:table-cell>
          <table:table-cell office:value-type="string" calcext:value-type="string">
            <text:p>8303</text:p>
          </table:table-cell>
          <table:table-cell office:value-type="string" calcext:value-type="string">
            <text:p><text:span text:style-name="T2"><text:a xlink:href="mailto:foo.baz@bluewin.ch" xlink:type="simple">foo.baz@bluewin.ch</text:a></text:span></text:p>
          </table:table-cell>
          <table:table-cell table:style-name="ce4" office:value-type="string" calcext:value-type="string">
            <text:p>0041 -</text:p>
          </table:table-cell>
          <table:table-cell office:value-type="string" calcext:value-type="string">
            <text:p>1936-09-10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/>
          <table:table-cell table:style-name="ce4" office:value-type="string" calcext:value-type="string">
            <text:p>1337</text:p>
          </table:table-cell>
          <table:table-cell table:number-columns-repeated="4"/>
          <table:table-cell table:style-name="Default"/>
          <table:table-cell office:value-type="string" calcext:value-type="string">
            <text:p>harry.potter@example.com</text:p>
          </table:table-cell>
          <table:table-cell office:value-type="string" calcext:value-type="string">
            <text:p>079 999 99 99</text:p>
          </table:table-cell>
          <table:table-cell office:value-type="string" calcext:value-type="string">
            <text:p>1753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chet</text:p>
          </table:table-cell>
          <table:table-cell table:number-columns-repeated="2"/>
          <table:table-cell office:value-type="string" calcext:value-type="string">
            <text:p>route de chemin 21</text:p>
          </table:table-cell>
          <table:table-cell table:number-columns-repeated="2"/>
          <table:table-cell office:value-type="string" calcext:value-type="string">
            <text:p>Fribourg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<text:a xlink:href="mailto:foo-bar@gmx.digital" xlink:type="simple">foo-bar@gmx.digital</text:a></text:p>
          </table:table-cell>
          <table:table-cell/>
          <table:table-cell office:value-type="string" calcext:value-type="string">
            <text:p>1981-01-0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der</text:p>
          </table:table-cell>
          <table:table-cell table:number-columns-repeated="2"/>
          <table:table-cell office:value-type="string" calcext:value-type="string">
            <text:p>Rüti 95</text:p>
          </table:table-cell>
          <table:table-cell table:number-columns-repeated="2"/>
          <table:table-cell office:value-type="string" calcext:value-type="string">
            <text:p>Grub AR</text:p>
          </table:table-cell>
          <table:table-cell office:value-type="string" calcext:value-type="string">
            <text:p>9035</text:p>
          </table:table-cell>
          <table:table-cell table:number-columns-repeated="2"/>
          <table:table-cell office:value-type="string" calcext:value-type="string">
            <text:p>1946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F50235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Frohburg / Zimmer 119</text:p>
          </table:table-cell>
          <table:table-cell/>
          <table:table-cell office:value-type="string" calcext:value-type="string">
            <text:p>Frohburgstrasse 19</text:p>
          </table:table-cell>
          <table:table-cell table:number-columns-repeated="2"/>
          <table:table-cell office:value-type="string" calcext:value-type="string">
            <text:p>Zürich</text:p>
          </table:table-cell>
          <table:table-cell office:value-type="string" calcext:value-type="string">
            <text:p>8050</text:p>
          </table:table-cell>
          <table:table-cell office:value-type="string" calcext:value-type="string">
            <text:p><text:span text:style-name="T2"><text:a xlink:href="mailto:foo.bar-baz@bluewin.ch" xlink:type="simple">foo.bar-baz@bluewin.ch</text:a></text:span></text:p>
          </table:table-cell>
          <table:table-cell/>
          <table:table-cell office:value-type="string" calcext:value-type="string">
            <text:p>1933-10-09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5"/>
          <table:table-cell office:value-type="string" calcext:value-type="string">
            <text:p>Bezahlt die Rechnungen nicht!!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uri</text:p>
          </table:table-cell>
          <table:table-cell table:number-columns-repeated="2"/>
          <table:table-cell office:value-type="string" calcext:value-type="string">
            <text:p>Sägestrasse 10</text:p>
          </table:table-cell>
          <table:table-cell table:number-columns-repeated="2"/>
          <table:table-cell office:value-type="string" calcext:value-type="string">
            <text:p>Langnau i. E.</text:p>
          </table:table-cell>
          <table:table-cell office:value-type="string" calcext:value-type="string">
            <text:p>3550</text:p>
          </table:table-cell>
          <table:table-cell table:number-columns-repeated="2"/>
          <table:table-cell office:value-type="string" calcext:value-type="string">
            <text:p>1966-10-02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Ski- und Hotel AG Splügen</text:p>
          </table:table-cell>
          <table:table-cell office:value-type="string" calcext:value-type="string">
            <text:p>c/o Max Frisch</text:p>
          </table:table-cell>
          <table:table-cell/>
          <table:table-cell office:value-type="string" calcext:value-type="string">
            <text:p>Kantonsstrasse 11c</text:p>
          </table:table-cell>
          <table:table-cell table:number-columns-repeated="2"/>
          <table:table-cell office:value-type="string" calcext:value-type="string">
            <text:p>Visp</text:p>
          </table:table-cell>
          <table:table-cell office:value-type="string" calcext:value-type="string">
            <text:p>3930</text:p>
          </table:table-cell>
          <table:table-cell office:value-type="string" calcext:value-type="string">
            <text:p>bestie@example.com</text:p>
          </table:table-cell>
          <table:table-cell office:value-type="string" calcext:value-type="string">
            <text:p>027 999 99 99</text:p>
          </table:table-cell>
          <table:table-cell office:value-type="string" calcext:value-type="string">
            <text:p>1753-01-0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ühler</text:p>
          </table:table-cell>
          <table:table-cell table:number-columns-repeated="2"/>
          <table:table-cell office:value-type="string" calcext:value-type="string">
            <text:p>Untergasse 7</text:p>
          </table:table-cell>
          <table:table-cell table:number-columns-repeated="2"/>
          <table:table-cell office:value-type="string" calcext:value-type="string">
            <text:p>Hasle-Rüegsau</text:p>
          </table:table-cell>
          <table:table-cell office:value-type="string" calcext:value-type="string">
            <text:p>3415</text:p>
          </table:table-cell>
          <table:table-cell/>
          <table:table-cell table:style-name="ce4" office:value-type="string" calcext:value-type="string">
            <text:p>41</text:p>
          </table:table-cell>
          <table:table-cell office:value-type="string" calcext:value-type="string">
            <text:p>1988-10-24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Gygax</text:p>
          </table:table-cell>
          <table:table-cell table:number-columns-repeated="2"/>
          <table:table-cell office:value-type="string" calcext:value-type="string">
            <text:p>Langestrasse 24</text:p>
          </table:table-cell>
          <table:table-cell table:number-columns-repeated="2"/>
          <table:table-cell office:value-type="string" calcext:value-type="string">
            <text:p>Dotzigen</text:p>
          </table:table-cell>
          <table:table-cell office:value-type="string" calcext:value-type="string">
            <text:p>3293</text:p>
          </table:table-cell>
          <table:table-cell/>
          <table:table-cell office:value-type="string" calcext:value-type="string">
            <text:p>032 999 99 99</text:p>
          </table:table-cell>
          <table:table-cell office:value-type="string" calcext:value-type="string">
            <text:p>1999-01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Gurztiweg 29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Bretzenheim</text:p>
          </table:table-cell>
          <table:table-cell office:value-type="string" calcext:value-type="string">
            <text:p>55559</text:p>
          </table:table-cell>
          <table:table-cell/>
          <table:table-cell table:style-name="ce4" office:value-type="string" calcext:value-type="string">
            <text:p>49</text:p>
          </table:table-cell>
          <table:table-cell office:value-type="string" calcext:value-type="string">
            <text:p>1911-12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</table:table>
      <table:table table:name="NAV2" table:style-name="ta1">
        <table:table-column table:style-name="co22" table:default-cell-style-name="ce4"/>
        <table:table-column table:style-name="co21" table:number-columns-repeated="2" table:default-cell-style-name="ce5"/>
        <table:table-column table:style-name="co21" table:default-cell-style-name="Default"/>
        <table:table-column table:style-name="co23" table:default-cell-style-name="Default"/>
        <table:table-column table:style-name="co21" table:number-columns-repeated="4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table:style-name="Default" office:value-type="string" calcext:value-type="string">
            <text:p>GültigAb</text:p>
          </table:table-cell>
          <table:table-cell table:style-name="Default" office:value-type="string" calcext:value-type="string">
            <text:p>GültigBis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Gruppe_Lvl_1</text:p>
          </table:table-cell>
          <table:table-cell office:value-type="string" calcext:value-type="string">
            <text:p>Gruppe_Lvl_2</text:p>
          </table:table-cell>
          <table:table-cell office:value-type="string" calcext:value-type="string">
            <text:p>Gruppe_Lvl_3</text:p>
          </table:table-cell>
          <table:table-cell office:value-type="string" calcext:value-type="string">
            <text:p>Gruppe_Lvl_4</text:p>
          </table:table-cell>
          <table:table-cell office:value-type="string" calcext:value-type="string">
            <text:p>Rolle</text:p>
          </table:table-cell>
          <table:table-cell office:value-type="string" calcext:value-type="string">
            <text:p>Zusatzbeschrie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deres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Jugend)</text:p>
          </table:table-cell>
          <table:table-cell/>
          <table:table-cell office:value-type="string" calcext:value-type="string">
            <text:p>Hans Muster1</text:p>
          </table:table-cell>
          <table:table-cell/>
        </table:table-row>
        <table:table-row table:style-name="ro1">
          <table:table-cell office:value-type="string" calcext:value-type="string">
            <text:p>4200000</text:p>
          </table:table-cell>
          <table:table-cell table:style-name="ce4" office:value-type="string" calcext:value-type="string">
            <text:p>2023-01-01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1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8-06-0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2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4" office:value-type="string" calcext:value-type="string">
            <text:p>2018-06-07</text:p>
          </table:table-cell>
          <table:table-cell table:style-name="ce4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rei Fam)</text:p>
          </table:table-cell>
          <table:table-cell/>
          <table:table-cell office:value-type="string" calcext:value-type="string">
            <text:p>Hans Muster2</text:p>
          </table:table-cell>
          <table:table-cell/>
        </table:table-row>
        <table:table-row table:style-name="ro1">
          <table:table-cell office:value-type="string" calcext:value-type="string">
            <text:p>4200002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0-01-2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Winterthur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3</text:p>
          </table:table-cell>
          <table:table-cell/>
        </table:table-row>
        <table:table-row table:style-name="ro1">
          <table:table-cell office:value-type="string" calcext:value-type="string">
            <text:p>4200003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5-07-1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nte Rosa Si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4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7-10-0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17-10-10</text:p>
          </table:table-cell>
          <table:table-cell table:style-name="ce4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22-06-20</text:p>
          </table:table-cell>
          <table:table-cell table:style-name="ce4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6-10-1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Zusatzsektion) (Einzel)</text:p>
          </table:table-cell>
          <table:table-cell/>
          <table:table-cell office:value-type="string" calcext:value-type="string">
            <text:p>Hans Muster6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4" office:value-type="string" calcext:value-type="string">
            <text:p>2019-08-05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Jama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6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9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Monte Rosa Visp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Hans Muster7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4" office:value-type="string" calcext:value-type="string">
            <text:p>2018-08-13</text:p>
          </table:table-cell>
          <table:table-cell table:style-name="ce4" office:value-type="string" calcext:value-type="string">
            <text:p>209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Schweizer Bergführerverband (SBV)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Hans Muster7</text:p>
          </table:table-cell>
          <table:table-cell office:value-type="string" calcext:value-type="string">
            <text:p>SBVM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Bernina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8</text:p>
          </table:table-cell>
          <table:table-cell/>
        </table:table-row>
        <table:table-row table:style-name="ro1">
          <table:table-cell office:value-type="string" calcext:value-type="string">
            <text:p>4200007</text:p>
          </table:table-cell>
          <table:table-cell table:style-name="ce4" office:value-type="string" calcext:value-type="string">
            <text:p>2017-02-09</text:p>
          </table:table-cell>
          <table:table-cell table:style-name="ce4" office:value-type="string" calcext:value-type="string">
            <text:p>201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Fachspezialist Hund LW</text:p>
          </table:table-cell>
          <table:table-cell office:value-type="string" calcext:value-type="string">
            <text:p>Hans Muster8</text:p>
          </table:table-cell>
          <table:table-cell office:value-type="string" calcext:value-type="string">
            <text:p>9012V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ce4" office:value-type="string" calcext:value-type="string">
            <text:p>2018-02-15</text:p>
          </table:table-cell>
          <table:table-cell table:style-name="ce4" office:value-type="string" calcext:value-type="string">
            <text:p>201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Retter I</text:p>
          </table:table-cell>
          <table:table-cell office:value-type="string" calcext:value-type="string">
            <text:p>Hans Muster8</text:p>
          </table:table-cell>
          <table:table-cell office:value-type="string" calcext:value-type="string">
            <text:p>9038V</text:p>
          </table:table-cell>
        </table:table-row>
        <table:table-row table:style-name="ro1" table:number-rows-repeated="7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AV3" table:style-name="ta1">
        <table:table-column table:style-name="co21" table:default-cell-style-name="ce4"/>
        <table:table-column table:style-name="co21" table:number-columns-repeated="2" table:default-cell-style-name="Default"/>
        <table:table-column table:style-name="co21" table:number-columns-repeated="4" table:default-cell-style-name="ce5"/>
        <table:table-column table:style-name="co21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office:value-type="string" calcext:value-type="string">
            <text:p>Ist_aktiv</text:p>
          </table:table-cell>
          <table:table-cell office:value-type="string" calcext:value-type="string">
            <text:p>Hauptgruppe</text:p>
          </table:table-cell>
          <table:table-cell table:style-name="Default" office:value-type="string" calcext:value-type="string">
            <text:p>Gültig von</text:p>
          </table:table-cell>
          <table:table-cell table:style-name="Default" office:value-type="string" calcext:value-type="string">
            <text:p>Gültig bis</text:p>
          </table:table-cell>
          <table:table-cell table:style-name="Default" office:value-type="string" calcext:value-type="string">
            <text:p>Sistiert ab</text:p>
          </table:table-cell>
          <table:table-cell table:style-name="Default" office:value-type="string" calcext:value-type="string">
            <text:p>Reaktivierbar bis</text:p>
          </table:table-cell>
          <table:table-cell office:value-type="string" calcext:value-type="string">
            <text:p>Qualifikatio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6-26" calcext:value-type="date">
            <text:p>2022-06-26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3-07" calcext:value-type="date">
            <text:p>2020-03-07</text:p>
          </table:table-cell>
          <table:table-cell office:value-type="date" office:date-value="2026-12-31" calcext:value-type="date">
            <text:p>2026-12-31</text:p>
          </table:table-cell>
          <table:table-cell office:value-type="date" office:date-value="2027-01-01" calcext:value-type="date">
            <text:p>2027-01-01</text:p>
          </table:table-cell>
          <table:table-cell office:value-type="date" office:date-value="2030-12-31" calcext:value-type="date">
            <text:p>2030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11-04" calcext:value-type="date">
            <text:p>2020-11-0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17" calcext:value-type="date">
            <text:p>2020-07-17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3" calcext:value-type="date">
            <text:p>2019-07-13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3" calcext:value-type="date">
            <text:p>2022-01-2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13" calcext:value-type="date">
            <text:p>2018-07-13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1-22" calcext:value-type="date">
            <text:p>2023-01-22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1982-03-30" calcext:value-type="date">
            <text:p>1982-03-30</text:p>
          </table:table-cell>
          <table:table-cell office:value-type="date" office:date-value="2010-03-02" calcext:value-type="date">
            <text:p>2010-03-02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Leiter*in Kinderbergsteige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3-11-11" calcext:value-type="date">
            <text:p>2023-11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3-10" calcext:value-type="date">
            <text:p>2018-03-10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07" calcext:value-type="date">
            <text:p>2018-07-07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03-10" calcext:value-type="date">
            <text:p>2020-03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4-11" calcext:value-type="date">
            <text:p>2018-04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Kantonal + SBV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chneeschuhleiter*in bis WT4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4-21" calcext:value-type="date">
            <text:p>2018-04-21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0-10-10" calcext:value-type="date">
            <text:p>2020-10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2-06-10" calcext:value-type="date">
            <text:p>2022-06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2" calcext:value-type="date">
            <text:p>2022-01-2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 Seniore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9" calcext:value-type="date">
            <text:p>2019-07-19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1-01-29" calcext:value-type="date">
            <text:p>2021-01-29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3-11" calcext:value-type="date">
            <text:p>2023-03-11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3-10" calcext:value-type="date">
            <text:p>2024-03-10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Murmeltierdoktor*in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3-12" calcext:value-type="date">
            <text:p>2022-03-1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10-14" calcext:value-type="date">
            <text:p>2017-10-1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3" calcext:value-type="date">
            <text:p>2023-06-23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Alpinwander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1-06-12" calcext:value-type="date">
            <text:p>2021-06-12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1-06-06" calcext:value-type="date">
            <text:p>2021-06-06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7-30" calcext:value-type="date">
            <text:p>2022-07-30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03" calcext:value-type="date">
            <text:p>2020-07-0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2-04" calcext:value-type="date">
            <text:p>2024-02-04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</table:table>
      <table:table table:name="NAV6" table:style-name="ta1">
        <table:table-column table:style-name="co78" table:default-cell-style-name="ce4"/>
        <table:table-column table:style-name="co79" table:number-columns-repeated="2" table:default-cell-style-name="ce4"/>
        <table:table-column table:style-name="co79" table:default-cell-style-name="Default"/>
        <table:table-column table:style-name="co80" table:default-cell-style-name="ce4"/>
        <table:table-column table:style-name="co81" table:default-cell-style-name="Default"/>
        <table:table-column table:style-name="co82" table:default-cell-style-name="Default"/>
        <table:table-column table:style-name="co30" table:default-cell-style-name="Default"/>
        <table:table-column table:style-name="co83" table:default-cell-style-name="Default"/>
        <table:table-column table:style-name="co32" table:default-cell-style-name="ce4"/>
        <table:table-column table:style-name="co33" table:default-cell-style-name="Default"/>
        <table:table-column table:style-name="co16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33" table:default-cell-style-name="ce4"/>
        <table:table-column table:style-name="co36" table:default-cell-style-name="ce4"/>
        <table:table-column table:style-name="co37" table:default-cell-style-name="ce4"/>
        <table:table-column table:style-name="co86" table:default-cell-style-name="ce4"/>
        <table:table-column table:style-name="co39" table:default-cell-style-name="Default"/>
        <table:table-column table:style-name="co87" table:default-cell-style-name="ce4"/>
        <table:table-column table:style-name="co88" table:number-columns-repeated="2" table:default-cell-style-name="ce4"/>
        <table:table-column table:style-name="co89" table:default-cell-style-name="ce4"/>
        <table:table-column table:style-name="co87" table:number-columns-repeated="2" table:default-cell-style-name="ce4"/>
        <table:table-column table:style-name="co90" table:default-cell-style-name="ce4"/>
        <table:table-column table:style-name="co91" table:default-cell-style-name="ce4"/>
        <table:table-column table:style-name="co92" table:default-cell-style-name="ce4"/>
        <table:table-column table:style-name="co93" table:default-cell-style-name="ce4"/>
        <table:table-column table:style-name="co94" table:default-cell-style-name="ce4"/>
        <table:table-column table:style-name="co95" table:default-cell-style-name="ce4"/>
        <table:table-column table:style-name="co96" table:default-cell-style-name="ce4"/>
        <table:table-column table:style-name="co97" table:default-cell-style-name="ce4"/>
        <table:table-row table:style-name="ro1">
          <table:table-cell table:style-name="Default" office:value-type="string" calcext:value-type="string">
            <text:p>NAV Sektions-ID</text:p>
          </table:table-cell>
          <table:table-cell table:style-name="Default" office:value-type="string" calcext:value-type="string">
            <text:p>Level 1</text:p>
          </table:table-cell>
          <table:table-cell table:style-name="Default"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table:style-name="Default" office:value-type="string" calcext:value-type="string">
            <text:p>Ist akti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Zusätzliche Adresszeile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Telefonnummer</text:p>
          </table:table-cell>
          <table:table-cell office:value-type="string" calcext:value-type="string">
            <text:p>Haupt-E-Mail</text:p>
          </table:table-cell>
          <table:table-cell office:value-type="string" calcext:value-type="string">
            <text:p>Homepage Jugend</text:p>
          </table:table-cell>
          <table:table-cell table:style-name="Default" office:value-type="string" calcext:value-type="string">
            <text:p>Hat JO</text:p>
          </table:table-cell>
          <table:table-cell table:style-name="Default" office:value-type="string" calcext:value-type="string">
            <text:p>Gründungsjahr</text:p>
          </table:table-cell>
          <table:table-cell table:style-name="Default" office:value-type="string" calcext:value-type="string">
            <text:p>Mit Freigabeprozess</text:p>
          </table:table-cell>
          <table:table-cell table:style-name="Default" office:value-type="string" calcext:value-type="string">
            <text:p>Austritt nur durch Sektion</text:p>
          </table:table-cell>
          <table:table-cell office:value-type="string" calcext:value-type="string">
            <text:p>Sprache</text:p>
          </table:table-cell>
          <table:table-cell table:style-name="Default" office:value-type="string" calcext:value-type="string">
            <text:p>Sektionsbeitrag Mitgliedschaft Einzel</text:p>
          </table:table-cell>
          <table:table-cell table:style-name="Default" office:value-type="string" calcext:value-type="string">
            <text:p>Sektionsbeitrag Mitgliedschaft Familie</text:p>
          </table:table-cell>
          <table:table-cell table:style-name="Default" office:value-type="string" calcext:value-type="string">
            <text:p>Sektionsbeitrag Mitgliedschaft Jugend</text:p>
          </table:table-cell>
          <table:table-cell table:style-name="Default" office:value-type="string" calcext:value-type="string">
            <text:p>Eintrittsgebühr Mitgliedschaft Einzel</text:p>
          </table:table-cell>
          <table:table-cell table:style-name="Default" office:value-type="string" calcext:value-type="string">
            <text:p>Eintrittsgebühr Mitgliedschaft Familie</text:p>
          </table:table-cell>
          <table:table-cell table:style-name="Default" office:value-type="string" calcext:value-type="string">
            <text:p>Eintrittsgebühr Mitgliedschaft Jugend</text:p>
          </table:table-cell>
          <table:table-cell table:style-name="Default" office:value-type="string" calcext:value-type="string">
            <text:p>Porto Ausland Sektionsbulletin</text:p>
          </table:table-cell>
          <table:table-cell table:style-name="Default" office:value-type="string" calcext:value-type="string">
            <text:p>Zentralverbandsgebührenerlass für Ehrenmitglieder</text:p>
          </table:table-cell>
          <table:table-cell table:style-name="Default" office:value-type="string" calcext:value-type="string">
            <text:p>Sektionsgebührenerlass für Ehrenmitglieder</text:p>
          </table:table-cell>
          <table:table-cell table:style-name="Default" office:value-type="string" calcext:value-type="string">
            <text:p>Zentralverbandsgebührenerlass für Begünstigte</text:p>
          </table:table-cell>
          <table:table-cell table:style-name="Default" office:value-type="string" calcext:value-type="string">
            <text:p>Sektionsgebührenerlass für Begünstigte</text:p>
          </table:table-cell>
          <table:table-cell table:style-name="Default" office:value-type="string" calcext:value-type="string">
            <text:p>Reduktionsbetrag Mitgliedsjahre/Alter</text:p>
          </table:table-cell>
          <table:table-cell table:style-name="Default" office:value-type="string" calcext:value-type="string">
            <text:p>Reduktion ab Mitgliedsjahren</text:p>
          </table:table-cell>
          <table:table-cell table:style-name="Default" office:value-type="string" calcext:value-type="string">
            <text:p>Reduktion ab Altersjahren</text:p>
          </table:table-cell>
        </table:table-row>
        <table:table-row table:style-name="ro1">
          <table:table-cell office:value-type="string" calcext:value-type="string">
            <text:p>00001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50 SAC Aar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arau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2];&quot;[^A-Za-z\s]\s*&quot;;&quot;&quot;;&quot;g&quot;);&quot;(\s|-)+&quot;;&quot;-&quot;;&quot;g&quot;));&quot;@example.ch&quot;)" office:value-type="string" office:string-value="sac-aarau@example.ch" calcext:value-type="string">
            <text:p>sac-aarau@example.ch</text:p>
          </table:table-cell>
          <table:table-cell table:formula="of:=COM.MICROSOFT.CONCAT(&quot;https://&quot;;LOWER(ORG.LIBREOFFICE.REGEX(ORG.LIBREOFFICE.REGEX([.F2];&quot;[^A-Za-z\s]\s*&quot;;&quot;&quot;;&quot;g&quot;);&quot;(\s|-)+&quot;;&quot;-&quot;;&quot;g&quot;));&quot;.ch&quot;)" office:value-type="string" office:string-value="https://sac-aarau.ch" calcext:value-type="string">
            <text:p>https://sac-aar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28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100 SAC Am Albi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ffoltern am Albis</text:p>
          </table:table-cell>
          <table:table-cell office:value-type="string" calcext:value-type="string">
            <text:p>891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3];&quot;[^A-Za-z\s]\s*&quot;;&quot;&quot;;&quot;g&quot;);&quot;(\s|-)+&quot;;&quot;-&quot;;&quot;g&quot;));&quot;@example.ch&quot;)" office:value-type="string" office:string-value="sac-am-albis@example.ch" calcext:value-type="string">
            <text:p>sac-am-albis@example.ch</text:p>
          </table:table-cell>
          <table:table-cell table:formula="of:=COM.MICROSOFT.CONCAT(&quot;https://&quot;;LOWER(ORG.LIBREOFFICE.REGEX(ORG.LIBREOFFICE.REGEX([.F3];&quot;[^A-Za-z\s]\s*&quot;;&quot;&quot;;&quot;g&quot;);&quot;(\s|-)+&quot;;&quot;-&quot;;&quot;g&quot;));&quot;.ch&quot;)" office:value-type="string" office:string-value="https://sac-am-albis.ch" calcext:value-type="string">
            <text:p>https://sac-am-alb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120.00000000000000000000</text:p>
          </table:table-cell>
          <table:table-cell table:number-columns-repeated="3"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150 SAC Altel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Kandersteg</text:p>
          </table:table-cell>
          <table:table-cell office:value-type="string" calcext:value-type="string">
            <text:p>3718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4];&quot;[^A-Za-z\s]\s*&quot;;&quot;&quot;;&quot;g&quot;);&quot;(\s|-)+&quot;;&quot;-&quot;;&quot;g&quot;));&quot;@example.ch&quot;)" office:value-type="string" office:string-value="sac-altels@example.ch" calcext:value-type="string">
            <text:p>sac-altels@example.ch</text:p>
          </table:table-cell>
          <table:table-cell table:formula="of:=COM.MICROSOFT.CONCAT(&quot;https://&quot;;LOWER(ORG.LIBREOFFICE.REGEX(ORG.LIBREOFFICE.REGEX([.F4];&quot;[^A-Za-z\s]\s*&quot;;&quot;&quot;;&quot;g&quot;);&quot;(\s|-)+&quot;;&quot;-&quot;;&quot;g&quot;));&quot;.ch&quot;)" office:value-type="string" office:string-value="https://sac-altels.ch" calcext:value-type="string">
            <text:p>https://sac-altel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23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00 SAC Angenstei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BS</text:p>
          </table:table-cell>
          <table:table-cell/>
          <table:table-cell table:formula="of:=COM.MICROSOFT.CONCAT(LOWER(ORG.LIBREOFFICE.REGEX(ORG.LIBREOFFICE.REGEX([.F5];&quot;[^A-Za-z\s]\s*&quot;;&quot;&quot;;&quot;g&quot;);&quot;(\s|-)+&quot;;&quot;-&quot;;&quot;g&quot;));&quot;@example.ch&quot;)" office:value-type="string" office:string-value="sac-angenstein@example.ch" calcext:value-type="string">
            <text:p>sac-angenstein@example.ch</text:p>
          </table:table-cell>
          <table:table-cell table:formula="of:=COM.MICROSOFT.CONCAT(&quot;https://&quot;;LOWER(ORG.LIBREOFFICE.REGEX(ORG.LIBREOFFICE.REGEX([.F5];&quot;[^A-Za-z\s]\s*&quot;;&quot;&quot;;&quot;g&quot;);&quot;(\s|-)+&quot;;&quot;-&quot;;&quot;g&quot;));&quot;.ch&quot;)" office:value-type="string" office:string-value="https://sac-angenstein.ch" calcext:value-type="string">
            <text:p>https://sac-angenstei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88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50 CAS Argentine</text:p>
          </table:table-cell>
          <table:table-cell office:value-type="string" calcext:value-type="string">
            <text:p>CAS Argentine</text:p>
          </table:table-cell>
          <table:table-cell/>
          <table:table-cell office:value-type="string" calcext:value-type="string">
            <text:p>Bex</text:p>
          </table:table-cell>
          <table:table-cell office:value-type="string" calcext:value-type="string">
            <text:p>188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6];&quot;[^A-Za-z\s]\s*&quot;;&quot;&quot;;&quot;g&quot;);&quot;(\s|-)+&quot;;&quot;-&quot;;&quot;g&quot;));&quot;@example.ch&quot;)" office:value-type="string" office:string-value="cas-argentine@example.ch" calcext:value-type="string">
            <text:p>cas-argentine@example.ch</text:p>
          </table:table-cell>
          <table:table-cell table:formula="of:=COM.MICROSOFT.CONCAT(&quot;https://&quot;;LOWER(ORG.LIBREOFFICE.REGEX(ORG.LIBREOFFICE.REGEX([.F6];&quot;[^A-Za-z\s]\s*&quot;;&quot;&quot;;&quot;g&quot;);&quot;(\s|-)+&quot;;&quot;-&quot;;&quot;g&quot;));&quot;.ch&quot;)" office:value-type="string" office:string-value="https://cas-argentine.ch" calcext:value-type="string">
            <text:p>https://cas-argentin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300 SAC Aros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rosa</text:p>
          </table:table-cell>
          <table:table-cell office:value-type="string" calcext:value-type="string">
            <text:p>705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7];&quot;[^A-Za-z\s]\s*&quot;;&quot;&quot;;&quot;g&quot;);&quot;(\s|-)+&quot;;&quot;-&quot;;&quot;g&quot;));&quot;@example.ch&quot;)" office:value-type="string" office:string-value="sac-arosa@example.ch" calcext:value-type="string">
            <text:p>sac-arosa@example.ch</text:p>
          </table:table-cell>
          <table:table-cell table:formula="of:=COM.MICROSOFT.CONCAT(&quot;https://&quot;;LOWER(ORG.LIBREOFFICE.REGEX(ORG.LIBREOFFICE.REGEX([.F7];&quot;[^A-Za-z\s]\s*&quot;;&quot;&quot;;&quot;g&quot;);&quot;(\s|-)+&quot;;&quot;-&quot;;&quot;g&quot;));&quot;.ch&quot;)" office:value-type="string" office:string-value="https://sac-arosa.ch" calcext:value-type="string">
            <text:p>https://sac-aros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350 SAC Bacht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Rüti ZH</text:p>
          </table:table-cell>
          <table:table-cell office:value-type="string" calcext:value-type="string">
            <text:p>863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8];&quot;[^A-Za-z\s]\s*&quot;;&quot;&quot;;&quot;g&quot;);&quot;(\s|-)+&quot;;&quot;-&quot;;&quot;g&quot;));&quot;@example.ch&quot;)" office:value-type="string" office:string-value="sac-bachtel@example.ch" calcext:value-type="string">
            <text:p>sac-bachtel@example.ch</text:p>
          </table:table-cell>
          <table:table-cell table:formula="of:=COM.MICROSOFT.CONCAT(&quot;https://&quot;;LOWER(ORG.LIBREOFFICE.REGEX(ORG.LIBREOFFICE.REGEX([.F8];&quot;[^A-Za-z\s]\s*&quot;;&quot;&quot;;&quot;g&quot;);&quot;(\s|-)+&quot;;&quot;-&quot;;&quot;g&quot;));&quot;.ch&quot;)" office:value-type="string" office:string-value="https://sac-bachtel.ch" calcext:value-type="string">
            <text:p>https://sac-bacht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3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3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380 SAC Baldern</text:p>
          </table:table-cell>
          <table:table-cell office:value-type="string" calcext:value-type="string">
            <text:p>Sektion Baldern Zürich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9];&quot;[^A-Za-z\s]\s*&quot;;&quot;&quot;;&quot;g&quot;);&quot;(\s|-)+&quot;;&quot;-&quot;;&quot;g&quot;));&quot;@example.ch&quot;)" office:value-type="string" office:string-value="sac-baldern@example.ch" calcext:value-type="string">
            <text:p>sac-baldern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400 SAC Bas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BS</text:p>
          </table:table-cell>
          <table:table-cell/>
          <table:table-cell table:formula="of:=COM.MICROSOFT.CONCAT(LOWER(ORG.LIBREOFFICE.REGEX(ORG.LIBREOFFICE.REGEX([.F10];&quot;[^A-Za-z\s]\s*&quot;;&quot;&quot;;&quot;g&quot;);&quot;(\s|-)+&quot;;&quot;-&quot;;&quot;g&quot;));&quot;@example.ch&quot;)" office:value-type="string" office:string-value="sac-basel@example.ch" calcext:value-type="string">
            <text:p>sac-basel@example.ch</text:p>
          </table:table-cell>
          <table:table-cell table:formula="of:=COM.MICROSOFT.CONCAT(&quot;https://&quot;;LOWER(ORG.LIBREOFFICE.REGEX(ORG.LIBREOFFICE.REGEX([.F10];&quot;[^A-Za-z\s]\s*&quot;;&quot;&quot;;&quot;g&quot;);&quot;(\s|-)+&quot;;&quot;-&quot;;&quot;g&quot;));&quot;.ch&quot;)" office:value-type="string" office:string-value="https://sac-basel.ch" calcext:value-type="string">
            <text:p>https://sac-bas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7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450 SAC Baselland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iestal</text:p>
          </table:table-cell>
          <table:table-cell office:value-type="string" calcext:value-type="string">
            <text:p>4410</text:p>
          </table:table-cell>
          <table:table-cell office:value-type="string" calcext:value-type="string">
            <text:p>BL</text:p>
          </table:table-cell>
          <table:table-cell/>
          <table:table-cell table:formula="of:=COM.MICROSOFT.CONCAT(LOWER(ORG.LIBREOFFICE.REGEX(ORG.LIBREOFFICE.REGEX([.F11];&quot;[^A-Za-z\s]\s*&quot;;&quot;&quot;;&quot;g&quot;);&quot;(\s|-)+&quot;;&quot;-&quot;;&quot;g&quot;));&quot;@example.ch&quot;)" office:value-type="string" office:string-value="sac-baselland@example.ch" calcext:value-type="string">
            <text:p>sac-baselland@example.ch</text:p>
          </table:table-cell>
          <table:table-cell table:formula="of:=COM.MICROSOFT.CONCAT(&quot;https://&quot;;LOWER(ORG.LIBREOFFICE.REGEX(ORG.LIBREOFFICE.REGEX([.F11];&quot;[^A-Za-z\s]\s*&quot;;&quot;&quot;;&quot;g&quot;);&quot;(\s|-)+&quot;;&quot;-&quot;;&quot;g&quot;));&quot;.ch&quot;)" office:value-type="string" office:string-value="https://sac-baselland.ch" calcext:value-type="string">
            <text:p>https://sac-basellan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84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4"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00 SAC Bern</text:p>
          </table:table-cell>
          <table:table-cell office:value-type="string" calcext:value-type="string">
            <text:p>Brunngasse 36</text:p>
          </table:table-cell>
          <table:table-cell/>
          <table:table-cell office:value-type="string" calcext:value-type="string">
            <text:p>Bern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];&quot;[^A-Za-z\s]\s*&quot;;&quot;&quot;;&quot;g&quot;);&quot;(\s|-)+&quot;;&quot;-&quot;;&quot;g&quot;));&quot;@example.ch&quot;)" office:value-type="string" office:string-value="sac-bern@example.ch" calcext:value-type="string">
            <text:p>sac-bern@example.ch</text:p>
          </table:table-cell>
          <table:table-cell table:formula="of:=COM.MICROSOFT.CONCAT(&quot;https://&quot;;LOWER(ORG.LIBREOFFICE.REGEX(ORG.LIBREOFFICE.REGEX([.F12];&quot;[^A-Za-z\s]\s*&quot;;&quot;&quot;;&quot;g&quot;);&quot;(\s|-)+&quot;;&quot;-&quot;;&quot;g&quot;));&quot;.ch&quot;)" office:value-type="string" office:string-value="https://sac-bern.ch" calcext:value-type="string">
            <text:p>https://sac-be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113.00000000000000000000</text:p>
          </table:table-cell>
          <table:table-cell office:value-type="string" calcext:value-type="string">
            <text:p>34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5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5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01 SAC Gantrisch</text:p>
          </table:table-cell>
          <table:table-cell office:value-type="string" calcext:value-type="string">
            <text:p>Unterwahlern 27</text:p>
          </table:table-cell>
          <table:table-cell/>
          <table:table-cell office:value-type="string" calcext:value-type="string">
            <text:p>Schwarzenburg</text:p>
          </table:table-cell>
          <table:table-cell office:value-type="string" calcext:value-type="string">
            <text:p>315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31 999 99 99</text:p>
          </table:table-cell>
          <table:table-cell table:formula="of:=COM.MICROSOFT.CONCAT(LOWER(ORG.LIBREOFFICE.REGEX(ORG.LIBREOFFICE.REGEX([.F13];&quot;[^A-Za-z\s]\s*&quot;;&quot;&quot;;&quot;g&quot;);&quot;(\s|-)+&quot;;&quot;-&quot;;&quot;g&quot;));&quot;@example.ch&quot;)" office:value-type="string" office:string-value="sac-gantrisch@example.ch" calcext:value-type="string">
            <text:p>sac-gantrisch@example.ch</text:p>
          </table:table-cell>
          <table:table-cell table:formula="of:=COM.MICROSOFT.CONCAT(&quot;https://&quot;;LOWER(ORG.LIBREOFFICE.REGEX(ORG.LIBREOFFICE.REGEX([.F13];&quot;[^A-Za-z\s]\s*&quot;;&quot;&quot;;&quot;g&quot;);&quot;(\s|-)+&quot;;&quot;-&quot;;&quot;g&quot;));&quot;.ch&quot;)" office:value-type="string" office:string-value="https://sac-gantrisch.ch" calcext:value-type="string">
            <text:p>https://sac-gantrisc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94.00000000000000000000</text:p>
          </table:table-cell>
          <table:table-cell office:value-type="string" calcext:value-type="string">
            <text:p>27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50 SAC Bernin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uoz</text:p>
          </table:table-cell>
          <table:table-cell office:value-type="string" calcext:value-type="string">
            <text:p>7524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4];&quot;[^A-Za-z\s]\s*&quot;;&quot;&quot;;&quot;g&quot;);&quot;(\s|-)+&quot;;&quot;-&quot;;&quot;g&quot;));&quot;@example.ch&quot;)" office:value-type="string" office:string-value="sac-bernina@example.ch" calcext:value-type="string">
            <text:p>sac-bernina@example.ch</text:p>
          </table:table-cell>
          <table:table-cell table:formula="of:=COM.MICROSOFT.CONCAT(&quot;https://&quot;;LOWER(ORG.LIBREOFFICE.REGEX(ORG.LIBREOFFICE.REGEX([.F14];&quot;[^A-Za-z\s]\s*&quot;;&quot;&quot;;&quot;g&quot;);&quot;(\s|-)+&quot;;&quot;-&quot;;&quot;g&quot;));&quot;.ch&quot;)" office:value-type="string" office:string-value="https://sac-bernina.ch" calcext:value-type="string">
            <text:p>https://sac-bernin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0 SAC Bi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iel/Bienne 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5];&quot;[^A-Za-z\s]\s*&quot;;&quot;&quot;;&quot;g&quot;);&quot;(\s|-)+&quot;;&quot;-&quot;;&quot;g&quot;));&quot;@example.ch&quot;)" office:value-type="string" office:string-value="sac-biel@example.ch" calcext:value-type="string">
            <text:p>sac-biel@example.ch</text:p>
          </table:table-cell>
          <table:table-cell table:formula="of:=COM.MICROSOFT.CONCAT(&quot;https://&quot;;LOWER(ORG.LIBREOFFICE.REGEX(ORG.LIBREOFFICE.REGEX([.F15];&quot;[^A-Za-z\s]\s*&quot;;&quot;&quot;;&quot;g&quot;);&quot;(\s|-)+&quot;;&quot;-&quot;;&quot;g&quot;));&quot;.ch&quot;)" office:value-type="string" office:string-value="https://sac-biel.ch" calcext:value-type="string">
            <text:p>https://sac-bi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1 SAC Murten</text:p>
          </table:table-cell>
          <table:table-cell office:value-type="string" calcext:value-type="string">
            <text:p>Sektion Murten</text:p>
          </table:table-cell>
          <table:table-cell/>
          <table:table-cell office:value-type="string" calcext:value-type="string">
            <text:p>Murten</text:p>
          </table:table-cell>
          <table:table-cell office:value-type="string" calcext:value-type="string">
            <text:p>3280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16];&quot;[^A-Za-z\s]\s*&quot;;&quot;&quot;;&quot;g&quot;);&quot;(\s|-)+&quot;;&quot;-&quot;;&quot;g&quot;));&quot;@example.ch&quot;)" office:value-type="string" office:string-value="sac-murten@example.ch" calcext:value-type="string">
            <text:p>sac-murten@example.ch</text:p>
          </table:table-cell>
          <table:table-cell table:formula="of:=COM.MICROSOFT.CONCAT(&quot;https://&quot;;LOWER(ORG.LIBREOFFICE.REGEX(ORG.LIBREOFFICE.REGEX([.F16];&quot;[^A-Za-z\s]\s*&quot;;&quot;&quot;;&quot;g&quot;);&quot;(\s|-)+&quot;;&quot;-&quot;;&quot;g&quot;));&quot;.ch&quot;)" office:value-type="string" office:string-value="https://sac-murten.ch" calcext:value-type="string">
            <text:p>https://sac-murt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7.00000000000000000000</text:p>
          </table:table-cell>
          <table:table-cell office:value-type="string" calcext:value-type="string">
            <text:p>72.00000000000000000000</text:p>
          </table:table-cell>
          <table:table-cell office:value-type="string" calcext:value-type="string">
            <text:p>27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2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2 CAS La Neuvevill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La Neuveville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7];&quot;[^A-Za-z\s]\s*&quot;;&quot;&quot;;&quot;g&quot;);&quot;(\s|-)+&quot;;&quot;-&quot;;&quot;g&quot;));&quot;@example.ch&quot;)" office:value-type="string" office:string-value="cas-la-neuveville@example.ch" calcext:value-type="string">
            <text:p>cas-la-neuveville@example.ch</text:p>
          </table:table-cell>
          <table:table-cell table:formula="of:=COM.MICROSOFT.CONCAT(&quot;https://&quot;;LOWER(ORG.LIBREOFFICE.REGEX(ORG.LIBREOFFICE.REGEX([.F17];&quot;[^A-Za-z\s]\s*&quot;;&quot;&quot;;&quot;g&quot;);&quot;(\s|-)+&quot;;&quot;-&quot;;&quot;g&quot;));&quot;.ch&quot;)" office:value-type="string" office:string-value="https://cas-la-neuveville.ch" calcext:value-type="string">
            <text:p>https://cas-la-neuvevill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75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3 SAC Biel Büren a/A</text:p>
          </table:table-cell>
          <table:table-cell office:value-type="string" calcext:value-type="string">
            <text:p>Reibenweg 49</text:p>
          </table:table-cell>
          <table:table-cell/>
          <table:table-cell office:value-type="string" calcext:value-type="string">
            <text:p>Büren an der Aare</text:p>
          </table:table-cell>
          <table:table-cell office:value-type="string" calcext:value-type="string">
            <text:p>3294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8];&quot;[^A-Za-z\s]\s*&quot;;&quot;&quot;;&quot;g&quot;);&quot;(\s|-)+&quot;;&quot;-&quot;;&quot;g&quot;));&quot;@example.ch&quot;)" office:value-type="string" office:string-value="sac-biel-bren-aa@example.ch" calcext:value-type="string">
            <text:p>sac-biel-bren-aa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50 SAC Blüemlisalp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Thun</text:p>
          </table:table-cell>
          <table:table-cell office:value-type="string" calcext:value-type="string">
            <text:p>36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9];&quot;[^A-Za-z\s]\s*&quot;;&quot;&quot;;&quot;g&quot;);&quot;(\s|-)+&quot;;&quot;-&quot;;&quot;g&quot;));&quot;@example.ch&quot;)" office:value-type="string" office:string-value="sac-blemlisalp@example.ch" calcext:value-type="string">
            <text:p>sac-blemlisalp@example.ch</text:p>
          </table:table-cell>
          <table:table-cell office:value-type="string" calcext:value-type="string">
            <text:p>https://sac-bluemlisalp.ch/de/Sektion/Touren/Juge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6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51</text:p>
          </table:table-cell>
          <table:table-cell table:style-name="ce4" office:value-type="string" calcext:value-type="string">
            <text:p>000016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51 SAC Blüemlisalp Ausserberg</text:p>
          </table:table-cell>
          <table:table-cell office:value-type="string" calcext:value-type="string">
            <text:p>Aegertestrasse 9</text:p>
          </table:table-cell>
          <table:table-cell/>
          <table:table-cell office:value-type="string" calcext:value-type="string">
            <text:p>Naters</text:p>
          </table:table-cell>
          <table:table-cell office:value-type="string" calcext:value-type="string">
            <text:p>3904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20];&quot;[^A-Za-z\s]\s*&quot;;&quot;&quot;;&quot;g&quot;);&quot;(\s|-)+&quot;;&quot;-&quot;;&quot;g&quot;));&quot;@example.ch&quot;)" office:value-type="string" office:string-value="sac-blemlisalp-ausserberg@example.ch" calcext:value-type="string">
            <text:p>sac-blemlisalp-ausserberg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6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700 SAC Bodan</text:p>
          </table:table-cell>
          <table:table-cell office:value-type="string" calcext:value-type="string">
            <text:p>Hausstrasse 16</text:p>
          </table:table-cell>
          <table:table-cell/>
          <table:table-cell office:value-type="string" calcext:value-type="string">
            <text:p>Weinfelden</text:p>
          </table:table-cell>
          <table:table-cell office:value-type="string" calcext:value-type="string">
            <text:p>8570</text:p>
          </table:table-cell>
          <table:table-cell office:value-type="string" calcext:value-type="string">
            <text:p>TG</text:p>
          </table:table-cell>
          <table:table-cell/>
          <table:table-cell table:formula="of:=COM.MICROSOFT.CONCAT(LOWER(ORG.LIBREOFFICE.REGEX(ORG.LIBREOFFICE.REGEX([.F21];&quot;[^A-Za-z\s]\s*&quot;;&quot;&quot;;&quot;g&quot;);&quot;(\s|-)+&quot;;&quot;-&quot;;&quot;g&quot;));&quot;@example.ch&quot;)" office:value-type="string" office:string-value="sac-bodan@example.ch" calcext:value-type="string">
            <text:p>sac-bodan@example.ch</text:p>
          </table:table-cell>
          <table:table-cell table:formula="of:=COM.MICROSOFT.CONCAT(&quot;https://&quot;;LOWER(ORG.LIBREOFFICE.REGEX(ORG.LIBREOFFICE.REGEX([.F21];&quot;[^A-Za-z\s]\s*&quot;;&quot;&quot;;&quot;g&quot;);&quot;(\s|-)+&quot;;&quot;-&quot;;&quot;g&quot;));&quot;.ch/subpath/example.html&quot;)" office:value-type="string" office:string-value="https://sac-bodan.ch/subpath/example.html" calcext:value-type="string">
            <text:p>https://sac-bodan.ch/subpath/example.htm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1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750 SAC Bregagli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Promontogno</text:p>
          </table:table-cell>
          <table:table-cell office:value-type="string" calcext:value-type="string">
            <text:p>7606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22];&quot;[^A-Za-z\s]\s*&quot;;&quot;&quot;;&quot;g&quot;);&quot;(\s|-)+&quot;;&quot;-&quot;;&quot;g&quot;));&quot;@example.ch&quot;)" office:value-type="string" office:string-value="sac-bregaglia@example.ch" calcext:value-type="string">
            <text:p>sac-bregaglia@example.ch</text:p>
          </table:table-cell>
          <table:table-cell table:formula="of:=COM.MICROSOFT.CONCAT(&quot;https://&quot;;LOWER(ORG.LIBREOFFICE.REGEX(ORG.LIBREOFFICE.REGEX([.F22];&quot;[^A-Za-z\s]\s*&quot;;&quot;&quot;;&quot;g&quot;);&quot;(\s|-)+&quot;;&quot;-&quot;;&quot;g&quot;));&quot;.ch&quot;)" office:value-type="string" office:string-value="https://sac-bregaglia.ch" calcext:value-type="string">
            <text:p>https://sac-bregagli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6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00 SAC Brugg</text:p>
          </table:table-cell>
          <table:table-cell office:value-type="string" calcext:value-type="string">
            <text:p>Rauchensteinstrasse 14</text:p>
          </table:table-cell>
          <table:table-cell/>
          <table:table-cell office:value-type="string" calcext:value-type="string">
            <text:p>Brugg AG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23];&quot;[^A-Za-z\s]\s*&quot;;&quot;&quot;;&quot;g&quot;);&quot;(\s|-)+&quot;;&quot;-&quot;;&quot;g&quot;));&quot;@example.ch&quot;)" office:value-type="string" office:string-value="sac-brugg@example.ch" calcext:value-type="string">
            <text:p>sac-brugg@example.ch</text:p>
          </table:table-cell>
          <table:table-cell table:formula="of:=COM.MICROSOFT.CONCAT(&quot;https://&quot;;LOWER(ORG.LIBREOFFICE.REGEX(ORG.LIBREOFFICE.REGEX([.F23];&quot;[^A-Za-z\s]\s*&quot;;&quot;&quot;;&quot;g&quot;);&quot;(\s|-)+&quot;;&quot;-&quot;;&quot;g&quot;));&quot;.ch&quot;)" office:value-type="string" office:string-value="https://sac-brugg.ch" calcext:value-type="string">
            <text:p>https://sac-brug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87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0 SAC Burgdorf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urgdorf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4];&quot;[^A-Za-z\s]\s*&quot;;&quot;&quot;;&quot;g&quot;);&quot;(\s|-)+&quot;;&quot;-&quot;;&quot;g&quot;));&quot;@example.ch&quot;)" office:value-type="string" office:string-value="sac-burgdorf@example.ch" calcext:value-type="string">
            <text:p>sac-burgdorf@example.ch</text:p>
          </table:table-cell>
          <table:table-cell table:formula="of:=COM.MICROSOFT.CONCAT(&quot;https://&quot;;LOWER(ORG.LIBREOFFICE.REGEX(ORG.LIBREOFFICE.REGEX([.F24];&quot;[^A-Za-z\s]\s*&quot;;&quot;&quot;;&quot;g&quot;);&quot;(\s|-)+&quot;;&quot;-&quot;;&quot;g&quot;));&quot;.ch&quot;)" office:value-type="string" office:string-value="https://sac-burgdorf.ch" calcext:value-type="string">
            <text:p>https://sac-burgdor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1 SAC Brandis</text:p>
          </table:table-cell>
          <table:table-cell table:style-name="ce7" office:value-type="string" calcext:value-type="string">
            <text:p>Postfach</text:p>
          </table:table-cell>
          <table:table-cell/>
          <table:table-cell office:value-type="string" calcext:value-type="string">
            <text:p>Hasle-Rüegsau</text:p>
          </table:table-cell>
          <table:table-cell office:value-type="string" calcext:value-type="string">
            <text:p>341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5];&quot;[^A-Za-z\s]\s*&quot;;&quot;&quot;;&quot;g&quot;);&quot;(\s|-)+&quot;;&quot;-&quot;;&quot;g&quot;));&quot;@example.ch&quot;)" office:value-type="string" office:string-value="sac-brandis@example.ch" calcext:value-type="string">
            <text:p>sac-brandis@example.ch</text:p>
          </table:table-cell>
          <table:table-cell table:formula="of:=COM.MICROSOFT.CONCAT(&quot;https://&quot;;LOWER(ORG.LIBREOFFICE.REGEX(ORG.LIBREOFFICE.REGEX([.F25];&quot;[^A-Za-z\s]\s*&quot;;&quot;&quot;;&quot;g&quot;);&quot;(\s|-)+&quot;;&quot;-&quot;;&quot;g&quot;));&quot;.ch&quot;)" office:value-type="string" office:string-value="https://sac-brandis.ch" calcext:value-type="string">
            <text:p>https://sac-brand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8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2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2 SAC Huttwi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uttwil</text:p>
          </table:table-cell>
          <table:table-cell office:value-type="string" calcext:value-type="string">
            <text:p>49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6];&quot;[^A-Za-z\s]\s*&quot;;&quot;&quot;;&quot;g&quot;);&quot;(\s|-)+&quot;;&quot;-&quot;;&quot;g&quot;));&quot;@example.ch&quot;)" office:value-type="string" office:string-value="sac-huttwil@example.ch" calcext:value-type="string">
            <text:p>sac-huttwil@example.ch</text:p>
          </table:table-cell>
          <table:table-cell table:formula="of:=COM.MICROSOFT.CONCAT(&quot;https://&quot;;LOWER(ORG.LIBREOFFICE.REGEX(ORG.LIBREOFFICE.REGEX([.F26];&quot;[^A-Za-z\s]\s*&quot;;&quot;&quot;;&quot;g&quot;);&quot;(\s|-)+&quot;;&quot;-&quot;;&quot;g&quot;));&quot;.ch&quot;)" office:value-type="string" office:string-value="https://sac-huttwil.ch" calcext:value-type="string">
            <text:p>https://sac-huttwi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3</text:p>
          </table:table-cell>
          <table:table-cell table:style-name="ce4" office:value-type="string" calcext:value-type="string">
            <text:p>000018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3 SAC Burgdorf Damen</text:p>
          </table:table-cell>
          <table:table-cell office:value-type="string" calcext:value-type="string">
            <text:p>Weslen 101C</text:p>
          </table:table-cell>
          <table:table-cell/>
          <table:table-cell office:value-type="string" calcext:value-type="string">
            <text:p>Wynigen</text:p>
          </table:table-cell>
          <table:table-cell office:value-type="string" calcext:value-type="string">
            <text:p>3472</text:p>
          </table:table-cell>
          <table:table-cell office:value-type="string" calcext:value-type="string">
            <text:p>BE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80 CAS Carougeoise</text:p>
          </table:table-cell>
          <table:table-cell office:value-type="string" calcext:value-type="string">
            <text:p>Place des Charmettes 3</text:p>
          </table:table-cell>
          <table:table-cell/>
          <table:table-cell office:value-type="string" calcext:value-type="string">
            <text:p>Carouge GE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GE</text:p>
          </table:table-cell>
          <table:table-cell/>
          <table:table-cell table:formula="of:=COM.MICROSOFT.CONCAT(LOWER(ORG.LIBREOFFICE.REGEX(ORG.LIBREOFFICE.REGEX([.F28];&quot;[^A-Za-z\s]\s*&quot;;&quot;&quot;;&quot;g&quot;);&quot;(\s|-)+&quot;;&quot;-&quot;;&quot;g&quot;));&quot;@example.ch&quot;)" office:value-type="string" office:string-value="cas-carougeoise@example.ch" calcext:value-type="string">
            <text:p>cas-carougeoise@example.ch</text:p>
          </table:table-cell>
          <table:table-cell table:formula="of:=COM.MICROSOFT.CONCAT(&quot;https://&quot;;LOWER(ORG.LIBREOFFICE.REGEX(ORG.LIBREOFFICE.REGEX([.F28];&quot;[^A-Za-z\s]\s*&quot;;&quot;&quot;;&quot;g&quot;);&quot;(\s|-)+&quot;;&quot;-&quot;;&quot;g&quot;));&quot;.ch&quot;)" office:value-type="string" office:string-value="https://cas-carougeoise.ch" calcext:value-type="string">
            <text:p>https://cas-carouge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4.00000000000000000000</text:p>
          </table:table-cell>
          <table:table-cell office:value-type="string" calcext:value-type="string">
            <text:p>79.00000000000000000000</text:p>
          </table:table-cell>
          <table:table-cell office:value-type="string" calcext:value-type="string">
            <text:p>12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900 CAS Chassera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-Imier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9];&quot;[^A-Za-z\s]\s*&quot;;&quot;&quot;;&quot;g&quot;);&quot;(\s|-)+&quot;;&quot;-&quot;;&quot;g&quot;));&quot;@example.ch&quot;)" office:value-type="string" office:string-value="cas-chasseral@example.ch" calcext:value-type="string">
            <text:p>cas-chasseral@example.ch</text:p>
          </table:table-cell>
          <table:table-cell table:formula="of:=COM.MICROSOFT.CONCAT(&quot;https://&quot;;LOWER(ORG.LIBREOFFICE.REGEX(ORG.LIBREOFFICE.REGEX([.F29];&quot;[^A-Za-z\s]\s*&quot;;&quot;&quot;;&quot;g&quot;);&quot;(\s|-)+&quot;;&quot;-&quot;;&quot;g&quot;));&quot;.ch&quot;)" office:value-type="string" office:string-value="https://cas-chasseral.ch" calcext:value-type="string">
            <text:p>https://cas-chasser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93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950 CAS Chasseron</text:p>
          </table:table-cell>
          <table:table-cell office:value-type="string" calcext:value-type="string">
            <text:p>Rue du Parc 11</text:p>
          </table:table-cell>
          <table:table-cell/>
          <table:table-cell office:value-type="string" calcext:value-type="string">
            <text:p>Couvet</text:p>
          </table:table-cell>
          <table:table-cell office:value-type="string" calcext:value-type="string">
            <text:p>2108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formula="of:=COM.MICROSOFT.CONCAT(&quot;https://&quot;;LOWER(ORG.LIBREOFFICE.REGEX(ORG.LIBREOFFICE.REGEX([.F30];&quot;[^A-Za-z\s]\s*&quot;;&quot;&quot;;&quot;g&quot;);&quot;(\s|-)+&quot;;&quot;-&quot;;&quot;g&quot;));&quot;.ch&quot;)" office:value-type="string" office:string-value="https://cas-chasseron.ch" calcext:value-type="string">
            <text:p>https://cas-chasser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000 CAS Chaussy</text:p>
          </table:table-cell>
          <table:table-cell/>
          <table:table-cell office:value-type="string" calcext:value-type="string">
            <text:p>Case postal 94 </text:p>
          </table:table-cell>
          <table:table-cell office:value-type="string" calcext:value-type="string">
            <text:p>Aigle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1];&quot;[^A-Za-z\s]\s*&quot;;&quot;&quot;;&quot;g&quot;);&quot;(\s|-)+&quot;;&quot;-&quot;;&quot;g&quot;));&quot;@example.ch&quot;)" office:value-type="string" office:string-value="cas-chaussy@example.ch" calcext:value-type="string">
            <text:p>cas-chaussy@example.ch</text:p>
          </table:table-cell>
          <table:table-cell table:formula="of:=COM.MICROSOFT.CONCAT(&quot;https://&quot;;LOWER(ORG.LIBREOFFICE.REGEX(ORG.LIBREOFFICE.REGEX([.F31];&quot;[^A-Za-z\s]\s*&quot;;&quot;&quot;;&quot;g&quot;);&quot;(\s|-)+&quot;;&quot;-&quot;;&quot;g&quot;));&quot;.ch&quot;)" office:value-type="string" office:string-value="https://cas-chaussy.ch" calcext:value-type="string">
            <text:p>https://cas-chaussy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112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050 CAS La Chaux-de-Fonds</text:p>
          </table:table-cell>
          <table:table-cell office:value-type="string" calcext:value-type="string">
            <text:p>Rue du Progrès 91 a</text:p>
          </table:table-cell>
          <table:table-cell/>
          <table:table-cell office:value-type="string" calcext:value-type="string">
            <text:p>La Chaux-de-Fonds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NE</text:p>
          </table:table-cell>
          <table:table-cell/>
          <table:table-cell table:formula="of:=COM.MICROSOFT.CONCAT(LOWER(ORG.LIBREOFFICE.REGEX(ORG.LIBREOFFICE.REGEX([.F32];&quot;[^A-Za-z\s]\s*&quot;;&quot;&quot;;&quot;g&quot;);&quot;(\s|-)+&quot;;&quot;-&quot;;&quot;g&quot;));&quot;@example.ch&quot;)" office:value-type="string" office:string-value="cas-la-chauxdefonds@example.ch" calcext:value-type="string">
            <text:p>cas-la-chauxdefonds@example.ch</text:p>
          </table:table-cell>
          <table:table-cell table:formula="of:=COM.MICROSOFT.CONCAT(&quot;https://&quot;;LOWER(ORG.LIBREOFFICE.REGEX(ORG.LIBREOFFICE.REGEX([.F32];&quot;[^A-Za-z\s]\s*&quot;;&quot;&quot;;&quot;g&quot;);&quot;(\s|-)+&quot;;&quot;-&quot;;&quot;g&quot;));&quot;.ch&quot;)" office:value-type="string" office:string-value="https://cas-la-chauxdefonds.ch" calcext:value-type="string">
            <text:p>https://cas-la-chauxdefond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02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100 SAC Davos</text:p>
          </table:table-cell>
          <table:table-cell office:value-type="string" calcext:value-type="string">
            <text:p>Sektion Davos</text:p>
          </table:table-cell>
          <table:table-cell/>
          <table:table-cell office:value-type="string" calcext:value-type="string">
            <text:p>Davos Platz</text:p>
          </table:table-cell>
          <table:table-cell office:value-type="string" calcext:value-type="string">
            <text:p>727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33];&quot;[^A-Za-z\s]\s*&quot;;&quot;&quot;;&quot;g&quot;);&quot;(\s|-)+&quot;;&quot;-&quot;;&quot;g&quot;));&quot;@example.ch&quot;)" office:value-type="string" office:string-value="sac-davos@example.ch" calcext:value-type="string">
            <text:p>sac-davos@example.ch</text:p>
          </table:table-cell>
          <table:table-cell table:formula="of:=COM.MICROSOFT.CONCAT(&quot;https://&quot;;LOWER(ORG.LIBREOFFICE.REGEX(ORG.LIBREOFFICE.REGEX([.F33];&quot;[^A-Za-z\s]\s*&quot;;&quot;&quot;;&quot;g&quot;);&quot;(\s|-)+&quot;;&quot;-&quot;;&quot;g&quot;));&quot;.ch&quot;)" office:value-type="string" office:string-value="https://sac-davos.ch" calcext:value-type="string">
            <text:p>https://sac-davo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1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150 CAS Delémont</text:p>
          </table:table-cell>
          <table:table-cell office:value-type="string" calcext:value-type="string">
            <text:p>Section de Delémont</text:p>
          </table:table-cell>
          <table:table-cell/>
          <table:table-cell office:value-type="string" calcext:value-type="string">
            <text:p>Delémont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JU</text:p>
          </table:table-cell>
          <table:table-cell/>
          <table:table-cell table:formula="of:=COM.MICROSOFT.CONCAT(LOWER(ORG.LIBREOFFICE.REGEX(ORG.LIBREOFFICE.REGEX([.F34];&quot;[^A-Za-z\s]\s*&quot;;&quot;&quot;;&quot;g&quot;);&quot;(\s|-)+&quot;;&quot;-&quot;;&quot;g&quot;));&quot;@example.ch&quot;)" office:value-type="string" office:string-value="cas-delmont@example.ch" calcext:value-type="string">
            <text:p>cas-delmont@example.ch</text:p>
          </table:table-cell>
          <table:table-cell table:formula="of:=COM.MICROSOFT.CONCAT(&quot;https://&quot;;LOWER(ORG.LIBREOFFICE.REGEX(ORG.LIBREOFFICE.REGEX([.F34];&quot;[^A-Za-z\s]\s*&quot;;&quot;&quot;;&quot;g&quot;);&quot;(\s|-)+&quot;;&quot;-&quot;;&quot;g&quot;));&quot;.ch&quot;)" office:value-type="string" office:string-value="https://cas-delmont.ch" calcext:value-type="string">
            <text:p>https://cas-delmont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9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2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200 CAS Dent-De-Lys</text:p>
          </table:table-cell>
          <table:table-cell office:value-type="string" calcext:value-type="string">
            <text:p>Case postale 341</text:p>
          </table:table-cell>
          <table:table-cell/>
          <table:table-cell office:value-type="string" calcext:value-type="string">
            <text:p>Châtel-St-Denis</text:p>
          </table:table-cell>
          <table:table-cell office:value-type="string" calcext:value-type="string">
            <text:p>1618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35];&quot;[^A-Za-z\s]\s*&quot;;&quot;&quot;;&quot;g&quot;);&quot;(\s|-)+&quot;;&quot;-&quot;;&quot;g&quot;));&quot;@example.ch&quot;)" office:value-type="string" office:string-value="cas-dentdelys@example.ch" calcext:value-type="string">
            <text:p>cas-dentdelys@example.ch</text:p>
          </table:table-cell>
          <table:table-cell table:formula="of:=COM.MICROSOFT.CONCAT(&quot;https://&quot;;LOWER(ORG.LIBREOFFICE.REGEX(ORG.LIBREOFFICE.REGEX([.F35];&quot;[^A-Za-z\s]\s*&quot;;&quot;&quot;;&quot;g&quot;);&quot;(\s|-)+&quot;;&quot;-&quot;;&quot;g&quot;));&quot;.ch&quot;)" office:value-type="string" office:string-value="https://cas-dentdelys.ch" calcext:value-type="string">
            <text:p>https://cas-dentdely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8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49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49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249 CAS Diablerets</text:p>
          </table:table-cell>
          <table:table-cell office:value-type="string" calcext:value-type="string">
            <text:p>Rue Beau-Séjour 24</text:p>
          </table:table-cell>
          <table:table-cell office:value-type="string" calcext:value-type="string">
            <text:p>Case postale 324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6];&quot;[^A-Za-z\s]\s*&quot;;&quot;&quot;;&quot;g&quot;);&quot;(\s|-)+&quot;;&quot;-&quot;;&quot;g&quot;));&quot;@example.ch&quot;)" office:value-type="string" office:string-value="cas-diablerets@example.ch" calcext:value-type="string">
            <text:p>cas-diablerets@example.ch</text:p>
          </table:table-cell>
          <table:table-cell table:formula="of:=COM.MICROSOFT.CONCAT(&quot;https://&quot;;LOWER(ORG.LIBREOFFICE.REGEX(ORG.LIBREOFFICE.REGEX([.F36];&quot;[^A-Za-z\s]\s*&quot;;&quot;&quot;;&quot;g&quot;);&quot;(\s|-)+&quot;;&quot;-&quot;;&quot;g&quot;));&quot;.ch&quot;)" office:value-type="string" office:string-value="https://cas-diablerets.ch" calcext:value-type="string">
            <text:p>https://cas-diableret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table:number-columns-repeated="7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0</text:p>
          </table:table-cell>
          <table:table-cell table:style-name="ce4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0 CAS Diablerets Lausanne</text:p>
          </table:table-cell>
          <table:table-cell office:value-type="string" calcext:value-type="string">
            <text:p>Rue Beau-Séjour 24</text:p>
          </table:table-cell>
          <table:table-cell office:value-type="string" calcext:value-type="string">
            <text:p>Case postale 324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7];&quot;[^A-Za-z\s]\s*&quot;;&quot;&quot;;&quot;g&quot;);&quot;(\s|-)+&quot;;&quot;-&quot;;&quot;g&quot;));&quot;@example.ch&quot;)" office:value-type="string" office:string-value="cas-diablerets-lausanne@example.ch" calcext:value-type="string">
            <text:p>cas-diablerets-lausanne@example.ch</text:p>
          </table:table-cell>
          <table:table-cell table:formula="of:=COM.MICROSOFT.CONCAT(&quot;https://&quot;;LOWER(ORG.LIBREOFFICE.REGEX(ORG.LIBREOFFICE.REGEX([.F34];&quot;[^A-Za-z\s]\s*&quot;;&quot;&quot;;&quot;g&quot;);&quot;(\s|-)+&quot;;&quot;-&quot;;&quot;g&quot;));&quot;.ch&quot;)" office:value-type="string" office:string-value="https://cas-delmont.ch" calcext:value-type="string">
            <text:p>https://cas-delmont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177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1</text:p>
          </table:table-cell>
          <table:table-cell table:style-name="ce4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1 CAS Diablerets Morges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Mont-sur-Rolle</text:p>
          </table:table-cell>
          <table:table-cell office:value-type="string" calcext:value-type="string">
            <text:p>1185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8];&quot;[^A-Za-z\s]\s*&quot;;&quot;&quot;;&quot;g&quot;);&quot;(\s|-)+&quot;;&quot;-&quot;;&quot;g&quot;));&quot;@example.ch&quot;)" office:value-type="string" office:string-value="cas-diablerets-morges@example.ch" calcext:value-type="string">
            <text:p>cas-diablerets-morges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157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2</text:p>
          </table:table-cell>
          <table:table-cell table:style-name="ce4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2 CAS Diablerets Payern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Payerne</text:p>
          </table:table-cell>
          <table:table-cell office:value-type="string" calcext:value-type="string">
            <text:p>153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9];&quot;[^A-Za-z\s]\s*&quot;;&quot;&quot;;&quot;g&quot;);&quot;(\s|-)+&quot;;&quot;-&quot;;&quot;g&quot;));&quot;@example.ch&quot;)" office:value-type="string" office:string-value="cas-diablerets-payerne@example.ch" calcext:value-type="string">
            <text:p>cas-diablerets-payerne@example.ch</text:p>
          </table:table-cell>
          <table:table-cell table:formula="of:=COM.MICROSOFT.CONCAT(&quot;https://&quot;;LOWER(ORG.LIBREOFFICE.REGEX(ORG.LIBREOFFICE.REGEX([.F39];&quot;[^A-Za-z\s]\s*&quot;;&quot;&quot;;&quot;g&quot;);&quot;(\s|-)+&quot;;&quot;-&quot;;&quot;g&quot;));&quot;.ch&quot;)" office:value-type="string" office:string-value="https://cas-diablerets-payerne.ch" calcext:value-type="string">
            <text:p>https://cas-diablerets-payern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150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3</text:p>
          </table:table-cell>
          <table:table-cell table:style-name="ce4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3 CAS Diablerets Vallorbe</text:p>
          </table:table-cell>
          <table:table-cell office:value-type="string" calcext:value-type="string">
            <text:p>Case Postale 5569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40];&quot;[^A-Za-z\s]\s*&quot;;&quot;&quot;;&quot;g&quot;);&quot;(\s|-)+&quot;;&quot;-&quot;;&quot;g&quot;));&quot;@example.ch&quot;)" office:value-type="string" office:string-value="cas-diablerets-vallorbe@example.ch" calcext:value-type="string">
            <text:p>cas-diablerets-vallorbe@example.ch</text:p>
          </table:table-cell>
          <table:table-cell table:formula="of:=COM.MICROSOFT.CONCAT(&quot;https://&quot;;LOWER(ORG.LIBREOFFICE.REGEX(ORG.LIBREOFFICE.REGEX([.F40];&quot;[^A-Za-z\s]\s*&quot;;&quot;&quot;;&quot;g&quot;);&quot;(\s|-)+&quot;;&quot;-&quot;;&quot;g&quot;));&quot;.ch&quot;)" office:value-type="string" office:string-value="https://cas-diablerets-vallorbe.ch" calcext:value-type="string">
            <text:p>https://cas-diablerets-vallorb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177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4</text:p>
          </table:table-cell>
          <table:table-cell table:style-name="ce4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4 CAS Diabl. Château d'Oex</text:p>
          </table:table-cell>
          <table:table-cell office:value-type="string" calcext:value-type="string">
            <text:p>Case Postale 5569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41];&quot;[^A-Za-z\s]\s*&quot;;&quot;&quot;;&quot;g&quot;);&quot;(\s|-)+&quot;;&quot;-&quot;;&quot;g&quot;));&quot;@example.ch&quot;)" office:value-type="string" office:string-value="cas-diablchteau-doex@example.ch" calcext:value-type="string">
            <text:p>cas-diablchteau-doex@example.ch</text:p>
          </table:table-cell>
          <table:table-cell table:formula="of:=COM.MICROSOFT.CONCAT(&quot;https://&quot;;LOWER(ORG.LIBREOFFICE.REGEX(ORG.LIBREOFFICE.REGEX([.F41];&quot;[^A-Za-z\s]\s*&quot;;&quot;&quot;;&quot;g&quot;);&quot;(\s|-)+&quot;;&quot;-&quot;;&quot;g&quot;));&quot;.ch&quot;)" office:value-type="string" office:string-value="https://cas-diablchteau-doex.ch" calcext:value-type="string">
            <text:p>https://cas-diablchteau-doex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147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300 CAS La Dôle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Nyon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42];&quot;[^A-Za-z\s]\s*&quot;;&quot;&quot;;&quot;g&quot;);&quot;(\s|-)+&quot;;&quot;-&quot;;&quot;g&quot;));&quot;@example.ch&quot;)" office:value-type="string" office:string-value="cas-la-dle@example.ch" calcext:value-type="string">
            <text:p>cas-la-dle@example.ch</text:p>
          </table:table-cell>
          <table:table-cell table:formula="of:=COM.MICROSOFT.CONCAT(&quot;https://&quot;;LOWER(ORG.LIBREOFFICE.REGEX(ORG.LIBREOFFICE.REGEX([.F42];&quot;[^A-Za-z\s]\s*&quot;;&quot;&quot;;&quot;g&quot;);&quot;(\s|-)+&quot;;&quot;-&quot;;&quot;g&quot;));&quot;.ch&quot;)" office:value-type="string" office:string-value="https://cas-la-dle.ch" calcext:value-type="string">
            <text:p>https://cas-la-dl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7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2330 SAC Drei Tannen</text:p>
          </table:table-cell>
          <table:table-cell table:number-columns-repeated="2"/>
          <table:table-cell office:value-type="string" calcext:value-type="string">
            <text:p>Kappel SO</text:p>
          </table:table-cell>
          <table:table-cell office:value-type="string" calcext:value-type="string">
            <text:p>4616</text:p>
          </table:table-cell>
          <table:table-cell office:value-type="string" calcext:value-type="string">
            <text:p>SO</text:p>
          </table:table-cell>
          <table:table-cell table:number-columns-repeated="2"/>
          <table:table-cell table:formula="of:=COM.MICROSOFT.CONCAT(&quot;https://&quot;;LOWER(ORG.LIBREOFFICE.REGEX(ORG.LIBREOFFICE.REGEX([.F43];&quot;[^A-Za-z\s]\s*&quot;;&quot;&quot;;&quot;g&quot;);&quot;(\s|-)+&quot;;&quot;-&quot;;&quot;g&quot;));&quot;.ch&quot;)" office:value-type="string" office:string-value="https://sac-drei-tannen.ch" calcext:value-type="string">
            <text:p>https://sac-drei-tanne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table:number-columns-repeated="3" office:value-type="string" calcext:value-type="string">
            <text:p>20.00000000000000000000</text:p>
          </table:table-cell>
          <table:table-cell table:number-columns-repeated="3"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350 SAC Einsiedel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Einsiedeln</text:p>
          </table:table-cell>
          <table:table-cell office:value-type="string" calcext:value-type="string">
            <text:p>8840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44];&quot;[^A-Za-z\s]\s*&quot;;&quot;&quot;;&quot;g&quot;);&quot;(\s|-)+&quot;;&quot;-&quot;;&quot;g&quot;));&quot;@example.ch&quot;)" office:value-type="string" office:string-value="sac-einsiedeln@example.ch" calcext:value-type="string">
            <text:p>sac-einsiedeln@example.ch</text:p>
          </table:table-cell>
          <table:table-cell table:formula="of:=COM.MICROSOFT.CONCAT(&quot;https://&quot;;LOWER(ORG.LIBREOFFICE.REGEX(ORG.LIBREOFFICE.REGEX([.F44];&quot;[^A-Za-z\s]\s*&quot;;&quot;&quot;;&quot;g&quot;);&quot;(\s|-)+&quot;;&quot;-&quot;;&quot;g&quot;));&quot;.ch&quot;)" office:value-type="string" office:string-value="https://sac-einsiedeln.ch" calcext:value-type="string">
            <text:p>https://sac-einsiedel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62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7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00 SAC Emmenta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ngnau im Emmental</text:p>
          </table:table-cell>
          <table:table-cell office:value-type="string" calcext:value-type="string">
            <text:p>35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45];&quot;[^A-Za-z\s]\s*&quot;;&quot;&quot;;&quot;g&quot;);&quot;(\s|-)+&quot;;&quot;-&quot;;&quot;g&quot;));&quot;@example.ch&quot;)" office:value-type="string" office:string-value="sac-emmental@example.ch" calcext:value-type="string">
            <text:p>sac-emmental@example.ch</text:p>
          </table:table-cell>
          <table:table-cell table:formula="of:=COM.MICROSOFT.CONCAT(&quot;https://&quot;;LOWER(ORG.LIBREOFFICE.REGEX(ORG.LIBREOFFICE.REGEX([.F45];&quot;[^A-Za-z\s]\s*&quot;;&quot;&quot;;&quot;g&quot;);&quot;(\s|-)+&quot;;&quot;-&quot;;&quot;g&quot;));&quot;.ch&quot;)" office:value-type="string" office:string-value="https://sac-emmental.ch" calcext:value-type="string">
            <text:p>https://sac-emment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4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7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4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4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01 SAC Grosshöchstett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rosshöchstetten</text:p>
          </table:table-cell>
          <table:table-cell office:value-type="string" calcext:value-type="string">
            <text:p>3506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46];&quot;[^A-Za-z\s]\s*&quot;;&quot;&quot;;&quot;g&quot;);&quot;(\s|-)+&quot;;&quot;-&quot;;&quot;g&quot;));&quot;@example.ch&quot;)" office:value-type="string" office:string-value="sac-grosshchstetten@example.ch" calcext:value-type="string">
            <text:p>sac-grosshchstetten@example.ch</text:p>
          </table:table-cell>
          <table:table-cell table:formula="of:=COM.MICROSOFT.CONCAT(&quot;https://&quot;;LOWER(ORG.LIBREOFFICE.REGEX(ORG.LIBREOFFICE.REGEX([.F46];&quot;[^A-Za-z\s]\s*&quot;;&quot;&quot;;&quot;g&quot;);&quot;(\s|-)+&quot;;&quot;-&quot;;&quot;g&quot;));&quot;.ch&quot;)" office:value-type="string" office:string-value="https://sac-grosshchstetten.ch" calcext:value-type="string">
            <text:p>https://sac-grosshchstett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50 SAC Engel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Engelberg</text:p>
          </table:table-cell>
          <table:table-cell office:value-type="string" calcext:value-type="string">
            <text:p>6390</text:p>
          </table:table-cell>
          <table:table-cell office:value-type="string" calcext:value-type="string">
            <text:p>OW</text:p>
          </table:table-cell>
          <table:table-cell/>
          <table:table-cell table:formula="of:=COM.MICROSOFT.CONCAT(LOWER(ORG.LIBREOFFICE.REGEX(ORG.LIBREOFFICE.REGEX([.F47];&quot;[^A-Za-z\s]\s*&quot;;&quot;&quot;;&quot;g&quot;);&quot;(\s|-)+&quot;;&quot;-&quot;;&quot;g&quot;));&quot;@example.ch&quot;)" office:value-type="string" office:string-value="sac-engelberg@example.ch" calcext:value-type="string">
            <text:p>sac-engelberg@example.ch</text:p>
          </table:table-cell>
          <table:table-cell table:formula="of:=COM.MICROSOFT.CONCAT(&quot;https://&quot;;LOWER(ORG.LIBREOFFICE.REGEX(ORG.LIBREOFFICE.REGEX([.F47];&quot;[^A-Za-z\s]\s*&quot;;&quot;&quot;;&quot;g&quot;);&quot;(\s|-)+&quot;;&quot;-&quot;;&quot;g&quot;));&quot;.ch&quot;)" office:value-type="string" office:string-value="https://sac-engelberg.ch" calcext:value-type="string">
            <text:p>https://sac-engel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500 SAC Engiadina Bass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cuol</text:p>
          </table:table-cell>
          <table:table-cell office:value-type="string" calcext:value-type="string">
            <text:p>755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48];&quot;[^A-Za-z\s]\s*&quot;;&quot;&quot;;&quot;g&quot;);&quot;(\s|-)+&quot;;&quot;-&quot;;&quot;g&quot;));&quot;@example.ch&quot;)" office:value-type="string" office:string-value="sac-engiadina-bassa@example.ch" calcext:value-type="string">
            <text:p>sac-engiadina-bassa@example.ch</text:p>
          </table:table-cell>
          <table:table-cell table:formula="of:=COM.MICROSOFT.CONCAT(&quot;https://&quot;;LOWER(ORG.LIBREOFFICE.REGEX(ORG.LIBREOFFICE.REGEX([.F48];&quot;[^A-Za-z\s]\s*&quot;;&quot;&quot;;&quot;g&quot;);&quot;(\s|-)+&quot;;&quot;-&quot;;&quot;g&quot;));&quot;.ch&quot;)" office:value-type="string" office:string-value="https://sac-engiadina-bassa.ch" calcext:value-type="string">
            <text:p>https://sac-engiadina-bass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9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5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53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530 SAC Entlebuc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Entlebuch</text:p>
          </table:table-cell>
          <table:table-cell office:value-type="string" calcext:value-type="string">
            <text:p>6162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49];&quot;[^A-Za-z\s]\s*&quot;;&quot;&quot;;&quot;g&quot;);&quot;(\s|-)+&quot;;&quot;-&quot;;&quot;g&quot;));&quot;@example.ch&quot;)" office:value-type="string" office:string-value="sac-entlebuch@example.ch" calcext:value-type="string">
            <text:p>sac-entlebuch@example.ch</text:p>
          </table:table-cell>
          <table:table-cell table:formula="of:=COM.MICROSOFT.CONCAT(&quot;https://&quot;;LOWER(ORG.LIBREOFFICE.REGEX(ORG.LIBREOFFICE.REGEX([.F49];&quot;[^A-Za-z\s]\s*&quot;;&quot;&quot;;&quot;g&quot;);&quot;(\s|-)+&quot;;&quot;-&quot;;&quot;g&quot;));&quot;.ch&quot;)" office:value-type="string" office:string-value="https://sac-entlebuch.ch" calcext:value-type="string">
            <text:p>https://sac-entlebuc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9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550 CAS Genevoise</text:p>
          </table:table-cell>
          <table:table-cell office:value-type="string" calcext:value-type="string">
            <text:p>Avenue du Mail 4</text:p>
          </table:table-cell>
          <table:table-cell/>
          <table:table-cell office:value-type="string" calcext:value-type="string">
            <text:p>Genève</text:p>
          </table:table-cell>
          <table:table-cell office:value-type="string" calcext:value-type="string">
            <text:p>1205</text:p>
          </table:table-cell>
          <table:table-cell office:value-type="string" calcext:value-type="string">
            <text:p>GE</text:p>
          </table:table-cell>
          <table:table-cell/>
          <table:table-cell table:formula="of:=COM.MICROSOFT.CONCAT(LOWER(ORG.LIBREOFFICE.REGEX(ORG.LIBREOFFICE.REGEX([.F50];&quot;[^A-Za-z\s]\s*&quot;;&quot;&quot;;&quot;g&quot;);&quot;(\s|-)+&quot;;&quot;-&quot;;&quot;g&quot;));&quot;@example.ch&quot;)" office:value-type="string" office:string-value="cas-genevoise@example.ch" calcext:value-type="string">
            <text:p>cas-genevoise@example.ch</text:p>
          </table:table-cell>
          <table:table-cell table:formula="of:=COM.MICROSOFT.CONCAT(&quot;https://&quot;;LOWER(ORG.LIBREOFFICE.REGEX(ORG.LIBREOFFICE.REGEX([.F50];&quot;[^A-Za-z\s]\s*&quot;;&quot;&quot;;&quot;g&quot;);&quot;(\s|-)+&quot;;&quot;-&quot;;&quot;g&quot;));&quot;.ch&quot;)" office:value-type="string" office:string-value="https://cas-genevoise.ch" calcext:value-type="string">
            <text:p>https://cas-genev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04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2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00 SAC Gotthard</text:p>
          </table:table-cell>
          <table:table-cell office:value-type="string" calcext:value-type="string">
            <text:p>Mattenweg 7</text:p>
          </table:table-cell>
          <table:table-cell/>
          <table:table-cell office:value-type="string" calcext:value-type="string">
            <text:p>Schattdorf</text:p>
          </table:table-cell>
          <table:table-cell office:value-type="string" calcext:value-type="string">
            <text:p>6467</text:p>
          </table:table-cell>
          <table:table-cell office:value-type="string" calcext:value-type="string">
            <text:p>UR</text:p>
          </table:table-cell>
          <table:table-cell/>
          <table:table-cell table:formula="of:=COM.MICROSOFT.CONCAT(LOWER(ORG.LIBREOFFICE.REGEX(ORG.LIBREOFFICE.REGEX([.F51];&quot;[^A-Za-z\s]\s*&quot;;&quot;&quot;;&quot;g&quot;);&quot;(\s|-)+&quot;;&quot;-&quot;;&quot;g&quot;));&quot;@example.ch&quot;)" office:value-type="string" office:string-value="sac-gotthard@example.ch" calcext:value-type="string">
            <text:p>sac-gotthard@example.ch</text:p>
          </table:table-cell>
          <table:table-cell table:formula="of:=COM.MICROSOFT.CONCAT(&quot;https://&quot;;LOWER(ORG.LIBREOFFICE.REGEX(ORG.LIBREOFFICE.REGEX([.F51];&quot;[^A-Za-z\s]\s*&quot;;&quot;&quot;;&quot;g&quot;);&quot;(\s|-)+&quot;;&quot;-&quot;;&quot;g&quot;));&quot;.ch&quot;)" office:value-type="string" office:string-value="https://sac-gotthard.ch" calcext:value-type="string">
            <text:p>https://sac-gotthar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6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601</text:p>
          </table:table-cell>
          <table:table-cell table:style-name="ce4" office:value-type="string" calcext:value-type="string">
            <text:p>00002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1 SAC Gotthard Frauen</text:p>
          </table:table-cell>
          <table:table-cell table:number-columns-repeated="3"/>
          <table:table-cell table:style-name="Default"/>
          <table:table-cell office:value-type="string" calcext:value-type="string">
            <text:p>UR</text:p>
          </table:table-cell>
          <table:table-cell table:number-columns-repeated="2"/>
          <table:table-cell table:formula="of:=COM.MICROSOFT.CONCAT(&quot;https://&quot;;LOWER(ORG.LIBREOFFICE.REGEX(ORG.LIBREOFFICE.REGEX([.F52];&quot;[^A-Za-z\s]\s*&quot;;&quot;&quot;;&quot;g&quot;);&quot;(\s|-)+&quot;;&quot;-&quot;;&quot;g&quot;));&quot;.ch&quot;)" office:value-type="string" office:string-value="https://sac-gotthard-frauen.ch" calcext:value-type="string">
            <text:p>https://sac-gotthard-fraue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18.00000000000000000000</text:p>
          </table:table-cell>
          <table:table-cell office:value-type="string" calcext:value-type="string">
            <text:p>5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8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50 SAC Grench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renchen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53];&quot;[^A-Za-z\s]\s*&quot;;&quot;&quot;;&quot;g&quot;);&quot;(\s|-)+&quot;;&quot;-&quot;;&quot;g&quot;));&quot;@example.ch&quot;)" office:value-type="string" office:string-value="sac-grenchen@example.ch" calcext:value-type="string">
            <text:p>sac-grenchen@example.ch</text:p>
          </table:table-cell>
          <table:table-cell table:formula="of:=COM.MICROSOFT.CONCAT(&quot;https://&quot;;LOWER(ORG.LIBREOFFICE.REGEX(ORG.LIBREOFFICE.REGEX([.F53];&quot;[^A-Za-z\s]\s*&quot;;&quot;&quot;;&quot;g&quot;);&quot;(\s|-)+&quot;;&quot;-&quot;;&quot;g&quot;));&quot;.ch&quot;)" office:value-type="string" office:string-value="https://sac-grenchen.ch" calcext:value-type="string">
            <text:p>https://sac-grench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700 SAC Grindelwald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rindelwald</text:p>
          </table:table-cell>
          <table:table-cell office:value-type="string" calcext:value-type="string">
            <text:p>3818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54];&quot;[^A-Za-z\s]\s*&quot;;&quot;&quot;;&quot;g&quot;);&quot;(\s|-)+&quot;;&quot;-&quot;;&quot;g&quot;));&quot;@example.ch&quot;)" office:value-type="string" office:string-value="sac-grindelwald@example.ch" calcext:value-type="string">
            <text:p>sac-grindelwald@example.ch</text:p>
          </table:table-cell>
          <table:table-cell table:formula="of:=COM.MICROSOFT.CONCAT(&quot;https://&quot;;LOWER(ORG.LIBREOFFICE.REGEX(ORG.LIBREOFFICE.REGEX([.F54];&quot;[^A-Za-z\s]\s*&quot;;&quot;&quot;;&quot;g&quot;);&quot;(\s|-)+&quot;;&quot;-&quot;;&quot;g&quot;));&quot;.ch&quot;)" office:value-type="string" office:string-value="https://sac-grindelwald.ch" calcext:value-type="string">
            <text:p>https://sac-grindelwal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73.00000000000000000000</text:p>
          </table:table-cell>
          <table:table-cell office:value-type="string" calcext:value-type="string">
            <text:p>4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750 CAS Gruyère</text:p>
          </table:table-cell>
          <table:table-cell office:value-type="string" calcext:value-type="string">
            <text:p>Chemin de Bouleyres 79</text:p>
          </table:table-cell>
          <table:table-cell/>
          <table:table-cell office:value-type="string" calcext:value-type="string">
            <text:p>Bulle</text:p>
          </table:table-cell>
          <table:table-cell office:value-type="string" calcext:value-type="string">
            <text:p>1630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55];&quot;[^A-Za-z\s]\s*&quot;;&quot;&quot;;&quot;g&quot;);&quot;(\s|-)+&quot;;&quot;-&quot;;&quot;g&quot;));&quot;@example.ch&quot;)" office:value-type="string" office:string-value="cas-gruyre@example.ch" calcext:value-type="string">
            <text:p>cas-gruyre@example.ch</text:p>
          </table:table-cell>
          <table:table-cell table:formula="of:=COM.MICROSOFT.CONCAT(&quot;https://&quot;;LOWER(ORG.LIBREOFFICE.REGEX(ORG.LIBREOFFICE.REGEX([.F55];&quot;[^A-Za-z\s]\s*&quot;;&quot;&quot;;&quot;g&quot;);&quot;(\s|-)+&quot;;&quot;-&quot;;&quot;g&quot;));&quot;.ch&quot;)" office:value-type="string" office:string-value="https://cas-gruyre.ch" calcext:value-type="string">
            <text:p>https://cas-gruyr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800 SAC Piz Platta</text:p>
          </table:table-cell>
          <table:table-cell office:value-type="string" calcext:value-type="string">
            <text:p>Cresta 2</text:p>
          </table:table-cell>
          <table:table-cell/>
          <table:table-cell office:value-type="string" calcext:value-type="string">
            <text:p>Scharans</text:p>
          </table:table-cell>
          <table:table-cell office:value-type="string" calcext:value-type="string">
            <text:p>7412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56];&quot;[^A-Za-z\s]\s*&quot;;&quot;&quot;;&quot;g&quot;);&quot;(\s|-)+&quot;;&quot;-&quot;;&quot;g&quot;));&quot;@example.ch&quot;)" office:value-type="string" office:string-value="sac-piz-platta@example.ch" calcext:value-type="string">
            <text:p>sac-piz-platta@example.ch</text:p>
          </table:table-cell>
          <table:table-cell table:formula="of:=COM.MICROSOFT.CONCAT(&quot;https://&quot;;LOWER(ORG.LIBREOFFICE.REGEX(ORG.LIBREOFFICE.REGEX([.F56];&quot;[^A-Za-z\s]\s*&quot;;&quot;&quot;;&quot;g&quot;);&quot;(\s|-)+&quot;;&quot;-&quot;;&quot;g&quot;));&quot;.ch&quot;)" office:value-type="string" office:string-value="https://sac-piz-platta.ch" calcext:value-type="string">
            <text:p>https://sac-piz-platt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8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83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830 SAC Hohe Winde</text:p>
          </table:table-cell>
          <table:table-cell office:value-type="string" calcext:value-type="string">
            <text:p>Postfach 603</text:p>
          </table:table-cell>
          <table:table-cell/>
          <table:table-cell office:value-type="string" calcext:value-type="string">
            <text:p>Laufen</text:p>
          </table:table-cell>
          <table:table-cell office:value-type="string" calcext:value-type="string">
            <text:p>4242</text:p>
          </table:table-cell>
          <table:table-cell office:value-type="string" calcext:value-type="string">
            <text:p>BL</text:p>
          </table:table-cell>
          <table:table-cell/>
          <table:table-cell table:formula="of:=COM.MICROSOFT.CONCAT(LOWER(ORG.LIBREOFFICE.REGEX(ORG.LIBREOFFICE.REGEX([.F57];&quot;[^A-Za-z\s]\s*&quot;;&quot;&quot;;&quot;g&quot;);&quot;(\s|-)+&quot;;&quot;-&quot;;&quot;g&quot;));&quot;@example.ch&quot;)" office:value-type="string" office:string-value="sac-hohe-winde@example.ch" calcext:value-type="string">
            <text:p>sac-hohe-winde@example.ch</text:p>
          </table:table-cell>
          <table:table-cell table:formula="of:=COM.MICROSOFT.CONCAT(&quot;https://&quot;;LOWER(ORG.LIBREOFFICE.REGEX(ORG.LIBREOFFICE.REGEX([.F57];&quot;[^A-Za-z\s]\s*&quot;;&quot;&quot;;&quot;g&quot;);&quot;(\s|-)+&quot;;&quot;-&quot;;&quot;g&quot;));&quot;.ch&quot;)" office:value-type="string" office:string-value="https://sac-hohe-winde.ch" calcext:value-type="string">
            <text:p>https://sac-hohe-wind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7.00000000000000000000</text:p>
          </table:table-cell>
          <table:table-cell office:value-type="string" calcext:value-type="string">
            <text:p>83.00000000000000000000</text:p>
          </table:table-cell>
          <table:table-cell office:value-type="string" calcext:value-type="string">
            <text:p>27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850 SAC Hoher Roh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ädenswil</text:p>
          </table:table-cell>
          <table:table-cell office:value-type="string" calcext:value-type="string">
            <text:p>882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58];&quot;[^A-Za-z\s]\s*&quot;;&quot;&quot;;&quot;g&quot;);&quot;(\s|-)+&quot;;&quot;-&quot;;&quot;g&quot;));&quot;@example.ch&quot;)" office:value-type="string" office:string-value="sac-hoher-rohn@example.ch" calcext:value-type="string">
            <text:p>sac-hoher-rohn@example.ch</text:p>
          </table:table-cell>
          <table:table-cell table:formula="of:=COM.MICROSOFT.CONCAT(&quot;https://&quot;;LOWER(ORG.LIBREOFFICE.REGEX(ORG.LIBREOFFICE.REGEX([.F58];&quot;[^A-Za-z\s]\s*&quot;;&quot;&quot;;&quot;g&quot;);&quot;(\s|-)+&quot;;&quot;-&quot;;&quot;g&quot;));&quot;.ch&quot;)" office:value-type="string" office:string-value="https://sac-hoher-rohn.ch" calcext:value-type="string">
            <text:p>https://sac-hoher-roh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00 SAC Hom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Reinach AG</text:p>
          </table:table-cell>
          <table:table-cell office:value-type="string" calcext:value-type="string">
            <text:p>5734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59];&quot;[^A-Za-z\s]\s*&quot;;&quot;&quot;;&quot;g&quot;);&quot;(\s|-)+&quot;;&quot;-&quot;;&quot;g&quot;));&quot;@example.ch&quot;)" office:value-type="string" office:string-value="sac-homberg@example.ch" calcext:value-type="string">
            <text:p>sac-homberg@example.ch</text:p>
          </table:table-cell>
          <table:table-cell table:formula="of:=COM.MICROSOFT.CONCAT(&quot;https://&quot;;LOWER(ORG.LIBREOFFICE.REGEX(ORG.LIBREOFFICE.REGEX([.F59];&quot;[^A-Za-z\s]\s*&quot;;&quot;&quot;;&quot;g&quot;);&quot;(\s|-)+&quot;;&quot;-&quot;;&quot;g&quot;));&quot;.ch&quot;)" office:value-type="string" office:string-value="https://sac-homberg.ch" calcext:value-type="string">
            <text:p>https://sac-hom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9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93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30 SAC Hörnli</text:p>
          </table:table-cell>
          <table:table-cell office:value-type="string" calcext:value-type="string">
            <text:p>Am Binzikerbach 11</text:p>
          </table:table-cell>
          <table:table-cell/>
          <table:table-cell office:value-type="string" calcext:value-type="string">
            <text:p>Grüningen</text:p>
          </table:table-cell>
          <table:table-cell office:value-type="string" calcext:value-type="string">
            <text:p>8627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60];&quot;[^A-Za-z\s]\s*&quot;;&quot;&quot;;&quot;g&quot;);&quot;(\s|-)+&quot;;&quot;-&quot;;&quot;g&quot;));&quot;@example.ch&quot;)" office:value-type="string" office:string-value="sac-hrnli@example.ch" calcext:value-type="string">
            <text:p>sac-hrnli@example.ch</text:p>
          </table:table-cell>
          <table:table-cell table:formula="of:=COM.MICROSOFT.CONCAT(&quot;https://&quot;;LOWER(ORG.LIBREOFFICE.REGEX(ORG.LIBREOFFICE.REGEX([.F60];&quot;[^A-Za-z\s]\s*&quot;;&quot;&quot;;&quot;g&quot;);&quot;(\s|-)+&quot;;&quot;-&quot;;&quot;g&quot;));&quot;.ch&quot;)" office:value-type="string" office:string-value="https://sac-hrnli.ch" calcext:value-type="string">
            <text:p>https://sac-hrnli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75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50 SAC Interlak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Matten b. Interlaken</text:p>
          </table:table-cell>
          <table:table-cell office:value-type="string" calcext:value-type="string">
            <text:p>38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33 999 99 99</text:p>
          </table:table-cell>
          <table:table-cell table:formula="of:=COM.MICROSOFT.CONCAT(LOWER(ORG.LIBREOFFICE.REGEX(ORG.LIBREOFFICE.REGEX([.F61];&quot;[^A-Za-z\s]\s*&quot;;&quot;&quot;;&quot;g&quot;);&quot;(\s|-)+&quot;;&quot;-&quot;;&quot;g&quot;));&quot;@example.ch&quot;)" office:value-type="string" office:string-value="sac-interlaken@example.ch" calcext:value-type="string">
            <text:p>sac-interlaken@example.ch</text:p>
          </table:table-cell>
          <table:table-cell table:formula="of:=COM.MICROSOFT.CONCAT(&quot;https://&quot;;LOWER(ORG.LIBREOFFICE.REGEX(ORG.LIBREOFFICE.REGEX([.F61];&quot;[^A-Za-z\s]\s*&quot;;&quot;&quot;;&quot;g&quot;);&quot;(\s|-)+&quot;;&quot;-&quot;;&quot;g&quot;));&quot;.ch&quot;)" office:value-type="string" office:string-value="https://sac-interlaken.ch" calcext:value-type="string">
            <text:p>https://sac-interlak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000 CAS Jaman</text:p>
          </table:table-cell>
          <table:table-cell office:value-type="string" calcext:value-type="string">
            <text:p>Rue d'Italie 43</text:p>
          </table:table-cell>
          <table:table-cell/>
          <table:table-cell office:value-type="string" calcext:value-type="string">
            <text:p>Vevey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62];&quot;[^A-Za-z\s]\s*&quot;;&quot;&quot;;&quot;g&quot;);&quot;(\s|-)+&quot;;&quot;-&quot;;&quot;g&quot;));&quot;@example.ch&quot;)" office:value-type="string" office:string-value="cas-jaman@example.ch" calcext:value-type="string">
            <text:p>cas-jaman@example.ch</text:p>
          </table:table-cell>
          <table:table-cell table:formula="of:=COM.MICROSOFT.CONCAT(&quot;https://&quot;;LOWER(ORG.LIBREOFFICE.REGEX(ORG.LIBREOFFICE.REGEX([.F62];&quot;[^A-Za-z\s]\s*&quot;;&quot;&quot;;&quot;g&quot;);&quot;(\s|-)+&quot;;&quot;-&quot;;&quot;g&quot;));&quot;.ch&quot;)" office:value-type="string" office:string-value="https://cas-jaman.ch" calcext:value-type="string">
            <text:p>https://cas-jama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13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0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0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3030 CAS Jorat (Frauen-Biel)</text:p>
          </table:table-cell>
          <table:table-cell table:number-columns-repeated="2"/>
          <table:table-cell office:value-type="string" calcext:value-type="string">
            <text:p>Biel/Bienne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COM.MICROSOFT.CONCAT(&quot;https://&quot;;LOWER(ORG.LIBREOFFICE.REGEX(ORG.LIBREOFFICE.REGEX([.F63];&quot;[^A-Za-z\s]\s*&quot;;&quot;&quot;;&quot;g&quot;);&quot;(\s|-)+&quot;;&quot;-&quot;;&quot;g&quot;));&quot;.ch&quot;)" office:value-type="string" office:string-value="https://cas-jorat-frauenbiel.ch" calcext:value-type="string">
            <text:p>https://cas-jorat-frauenbiel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050 CAS Jura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Porrentruy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JU</text:p>
          </table:table-cell>
          <table:table-cell/>
          <table:table-cell table:formula="of:=COM.MICROSOFT.CONCAT(LOWER(ORG.LIBREOFFICE.REGEX(ORG.LIBREOFFICE.REGEX([.F64];&quot;[^A-Za-z\s]\s*&quot;;&quot;&quot;;&quot;g&quot;);&quot;(\s|-)+&quot;;&quot;-&quot;;&quot;g&quot;));&quot;@example.ch&quot;)" office:value-type="string" office:string-value="cas-jura@example.ch" calcext:value-type="string">
            <text:p>cas-jura@example.ch</text:p>
          </table:table-cell>
          <table:table-cell table:formula="of:=COM.MICROSOFT.CONCAT(&quot;https://&quot;;LOWER(ORG.LIBREOFFICE.REGEX(ORG.LIBREOFFICE.REGEX([.F64];&quot;[^A-Za-z\s]\s*&quot;;&quot;&quot;;&quot;g&quot;);&quot;(\s|-)+&quot;;&quot;-&quot;;&quot;g&quot;));&quot;.ch&quot;)" office:value-type="string" office:string-value="https://cas-jura.ch" calcext:value-type="string">
            <text:p>https://cas-jur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72.00000000000000000000</text:p>
          </table:table-cell>
          <table:table-cell office:value-type="string" calcext:value-type="string">
            <text:p>14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00 SAC Kaiseregg</text:p>
          </table:table-cell>
          <table:table-cell office:value-type="string" calcext:value-type="string">
            <text:p>Sektion Kaiseregg</text:p>
          </table:table-cell>
          <table:table-cell/>
          <table:table-cell office:value-type="string" calcext:value-type="string">
            <text:p>Düdingen</text:p>
          </table:table-cell>
          <table:table-cell office:value-type="string" calcext:value-type="string">
            <text:p>3186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65];&quot;[^A-Za-z\s]\s*&quot;;&quot;&quot;;&quot;g&quot;);&quot;(\s|-)+&quot;;&quot;-&quot;;&quot;g&quot;));&quot;@example.ch&quot;)" office:value-type="string" office:string-value="sac-kaiseregg@example.ch" calcext:value-type="string">
            <text:p>sac-kaiseregg@example.ch</text:p>
          </table:table-cell>
          <table:table-cell table:formula="of:=COM.MICROSOFT.CONCAT(&quot;https://&quot;;LOWER(ORG.LIBREOFFICE.REGEX(ORG.LIBREOFFICE.REGEX([.F65];&quot;[^A-Za-z\s]\s*&quot;;&quot;&quot;;&quot;g&quot;);&quot;(\s|-)+&quot;;&quot;-&quot;;&quot;g&quot;));&quot;.ch&quot;)" office:value-type="string" office:string-value="https://sac-kaiseregg.ch" calcext:value-type="string">
            <text:p>https://sac-kaisereg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3.00000000000000000000</text:p>
          </table:table-cell>
          <table:table-cell office:value-type="string" calcext:value-type="string">
            <text:p>64.00000000000000000000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3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50 SAC Kamor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eerbrugg</text:p>
          </table:table-cell>
          <table:table-cell office:value-type="string" calcext:value-type="string">
            <text:p>9435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66];&quot;[^A-Za-z\s]\s*&quot;;&quot;&quot;;&quot;g&quot;);&quot;(\s|-)+&quot;;&quot;-&quot;;&quot;g&quot;));&quot;@example.ch&quot;)" office:value-type="string" office:string-value="sac-kamor@example.ch" calcext:value-type="string">
            <text:p>sac-kamor@example.ch</text:p>
          </table:table-cell>
          <table:table-cell table:formula="of:=COM.MICROSOFT.CONCAT(&quot;https://&quot;;LOWER(ORG.LIBREOFFICE.REGEX(ORG.LIBREOFFICE.REGEX([.F66];&quot;[^A-Za-z\s]\s*&quot;;&quot;&quot;;&quot;g&quot;);&quot;(\s|-)+&quot;;&quot;-&quot;;&quot;g&quot;));&quot;.ch&quot;)" office:value-type="string" office:string-value="https://sac-kamor.ch" calcext:value-type="string">
            <text:p>https://sac-kamor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4.00000000000000000000</text:p>
          </table:table-cell>
          <table:table-cell office:value-type="string" calcext:value-type="string">
            <text:p>17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200 SAC Kirch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Kirchberg BE</text:p>
          </table:table-cell>
          <table:table-cell office:value-type="string" calcext:value-type="string">
            <text:p>3422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67];&quot;[^A-Za-z\s]\s*&quot;;&quot;&quot;;&quot;g&quot;);&quot;(\s|-)+&quot;;&quot;-&quot;;&quot;g&quot;));&quot;@example.ch&quot;)" office:value-type="string" office:string-value="sac-kirchberg@example.ch" calcext:value-type="string">
            <text:p>sac-kirchberg@example.ch</text:p>
          </table:table-cell>
          <table:table-cell table:formula="of:=COM.MICROSOFT.CONCAT(&quot;https://&quot;;LOWER(ORG.LIBREOFFICE.REGEX(ORG.LIBREOFFICE.REGEX([.F67];&quot;[^A-Za-z\s]\s*&quot;;&quot;&quot;;&quot;g&quot;);&quot;(\s|-)+&quot;;&quot;-&quot;;&quot;g&quot;));&quot;.ch&quot;)" office:value-type="string" office:string-value="https://sac-kirchberg.ch" calcext:value-type="string">
            <text:p>https://sac-kirch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7.00000000000000000000</text:p>
          </table:table-cell>
          <table:table-cell office:value-type="string" calcext:value-type="string">
            <text:p>76.00000000000000000000</text:p>
          </table:table-cell>
          <table:table-cell office:value-type="string" calcext:value-type="string">
            <text:p>22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7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250 SAC Läge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den-Dättwil</text:p>
          </table:table-cell>
          <table:table-cell office:value-type="string" calcext:value-type="string">
            <text:p>5406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68];&quot;[^A-Za-z\s]\s*&quot;;&quot;&quot;;&quot;g&quot;);&quot;(\s|-)+&quot;;&quot;-&quot;;&quot;g&quot;));&quot;@example.ch&quot;)" office:value-type="string" office:string-value="sac-lgern@example.ch" calcext:value-type="string">
            <text:p>sac-lgern@example.ch</text:p>
          </table:table-cell>
          <table:table-cell table:formula="of:=COM.MICROSOFT.CONCAT(&quot;https://&quot;;LOWER(ORG.LIBREOFFICE.REGEX(ORG.LIBREOFFICE.REGEX([.F68];&quot;[^A-Za-z\s]\s*&quot;;&quot;&quot;;&quot;g&quot;);&quot;(\s|-)+&quot;;&quot;-&quot;;&quot;g&quot;));&quot;.ch&quot;)" office:value-type="string" office:string-value="https://sac-lgern.ch" calcext:value-type="string">
            <text:p>https://sac-lge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2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251</text:p>
          </table:table-cell>
          <table:table-cell table:style-name="ce4" office:value-type="string" calcext:value-type="string">
            <text:p>000032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51 SAC Laegern Zurzach</text:p>
          </table:table-cell>
          <table:table-cell office:value-type="string" calcext:value-type="string">
            <text:p>Wiesenstrasse 3</text:p>
          </table:table-cell>
          <table:table-cell/>
          <table:table-cell office:value-type="string" calcext:value-type="string">
            <text:p>Koblenz</text:p>
          </table:table-cell>
          <table:table-cell office:value-type="string" calcext:value-type="string">
            <text:p>5322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69];&quot;[^A-Za-z\s]\s*&quot;;&quot;&quot;;&quot;g&quot;);&quot;(\s|-)+&quot;;&quot;-&quot;;&quot;g&quot;));&quot;@example.ch&quot;)" office:value-type="string" office:string-value="sac-laegern-zurzach@example.ch" calcext:value-type="string">
            <text:p>sac-laegern-zurzach@example.ch</text:p>
          </table:table-cell>
          <table:table-cell table:formula="of:=COM.MICROSOFT.CONCAT(&quot;https://&quot;;LOWER(ORG.LIBREOFFICE.REGEX(ORG.LIBREOFFICE.REGEX([.F69];&quot;[^A-Za-z\s]\s*&quot;;&quot;&quot;;&quot;g&quot;);&quot;(\s|-)+&quot;;&quot;-&quot;;&quot;g&quot;));&quot;.ch&quot;)" office:value-type="string" office:string-value="https://sac-laegern-zurzach.ch" calcext:value-type="string">
            <text:p>https://sac-laegern-zurzach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300 SAC Lauterbrunn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uterbrunnen</text:p>
          </table:table-cell>
          <table:table-cell office:value-type="string" calcext:value-type="string">
            <text:p>3822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70];&quot;[^A-Za-z\s]\s*&quot;;&quot;&quot;;&quot;g&quot;);&quot;(\s|-)+&quot;;&quot;-&quot;;&quot;g&quot;));&quot;@example.ch&quot;)" office:value-type="string" office:string-value="sac-lauterbrunnen@example.ch" calcext:value-type="string">
            <text:p>sac-lauterbrunnen@example.ch</text:p>
          </table:table-cell>
          <table:table-cell table:formula="of:=COM.MICROSOFT.CONCAT(&quot;https://&quot;;LOWER(ORG.LIBREOFFICE.REGEX(ORG.LIBREOFFICE.REGEX([.F70];&quot;[^A-Za-z\s]\s*&quot;;&quot;&quot;;&quot;g&quot;);&quot;(\s|-)+&quot;;&quot;-&quot;;&quot;g&quot;));&quot;.ch&quot;)" office:value-type="string" office:string-value="https://sac-lauterbrunnen.ch" calcext:value-type="string">
            <text:p>https://sac-lauterbrunn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4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8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350 SAC Lediflu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ümmenen</text:p>
          </table:table-cell>
          <table:table-cell office:value-type="string" calcext:value-type="string">
            <text:p>320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71];&quot;[^A-Za-z\s]\s*&quot;;&quot;&quot;;&quot;g&quot;);&quot;(\s|-)+&quot;;&quot;-&quot;;&quot;g&quot;));&quot;@example.ch&quot;)" office:value-type="string" office:string-value="sac-ledifluh@example.ch" calcext:value-type="string">
            <text:p>sac-ledifluh@example.ch</text:p>
          </table:table-cell>
          <table:table-cell table:formula="of:=COM.MICROSOFT.CONCAT(&quot;https://&quot;;LOWER(ORG.LIBREOFFICE.REGEX(ORG.LIBREOFFICE.REGEX([.F71];&quot;[^A-Za-z\s]\s*&quot;;&quot;&quot;;&quot;g&quot;);&quot;(\s|-)+&quot;;&quot;-&quot;;&quot;g&quot;));&quot;.ch&quot;)" office:value-type="string" office:string-value="https://sac-ledifluh.ch" calcext:value-type="string">
            <text:p>https://sac-lediflu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400 CAS Bellinzona e Valli</text:p>
          </table:table-cell>
          <table:table-cell office:value-type="string" calcext:value-type="string">
            <text:p>del Club Alpino Svizzero CAS</text:p>
          </table:table-cell>
          <table:table-cell office:value-type="string" calcext:value-type="string">
            <text:p>C.P. 1282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6500</text:p>
          </table:table-cell>
          <table:table-cell office:value-type="string" calcext:value-type="string">
            <text:p>TI</text:p>
          </table:table-cell>
          <table:table-cell/>
          <table:table-cell table:formula="of:=COM.MICROSOFT.CONCAT(LOWER(ORG.LIBREOFFICE.REGEX(ORG.LIBREOFFICE.REGEX([.F72];&quot;[^A-Za-z\s]\s*&quot;;&quot;&quot;;&quot;g&quot;);&quot;(\s|-)+&quot;;&quot;-&quot;;&quot;g&quot;));&quot;@example.ch&quot;)" office:value-type="string" office:string-value="cas-bellinzona-e-valli@example.ch" calcext:value-type="string">
            <text:p>cas-bellinzona-e-valli@example.ch</text:p>
          </table:table-cell>
          <table:table-cell table:formula="of:=COM.MICROSOFT.CONCAT(&quot;https://&quot;;LOWER(ORG.LIBREOFFICE.REGEX(ORG.LIBREOFFICE.REGEX([.F72];&quot;[^A-Za-z\s]\s*&quot;;&quot;&quot;;&quot;g&quot;);&quot;(\s|-)+&quot;;&quot;-&quot;;&quot;g&quot;));&quot;.ch&quot;)" office:value-type="string" office:string-value="https://cas-bellinzona-e-valli.ch" calcext:value-type="string">
            <text:p>https://cas-bellinzona-e-vall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3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450 SAC Linden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ohlen AG</text:p>
          </table:table-cell>
          <table:table-cell office:value-type="string" calcext:value-type="string">
            <text:p>561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73];&quot;[^A-Za-z\s]\s*&quot;;&quot;&quot;;&quot;g&quot;);&quot;(\s|-)+&quot;;&quot;-&quot;;&quot;g&quot;));&quot;@example.ch&quot;)" office:value-type="string" office:string-value="sac-lindenberg@example.ch" calcext:value-type="string">
            <text:p>sac-lindenberg@example.ch</text:p>
          </table:table-cell>
          <table:table-cell table:formula="of:=COM.MICROSOFT.CONCAT(&quot;https://&quot;;LOWER(ORG.LIBREOFFICE.REGEX(ORG.LIBREOFFICE.REGEX([.F73];&quot;[^A-Za-z\s]\s*&quot;;&quot;&quot;;&quot;g&quot;);&quot;(\s|-)+&quot;;&quot;-&quot;;&quot;g&quot;));&quot;.ch&quot;)" office:value-type="string" office:string-value="https://sac-lindenberg.ch" calcext:value-type="string">
            <text:p>https://sac-linden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72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500 CAS Locarno</text:p>
          </table:table-cell>
          <table:table-cell office:value-type="string" calcext:value-type="string">
            <text:p>Casella postale 1006</text:p>
          </table:table-cell>
          <table:table-cell/>
          <table:table-cell office:value-type="string" calcext:value-type="string">
            <text:p>Locarno 1</text:p>
          </table:table-cell>
          <table:table-cell office:value-type="string" calcext:value-type="string">
            <text:p>6601</text:p>
          </table:table-cell>
          <table:table-cell office:value-type="string" calcext:value-type="string">
            <text:p>TI</text:p>
          </table:table-cell>
          <table:table-cell/>
          <table:table-cell table:formula="of:=COM.MICROSOFT.CONCAT(LOWER(ORG.LIBREOFFICE.REGEX(ORG.LIBREOFFICE.REGEX([.F74];&quot;[^A-Za-z\s]\s*&quot;;&quot;&quot;;&quot;g&quot;);&quot;(\s|-)+&quot;;&quot;-&quot;;&quot;g&quot;));&quot;@example.ch&quot;)" office:value-type="string" office:string-value="cas-locarno@example.ch" calcext:value-type="string">
            <text:p>cas-locarno@example.ch</text:p>
          </table:table-cell>
          <table:table-cell table:formula="of:=COM.MICROSOFT.CONCAT(&quot;https://&quot;;LOWER(ORG.LIBREOFFICE.REGEX(ORG.LIBREOFFICE.REGEX([.F74];&quot;[^A-Za-z\s]\s*&quot;;&quot;&quot;;&quot;g&quot;);&quot;(\s|-)+&quot;;&quot;-&quot;;&quot;g&quot;));&quot;.ch&quot;)" office:value-type="string" office:string-value="https://cas-locarno.ch" calcext:value-type="string">
            <text:p>https://cas-locarn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550 SAC Maneg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1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75];&quot;[^A-Za-z\s]\s*&quot;;&quot;&quot;;&quot;g&quot;);&quot;(\s|-)+&quot;;&quot;-&quot;;&quot;g&quot;));&quot;@example.ch&quot;)" office:value-type="string" office:string-value="sac-manegg@example.ch" calcext:value-type="string">
            <text:p>sac-manegg@example.ch</text:p>
          </table:table-cell>
          <table:table-cell table:formula="of:=COM.MICROSOFT.CONCAT(&quot;https://&quot;;LOWER(ORG.LIBREOFFICE.REGEX(ORG.LIBREOFFICE.REGEX([.F75];&quot;[^A-Za-z\s]\s*&quot;;&quot;&quot;;&quot;g&quot;);&quot;(\s|-)+&quot;;&quot;-&quot;;&quot;g&quot;));&quot;.ch&quot;)" office:value-type="string" office:string-value="https://sac-manegg.ch" calcext:value-type="string">
            <text:p>https://sac-maneg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7.00000000000000000000</text:p>
          </table:table-cell>
          <table:table-cell office:value-type="string" calcext:value-type="string">
            <text:p>84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600 CAS Moléson</text:p>
          </table:table-cell>
          <table:table-cell office:value-type="string" calcext:value-type="string">
            <text:p>Section Moléson</text:p>
          </table:table-cell>
          <table:table-cell/>
          <table:table-cell office:value-type="string" calcext:value-type="string">
            <text:p>Fribourg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76];&quot;[^A-Za-z\s]\s*&quot;;&quot;&quot;;&quot;g&quot;);&quot;(\s|-)+&quot;;&quot;-&quot;;&quot;g&quot;));&quot;@example.ch&quot;)" office:value-type="string" office:string-value="cas-molson@example.ch" calcext:value-type="string">
            <text:p>cas-molson@example.ch</text:p>
          </table:table-cell>
          <table:table-cell table:formula="of:=COM.MICROSOFT.CONCAT(&quot;https://&quot;;LOWER(ORG.LIBREOFFICE.REGEX(ORG.LIBREOFFICE.REGEX([.F76];&quot;[^A-Za-z\s]\s*&quot;;&quot;&quot;;&quot;g&quot;);&quot;(\s|-)+&quot;;&quot;-&quot;;&quot;g&quot;));&quot;.ch&quot;)" office:value-type="string" office:string-value="https://cas-molson.ch" calcext:value-type="string">
            <text:p>https://cas-mols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650 CAS Montana-Vermala</text:p>
          </table:table-cell>
          <table:table-cell office:value-type="string" calcext:value-type="string">
            <text:p>Promenade du Clos 5</text:p>
          </table:table-cell>
          <table:table-cell/>
          <table:table-cell office:value-type="string" calcext:value-type="string">
            <text:p>Sierre</text:p>
          </table:table-cell>
          <table:table-cell office:value-type="string" calcext:value-type="string">
            <text:p>396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77];&quot;[^A-Za-z\s]\s*&quot;;&quot;&quot;;&quot;g&quot;);&quot;(\s|-)+&quot;;&quot;-&quot;;&quot;g&quot;));&quot;@example.ch&quot;)" office:value-type="string" office:string-value="cas-montanavermala@example.ch" calcext:value-type="string">
            <text:p>cas-montanavermala@example.ch</text:p>
          </table:table-cell>
          <table:table-cell table:formula="of:=COM.MICROSOFT.CONCAT(&quot;https://&quot;;LOWER(ORG.LIBREOFFICE.REGEX(ORG.LIBREOFFICE.REGEX([.F77];&quot;[^A-Za-z\s]\s*&quot;;&quot;&quot;;&quot;g&quot;);&quot;(\s|-)+&quot;;&quot;-&quot;;&quot;g&quot;));&quot;.ch&quot;)" office:value-type="string" office:string-value="https://cas-montanavermala.ch" calcext:value-type="string">
            <text:p>https://cas-montanavermal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4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700 CAS Monte Rosa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Sion</text:p>
          </table:table-cell>
          <table:table-cell office:value-type="string" calcext:value-type="string">
            <text:p>1950</text:p>
          </table:table-cell>
          <table:table-cell office:value-type="string" calcext:value-type="string">
            <text:p>VS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8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1</text:p>
          </table:table-cell>
          <table:table-cell table:style-name="ce4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1 CAS Monte Rosa Monthey</text:p>
          </table:table-cell>
          <table:table-cell office:value-type="string" calcext:value-type="string">
            <text:p>Groupe de Monthey</text:p>
          </table:table-cell>
          <table:table-cell/>
          <table:table-cell office:value-type="string" calcext:value-type="string">
            <text:p>Monthey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VS</text:p>
          </table:table-cell>
          <table:table-cell table:style-name="ce4" office:value-type="string" calcext:value-type="string">
            <text:p>0041</text:p>
          </table:table-cell>
          <table:table-cell table:formula="of:=COM.MICROSOFT.CONCAT(LOWER(ORG.LIBREOFFICE.REGEX(ORG.LIBREOFFICE.REGEX([.F79];&quot;[^A-Za-z\s]\s*&quot;;&quot;&quot;;&quot;g&quot;);&quot;(\s|-)+&quot;;&quot;-&quot;;&quot;g&quot;));&quot;@example.ch&quot;)" office:value-type="string" office:string-value="cas-monte-rosa-monthey@example.ch" calcext:value-type="string">
            <text:p>cas-monte-rosa-monthey@example.ch</text:p>
          </table:table-cell>
          <table:table-cell table:formula="of:=COM.MICROSOFT.CONCAT(&quot;https://www.&quot;;LOWER(ORG.LIBREOFFICE.REGEX(ORG.LIBREOFFICE.REGEX([.F79];&quot;[^A-Za-z\s]\s*&quot;;&quot;&quot;;&quot;g&quot;);&quot;(\s|-)+&quot;;&quot;-&quot;;&quot;g&quot;));&quot;.ch?we=are&amp;magic=1&quot;)" office:value-type="string" office:string-value="https://www.cas-monte-rosa-monthey.ch?we=are&amp;magic=1" calcext:value-type="string">
            <text:p>https://www.cas-monte-rosa-monthey.ch?we=are&amp;magic=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2</text:p>
          </table:table-cell>
          <table:table-cell table:style-name="ce4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2 CAS Monte Rosa St-Mauric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St-Maurice</text:p>
          </table:table-cell>
          <table:table-cell office:value-type="string" calcext:value-type="string">
            <text:p>1890</text:p>
          </table:table-cell>
          <table:table-cell office:value-type="string" calcext:value-type="string">
            <text:p>VS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3</text:p>
          </table:table-cell>
          <table:table-cell table:style-name="ce4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3 CAS Monte Rosa Martigny</text:p>
          </table:table-cell>
          <table:table-cell office:value-type="string" calcext:value-type="string">
            <text:p>Case Postale 142</text:p>
          </table:table-cell>
          <table:table-cell/>
          <table:table-cell office:value-type="string" calcext:value-type="string">
            <text:p>Martigny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1];&quot;[^A-Za-z\s]\s*&quot;;&quot;&quot;;&quot;g&quot;);&quot;(\s|-)+&quot;;&quot;-&quot;;&quot;g&quot;));&quot;@example.ch&quot;)" office:value-type="string" office:string-value="cas-monte-rosa-martigny@example.ch" calcext:value-type="string">
            <text:p>cas-monte-rosa-martigny@example.ch</text:p>
          </table:table-cell>
          <table:table-cell table:formula="of:=COM.MICROSOFT.CONCAT(&quot;https://&quot;;LOWER(ORG.LIBREOFFICE.REGEX(ORG.LIBREOFFICE.REGEX([.F81];&quot;[^A-Za-z\s]\s*&quot;;&quot;&quot;;&quot;g&quot;);&quot;(\s|-)+&quot;;&quot;-&quot;;&quot;g&quot;));&quot;.ch&quot;)" office:value-type="string" office:string-value="https://cas-monte-rosa-martigny.ch" calcext:value-type="string">
            <text:p>https://cas-monte-rosa-martigny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4</text:p>
          </table:table-cell>
          <table:table-cell table:style-name="ce4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4 CAS Monte Rosa Sion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Sion</text:p>
          </table:table-cell>
          <table:table-cell office:value-type="string" calcext:value-type="string">
            <text:p>1950</text:p>
          </table:table-cell>
          <table:table-cell office:value-type="string" calcext:value-type="string">
            <text:p>VS</text:p>
          </table:table-cell>
          <table:table-cell table:style-name="ce4" office:value-type="string" calcext:value-type="string">
            <text:p>0041</text:p>
          </table:table-cell>
          <table:table-cell table:formula="of:=COM.MICROSOFT.CONCAT(LOWER(ORG.LIBREOFFICE.REGEX(ORG.LIBREOFFICE.REGEX([.F82];&quot;[^A-Za-z\s]\s*&quot;;&quot;&quot;;&quot;g&quot;);&quot;(\s|-)+&quot;;&quot;-&quot;;&quot;g&quot;));&quot;@example.ch&quot;)" office:value-type="string" office:string-value="cas-monte-rosa-sion@example.ch" calcext:value-type="string">
            <text:p>cas-monte-rosa-sion@example.ch</text:p>
          </table:table-cell>
          <table:table-cell table:formula="of:=COM.MICROSOFT.CONCAT(&quot;https://&quot;;LOWER(ORG.LIBREOFFICE.REGEX(ORG.LIBREOFFICE.REGEX([.F82];&quot;[^A-Za-z\s]\s*&quot;;&quot;&quot;;&quot;g&quot;);&quot;(\s|-)+&quot;;&quot;-&quot;;&quot;g&quot;));&quot;.ch&quot;)" office:value-type="string" office:string-value="https://cas-monte-rosa-sion.ch" calcext:value-type="string">
            <text:p>https://cas-monte-rosa-si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5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5</text:p>
          </table:table-cell>
          <table:table-cell table:style-name="ce4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5 CAS Monte Rosa Sierre</text:p>
          </table:table-cell>
          <table:table-cell office:value-type="string" calcext:value-type="string">
            <text:p>Case postale 222</text:p>
          </table:table-cell>
          <table:table-cell/>
          <table:table-cell office:value-type="string" calcext:value-type="string">
            <text:p>Sierre</text:p>
          </table:table-cell>
          <table:table-cell office:value-type="string" calcext:value-type="string">
            <text:p>396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3];&quot;[^A-Za-z\s]\s*&quot;;&quot;&quot;;&quot;g&quot;);&quot;(\s|-)+&quot;;&quot;-&quot;;&quot;g&quot;));&quot;@example.ch&quot;)" office:value-type="string" office:string-value="cas-monte-rosa-sierre@example.ch" calcext:value-type="string">
            <text:p>cas-monte-rosa-sierre@example.ch</text:p>
          </table:table-cell>
          <table:table-cell table:formula="of:=COM.MICROSOFT.CONCAT(&quot;https://&quot;;LOWER(ORG.LIBREOFFICE.REGEX(ORG.LIBREOFFICE.REGEX([.F83];&quot;[^A-Za-z\s]\s*&quot;;&quot;&quot;;&quot;g&quot;);&quot;(\s|-)+&quot;;&quot;-&quot;;&quot;g&quot;));&quot;.ch&quot;)" office:value-type="string" office:string-value="https://cas-monte-rosa-sierre.ch" calcext:value-type="string">
            <text:p>https://cas-monte-rosa-sierr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6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6</text:p>
          </table:table-cell>
          <table:table-cell table:style-name="ce4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6 SAC Monte Rosa Visp</text:p>
          </table:table-cell>
          <table:table-cell office:value-type="string" calcext:value-type="string">
            <text:p>St. Jodernstrasse 12</text:p>
          </table:table-cell>
          <table:table-cell/>
          <table:table-cell office:value-type="string" calcext:value-type="string">
            <text:p>Visp</text:p>
          </table:table-cell>
          <table:table-cell office:value-type="string" calcext:value-type="string">
            <text:p>393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4];&quot;[^A-Za-z\s]\s*&quot;;&quot;&quot;;&quot;g&quot;);&quot;(\s|-)+&quot;;&quot;-&quot;;&quot;g&quot;));&quot;@example.ch&quot;)" office:value-type="string" office:string-value="sac-monte-rosa-visp@example.ch" calcext:value-type="string">
            <text:p>sac-monte-rosa-visp@example.ch</text:p>
          </table:table-cell>
          <table:table-cell table:formula="of:=COM.MICROSOFT.CONCAT(&quot;https://&quot;;LOWER(ORG.LIBREOFFICE.REGEX(ORG.LIBREOFFICE.REGEX([.F84];&quot;[^A-Za-z\s]\s*&quot;;&quot;&quot;;&quot;g&quot;);&quot;(\s|-)+&quot;;&quot;-&quot;;&quot;g&quot;));&quot;.ch&quot;)" office:value-type="string" office:string-value="https://sac-monte-rosa-visp.ch" calcext:value-type="string">
            <text:p>https://sac-monte-rosa-visp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7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7</text:p>
          </table:table-cell>
          <table:table-cell table:style-name="ce4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7 SAC Monte Rosa St.Niklaus</text:p>
          </table:table-cell>
          <table:table-cell office:value-type="string" calcext:value-type="string">
            <text:p>Mürini 10</text:p>
          </table:table-cell>
          <table:table-cell/>
          <table:table-cell office:value-type="string" calcext:value-type="string">
            <text:p>Zermatt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5];&quot;[^A-Za-z\s]\s*&quot;;&quot;&quot;;&quot;g&quot;);&quot;(\s|-)+&quot;;&quot;-&quot;;&quot;g&quot;));&quot;@example.ch&quot;)" office:value-type="string" office:string-value="sac-monte-rosa-stniklaus@example.ch" calcext:value-type="string">
            <text:p>sac-monte-rosa-stniklaus@example.ch</text:p>
          </table:table-cell>
          <table:table-cell table:formula="of:=COM.MICROSOFT.CONCAT(&quot;https://&quot;;LOWER(ORG.LIBREOFFICE.REGEX(ORG.LIBREOFFICE.REGEX([.F85];&quot;[^A-Za-z\s]\s*&quot;;&quot;&quot;;&quot;g&quot;);&quot;(\s|-)+&quot;;&quot;-&quot;;&quot;g&quot;));&quot;.ch&quot;)" office:value-type="string" office:string-value="https://sac-monte-rosa-stniklaus.ch" calcext:value-type="string">
            <text:p>https://sac-monte-rosa-stniklau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8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8</text:p>
          </table:table-cell>
          <table:table-cell table:style-name="ce4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8 SAC Monte Rosa Bri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Naters</text:p>
          </table:table-cell>
          <table:table-cell office:value-type="string" calcext:value-type="string">
            <text:p>3904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6];&quot;[^A-Za-z\s]\s*&quot;;&quot;&quot;;&quot;g&quot;);&quot;(\s|-)+&quot;;&quot;-&quot;;&quot;g&quot;));&quot;@example.ch&quot;)" office:value-type="string" office:string-value="sac-monte-rosa-brig@example.ch" calcext:value-type="string">
            <text:p>sac-monte-rosa-brig@example.ch</text:p>
          </table:table-cell>
          <table:table-cell table:formula="of:=COM.MICROSOFT.CONCAT(&quot;https://&quot;;LOWER(ORG.LIBREOFFICE.REGEX(ORG.LIBREOFFICE.REGEX([.F86];&quot;[^A-Za-z\s]\s*&quot;;&quot;&quot;;&quot;g&quot;);&quot;(\s|-)+&quot;;&quot;-&quot;;&quot;g&quot;));&quot;.ch&quot;)" office:value-type="string" office:string-value="https://sac-monte-rosa-brig.ch" calcext:value-type="string">
            <text:p>https://sac-monte-rosa-bri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3730 CAS Mont-Soleil</text:p>
          </table:table-cell>
          <table:table-cell table:number-columns-repeated="2"/>
          <table:table-cell office:value-type="string" calcext:value-type="string">
            <text:p>St-Imier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87];&quot;[^A-Za-z\s]\s*&quot;;&quot;&quot;;&quot;g&quot;);&quot;(\s|-)+&quot;;&quot;-&quot;;&quot;g&quot;));&quot;@example.ch&quot;)" office:value-type="string" office:string-value="cas-montsoleil@example.ch" calcext:value-type="string">
            <text:p>cas-montsoleil@example.ch</text:p>
          </table:table-cell>
          <table:table-cell table:formula="of:=COM.MICROSOFT.CONCAT(&quot;https://&quot;;LOWER(ORG.LIBREOFFICE.REGEX(ORG.LIBREOFFICE.REGEX([.F87];&quot;[^A-Za-z\s]\s*&quot;;&quot;&quot;;&quot;g&quot;);&quot;(\s|-)+&quot;;&quot;-&quot;;&quot;g&quot;));&quot;.ch&quot;)" office:value-type="string" office:string-value="https://cas-montsoleil.ch" calcext:value-type="string">
            <text:p>https://cas-montsoleil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2.00000000000000000000</text:p>
          </table:table-cell>
          <table:table-cell table:number-columns-repeated="6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750 CAS Montreux</text:p>
          </table:table-cell>
          <table:table-cell office:value-type="string" calcext:value-type="string">
            <text:p>Case Postale 1122</text:p>
          </table:table-cell>
          <table:table-cell/>
          <table:table-cell office:value-type="string" calcext:value-type="string">
            <text:p>Montreux</text:p>
          </table:table-cell>
          <table:table-cell office:value-type="string" calcext:value-type="string">
            <text:p>182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88];&quot;[^A-Za-z\s]\s*&quot;;&quot;&quot;;&quot;g&quot;);&quot;(\s|-)+&quot;;&quot;-&quot;;&quot;g&quot;));&quot;@example.ch&quot;)" office:value-type="string" office:string-value="cas-montreux@example.ch" calcext:value-type="string">
            <text:p>cas-montreux@example.ch</text:p>
          </table:table-cell>
          <table:table-cell table:formula="of:=COM.MICROSOFT.CONCAT(&quot;https://&quot;;LOWER(ORG.LIBREOFFICE.REGEX(ORG.LIBREOFFICE.REGEX([.F88];&quot;[^A-Za-z\s]\s*&quot;;&quot;&quot;;&quot;g&quot;);&quot;(\s|-)+&quot;;&quot;-&quot;;&quot;g&quot;));&quot;.ch&quot;)" office:value-type="string" office:string-value="https://cas-montreux.ch" calcext:value-type="string">
            <text:p>https://cas-montreux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102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800 SAC Mythen</text:p>
          </table:table-cell>
          <table:table-cell office:value-type="string" calcext:value-type="string">
            <text:p>Weid 74 </text:p>
          </table:table-cell>
          <table:table-cell/>
          <table:table-cell office:value-type="string" calcext:value-type="string">
            <text:p>Muotathal</text:p>
          </table:table-cell>
          <table:table-cell office:value-type="string" calcext:value-type="string">
            <text:p>6436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89];&quot;[^A-Za-z\s]\s*&quot;;&quot;&quot;;&quot;g&quot;);&quot;(\s|-)+&quot;;&quot;-&quot;;&quot;g&quot;));&quot;@example.ch&quot;)" office:value-type="string" office:string-value="sac-mythen@example.ch" calcext:value-type="string">
            <text:p>sac-mythen@example.ch</text:p>
          </table:table-cell>
          <table:table-cell table:formula="of:=COM.MICROSOFT.CONCAT(&quot;https://&quot;;LOWER(ORG.LIBREOFFICE.REGEX(ORG.LIBREOFFICE.REGEX([.F89];&quot;[^A-Za-z\s]\s*&quot;;&quot;&quot;;&quot;g&quot;);&quot;(\s|-)+&quot;;&quot;-&quot;;&quot;g&quot;));&quot;.ch&quot;)" office:value-type="string" office:string-value="https://sac-mythen.ch" calcext:value-type="string">
            <text:p>https://sac-myth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850 CAS Neuchâtelois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Neuchâtel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NE</text:p>
          </table:table-cell>
          <table:table-cell/>
          <table:table-cell table:formula="of:=COM.MICROSOFT.CONCAT(LOWER(ORG.LIBREOFFICE.REGEX(ORG.LIBREOFFICE.REGEX([.F90];&quot;[^A-Za-z\s]\s*&quot;;&quot;&quot;;&quot;g&quot;);&quot;(\s|-)+&quot;;&quot;-&quot;;&quot;g&quot;));&quot;@example.ch&quot;)" office:value-type="string" office:string-value="cas-neuchteloise@example.ch" calcext:value-type="string">
            <text:p>cas-neuchteloise@example.ch</text:p>
          </table:table-cell>
          <table:table-cell table:formula="of:=COM.MICROSOFT.CONCAT(&quot;https://&quot;;LOWER(ORG.LIBREOFFICE.REGEX(ORG.LIBREOFFICE.REGEX([.F90];&quot;[^A-Za-z\s]\s*&quot;;&quot;&quot;;&quot;g&quot;);&quot;(\s|-)+&quot;;&quot;-&quot;;&quot;g&quot;));&quot;.ch&quot;)" office:value-type="string" office:string-value="https://cas-neuchteloise.ch" calcext:value-type="string">
            <text:p>https://cas-neuchtel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900 SAC Nies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piez</text:p>
          </table:table-cell>
          <table:table-cell office:value-type="string" calcext:value-type="string">
            <text:p>37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1];&quot;[^A-Za-z\s]\s*&quot;;&quot;&quot;;&quot;g&quot;);&quot;(\s|-)+&quot;;&quot;-&quot;;&quot;g&quot;));&quot;@example.ch&quot;)" office:value-type="string" office:string-value="sac-niesen@example.ch" calcext:value-type="string">
            <text:p>sac-niesen@example.ch</text:p>
          </table:table-cell>
          <table:table-cell table:formula="of:=COM.MICROSOFT.CONCAT(&quot;https://&quot;;LOWER(ORG.LIBREOFFICE.REGEX(ORG.LIBREOFFICE.REGEX([.F91];&quot;[^A-Za-z\s]\s*&quot;;&quot;&quot;;&quot;g&quot;);&quot;(\s|-)+&quot;;&quot;-&quot;;&quot;g&quot;));&quot;.ch&quot;)" office:value-type="string" office:string-value="https://sac-niesen.ch" calcext:value-type="string">
            <text:p>https://sac-nies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950 SAC Oberaarg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ngenthal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2];&quot;[^A-Za-z\s]\s*&quot;;&quot;&quot;;&quot;g&quot;);&quot;(\s|-)+&quot;;&quot;-&quot;;&quot;g&quot;));&quot;@example.ch&quot;)" office:value-type="string" office:string-value="sac-oberaargau@example.ch" calcext:value-type="string">
            <text:p>sac-oberaargau@example.ch</text:p>
          </table:table-cell>
          <table:table-cell table:formula="of:=COM.MICROSOFT.CONCAT(&quot;https://&quot;;LOWER(ORG.LIBREOFFICE.REGEX(ORG.LIBREOFFICE.REGEX([.F92];&quot;[^A-Za-z\s]\s*&quot;;&quot;&quot;;&quot;g&quot;);&quot;(\s|-)+&quot;;&quot;-&quot;;&quot;g&quot;));&quot;.ch&quot;)" office:value-type="string" office:string-value="https://sac-oberaargau.ch" calcext:value-type="string">
            <text:p>https://sac-oberaarg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16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1</text:p>
          </table:table-cell>
          <table:table-cell table:style-name="ce4" office:value-type="string" calcext:value-type="string">
            <text:p>000039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51 SAC Oberaarg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ngenthal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93];&quot;[^A-Za-z\s]\s*&quot;;&quot;&quot;;&quot;g&quot;);&quot;(\s|-)+&quot;;&quot;-&quot;;&quot;g&quot;));&quot;@example.ch&quot;)" office:value-type="string" office:string-value="sac-oberaargau@example.ch" calcext:value-type="string">
            <text:p>sac-oberaargau@example.ch</text:p>
          </table:table-cell>
          <table:table-cell table:formula="of:=COM.MICROSOFT.CONCAT(&quot;https://&quot;;LOWER(ORG.LIBREOFFICE.REGEX(ORG.LIBREOFFICE.REGEX([.F93];&quot;[^A-Za-z\s]\s*&quot;;&quot;&quot;;&quot;g&quot;);&quot;(\s|-)+&quot;;&quot;-&quot;;&quot;g&quot;));&quot;.ch&quot;)" office:value-type="string" office:string-value="https://sac-oberaargau.ch" calcext:value-type="string">
            <text:p>https://sac-oberaargau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16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2</text:p>
          </table:table-cell>
          <table:table-cell table:style-name="ce4" office:value-type="string" calcext:value-type="string">
            <text:p>000039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52 SAC O'aargau H'buchsWang.</text:p>
          </table:table-cell>
          <table:table-cell office:value-type="string" calcext:value-type="string">
            <text:p>Schachenstrasse 16</text:p>
          </table:table-cell>
          <table:table-cell/>
          <table:table-cell office:value-type="string" calcext:value-type="string">
            <text:p>Wangen an der Aare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4];&quot;[^A-Za-z\s]\s*&quot;;&quot;&quot;;&quot;g&quot;);&quot;(\s|-)+&quot;;&quot;-&quot;;&quot;g&quot;));&quot;@example.ch&quot;)" office:value-type="string" office:string-value="sac-oaargau-hbuchswang@example.ch" calcext:value-type="string">
            <text:p>sac-oaargau-hbuchswang@example.ch</text:p>
          </table:table-cell>
          <table:table-cell table:formula="of:=COM.MICROSOFT.CONCAT(&quot;https://&quot;;LOWER(ORG.LIBREOFFICE.REGEX(ORG.LIBREOFFICE.REGEX([.F94];&quot;[^A-Za-z\s]\s*&quot;;&quot;&quot;;&quot;g&quot;);&quot;(\s|-)+&quot;;&quot;-&quot;;&quot;g&quot;));&quot;.ch&quot;)" office:value-type="string" office:string-value="https://sac-oaargau-hbuchswang.ch" calcext:value-type="string">
            <text:p>https://sac-oaargau-hbuchswang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8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3</text:p>
          </table:table-cell>
          <table:table-cell table:style-name="ce4" office:value-type="string" calcext:value-type="string">
            <text:p>000039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53 Oberaargau Herzogenbuchs</text:p>
          </table:table-cell>
          <table:table-cell office:value-type="string" calcext:value-type="string">
            <text:p>Schachenstrasse 16</text:p>
          </table:table-cell>
          <table:table-cell/>
          <table:table-cell office:value-type="string" calcext:value-type="string">
            <text:p>Wangen an der Aare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5];&quot;[^A-Za-z\s]\s*&quot;;&quot;&quot;;&quot;g&quot;);&quot;(\s|-)+&quot;;&quot;-&quot;;&quot;g&quot;));&quot;@example.ch&quot;)" office:value-type="string" office:string-value="oberaargau-herzogenbuchs@example.ch" calcext:value-type="string">
            <text:p>oberaargau-herzogenbuchs@example.ch</text:p>
          </table:table-cell>
          <table:table-cell table:formula="of:=COM.MICROSOFT.CONCAT(&quot;https://&quot;;LOWER(ORG.LIBREOFFICE.REGEX(ORG.LIBREOFFICE.REGEX([.F95];&quot;[^A-Za-z\s]\s*&quot;;&quot;&quot;;&quot;g&quot;);&quot;(\s|-)+&quot;;&quot;-&quot;;&quot;g&quot;));&quot;.ch&quot;)" office:value-type="string" office:string-value="https://oberaargau-herzogenbuchs.ch" calcext:value-type="string">
            <text:p>https://oberaargau-herzogenbuchs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8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4</text:p>
          </table:table-cell>
          <table:table-cell table:style-name="ce4" office:value-type="string" calcext:value-type="string">
            <text:p>000039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54 SAC Oberaargau Langenthal</text:p>
          </table:table-cell>
          <table:table-cell table:number-columns-repeated="2"/>
          <table:table-cell office:value-type="string" calcext:value-type="string">
            <text:p>Wangen an der Aare</text:p>
          </table:table-cell>
          <table:table-cell office:value-type="string" calcext:value-type="string">
            <text:p>470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6];&quot;[^A-Za-z\s]\s*&quot;;&quot;&quot;;&quot;g&quot;);&quot;(\s|-)+&quot;;&quot;-&quot;;&quot;g&quot;));&quot;@example.ch&quot;)" office:value-type="string" office:string-value="sac-oberaargau-langenthal@example.ch" calcext:value-type="string">
            <text:p>sac-oberaargau-langenthal@example.ch</text:p>
          </table:table-cell>
          <table:table-cell table:formula="of:=COM.MICROSOFT.CONCAT(&quot;https://&quot;;LOWER(ORG.LIBREOFFICE.REGEX(ORG.LIBREOFFICE.REGEX([.F96];&quot;[^A-Za-z\s]\s*&quot;;&quot;&quot;;&quot;g&quot;);&quot;(\s|-)+&quot;;&quot;-&quot;;&quot;g&quot;));&quot;.ch&quot;)" office:value-type="string" office:string-value="https://sac-oberaargau-langenthal.ch" calcext:value-type="string">
            <text:p>https://sac-oberaargau-langenthal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8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000 SAC Oberhasli</text:p>
          </table:table-cell>
          <table:table-cell office:value-type="string" calcext:value-type="string">
            <text:p>Lengenacherstrasse 14</text:p>
          </table:table-cell>
          <table:table-cell/>
          <table:table-cell office:value-type="string" calcext:value-type="string">
            <text:p>Meiringen</text:p>
          </table:table-cell>
          <table:table-cell office:value-type="string" calcext:value-type="string">
            <text:p>386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7];&quot;[^A-Za-z\s]\s*&quot;;&quot;&quot;;&quot;g&quot;);&quot;(\s|-)+&quot;;&quot;-&quot;;&quot;g&quot;));&quot;@example.ch&quot;)" office:value-type="string" office:string-value="sac-oberhasli@example.ch" calcext:value-type="string">
            <text:p>sac-oberhasli@example.ch</text:p>
          </table:table-cell>
          <table:table-cell table:formula="of:=COM.MICROSOFT.CONCAT(&quot;https://&quot;;LOWER(ORG.LIBREOFFICE.REGEX(ORG.LIBREOFFICE.REGEX([.F97];&quot;[^A-Za-z\s]\s*&quot;;&quot;&quot;;&quot;g&quot;);&quot;(\s|-)+&quot;;&quot;-&quot;;&quot;g&quot;));&quot;.ch&quot;)" office:value-type="string" office:string-value="https://sac-oberhasli.ch" calcext:value-type="string">
            <text:p>https://sac-oberhasl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4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7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050 SAC Oldenho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staad</text:p>
          </table:table-cell>
          <table:table-cell office:value-type="string" calcext:value-type="string">
            <text:p>378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8];&quot;[^A-Za-z\s]\s*&quot;;&quot;&quot;;&quot;g&quot;);&quot;(\s|-)+&quot;;&quot;-&quot;;&quot;g&quot;));&quot;@example.ch&quot;)" office:value-type="string" office:string-value="sac-oldenhorn@example.ch" calcext:value-type="string">
            <text:p>sac-oldenhorn@example.ch</text:p>
          </table:table-cell>
          <table:table-cell table:formula="of:=COM.MICROSOFT.CONCAT(&quot;https://&quot;;LOWER(ORG.LIBREOFFICE.REGEX(ORG.LIBREOFFICE.REGEX([.F98];&quot;[^A-Za-z\s]\s*&quot;;&quot;&quot;;&quot;g&quot;);&quot;(\s|-)+&quot;;&quot;-&quot;;&quot;g&quot;));&quot;.ch&quot;)" office:value-type="string" office:string-value="https://sac-oldenhorn.ch" calcext:value-type="string">
            <text:p>https://sac-oldenho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111.00000000000000000000</text:p>
          </table:table-cell>
          <table:table-cell office:value-type="string" calcext:value-type="string">
            <text:p>22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100 SAC Olt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Trimbach</text:p>
          </table:table-cell>
          <table:table-cell office:value-type="string" calcext:value-type="string">
            <text:p>4632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99];&quot;[^A-Za-z\s]\s*&quot;;&quot;&quot;;&quot;g&quot;);&quot;(\s|-)+&quot;;&quot;-&quot;;&quot;g&quot;));&quot;@example.ch&quot;)" office:value-type="string" office:string-value="sac-olten@example.ch" calcext:value-type="string">
            <text:p>sac-olten@example.ch</text:p>
          </table:table-cell>
          <table:table-cell table:formula="of:=COM.MICROSOFT.CONCAT(&quot;https://&quot;;LOWER(ORG.LIBREOFFICE.REGEX(ORG.LIBREOFFICE.REGEX([.F99];&quot;[^A-Za-z\s]\s*&quot;;&quot;&quot;;&quot;g&quot;);&quot;(\s|-)+&quot;;&quot;-&quot;;&quot;g&quot;));&quot;.ch&quot;)" office:value-type="string" office:string-value="https://sac-olten.ch" calcext:value-type="string">
            <text:p>https://sac-olt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150 SAC Pfannensti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Meilen</text:p>
          </table:table-cell>
          <table:table-cell office:value-type="string" calcext:value-type="string">
            <text:p>8706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00];&quot;[^A-Za-z\s]\s*&quot;;&quot;&quot;;&quot;g&quot;);&quot;(\s|-)+&quot;;&quot;-&quot;;&quot;g&quot;));&quot;@example.ch&quot;)" office:value-type="string" office:string-value="sac-pfannenstiel@example.ch" calcext:value-type="string">
            <text:p>sac-pfannenstiel@example.ch</text:p>
          </table:table-cell>
          <table:table-cell table:formula="of:=COM.MICROSOFT.CONCAT(&quot;https://&quot;;LOWER(ORG.LIBREOFFICE.REGEX(ORG.LIBREOFFICE.REGEX([.F100];&quot;[^A-Za-z\s]\s*&quot;;&quot;&quot;;&quot;g&quot;);&quot;(\s|-)+&quot;;&quot;-&quot;;&quot;g&quot;));&quot;.ch&quot;)" office:value-type="string" office:string-value="https://sac-pfannenstiel.ch" calcext:value-type="string">
            <text:p>https://sac-pfannensti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7.5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200 CAS Pierre-Pertuis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Tavannes</text:p>
          </table:table-cell>
          <table:table-cell office:value-type="string" calcext:value-type="string">
            <text:p>27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01];&quot;[^A-Za-z\s]\s*&quot;;&quot;&quot;;&quot;g&quot;);&quot;(\s|-)+&quot;;&quot;-&quot;;&quot;g&quot;));&quot;@example.ch&quot;)" office:value-type="string" office:string-value="cas-pierrepertuis@example.ch" calcext:value-type="string">
            <text:p>cas-pierrepertuis@example.ch</text:p>
          </table:table-cell>
          <table:table-cell table:formula="of:=COM.MICROSOFT.CONCAT(&quot;https://&quot;;LOWER(ORG.LIBREOFFICE.REGEX(ORG.LIBREOFFICE.REGEX([.F101];&quot;[^A-Za-z\s]\s*&quot;;&quot;&quot;;&quot;g&quot;);&quot;(\s|-)+&quot;;&quot;-&quot;;&quot;g&quot;));&quot;.ch&quot;)" office:value-type="string" office:string-value="https://cas-pierrepertuis.ch" calcext:value-type="string">
            <text:p>https://cas-pierrepertu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76.0000000000000000000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250 SAC Pilatus</text:p>
          </table:table-cell>
          <table:table-cell office:value-type="string" calcext:value-type="string">
            <text:p>Postfach 7844</text:p>
          </table:table-cell>
          <table:table-cell/>
          <table:table-cell office:value-type="string" calcext:value-type="string">
            <text:p>Luzern 7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2];&quot;[^A-Za-z\s]\s*&quot;;&quot;&quot;;&quot;g&quot;);&quot;(\s|-)+&quot;;&quot;-&quot;;&quot;g&quot;));&quot;@example.ch&quot;)" office:value-type="string" office:string-value="sac-pilatus@example.ch" calcext:value-type="string">
            <text:p>sac-pilatus@example.ch</text:p>
          </table:table-cell>
          <table:table-cell table:formula="of:=COM.MICROSOFT.CONCAT(&quot;https://&quot;;LOWER(ORG.LIBREOFFICE.REGEX(ORG.LIBREOFFICE.REGEX([.F102];&quot;[^A-Za-z\s]\s*&quot;;&quot;&quot;;&quot;g&quot;);&quot;(\s|-)+&quot;;&quot;-&quot;;&quot;g&quot;));&quot;.ch&quot;)" office:value-type="string" office:string-value="https://sac-pilatus.ch" calcext:value-type="string">
            <text:p>https://sac-pilatu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1</text:p>
          </table:table-cell>
          <table:table-cell table:style-name="ce4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1 SAC Pilatus Surental</text:p>
          </table:table-cell>
          <table:table-cell office:value-type="string" calcext:value-type="string">
            <text:p>Nisiheim</text:p>
          </table:table-cell>
          <table:table-cell/>
          <table:table-cell office:value-type="string" calcext:value-type="string">
            <text:p>Oberkirch LU</text:p>
          </table:table-cell>
          <table:table-cell office:value-type="string" calcext:value-type="string">
            <text:p>6208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3];&quot;[^A-Za-z\s]\s*&quot;;&quot;&quot;;&quot;g&quot;);&quot;(\s|-)+&quot;;&quot;-&quot;;&quot;g&quot;));&quot;@example.ch&quot;)" office:value-type="string" office:string-value="sac-pilatus-surental@example.ch" calcext:value-type="string">
            <text:p>sac-pilatus-surental@example.ch</text:p>
          </table:table-cell>
          <table:table-cell table:formula="of:=COM.MICROSOFT.CONCAT(&quot;https://&quot;;LOWER(ORG.LIBREOFFICE.REGEX(ORG.LIBREOFFICE.REGEX([.F103];&quot;[^A-Za-z\s]\s*&quot;;&quot;&quot;;&quot;g&quot;);&quot;(\s|-)+&quot;;&quot;-&quot;;&quot;g&quot;));&quot;.ch&quot;)" office:value-type="string" office:string-value="https://sac-pilatus-surental.ch" calcext:value-type="string">
            <text:p>https://sac-pilatus-surent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2</text:p>
          </table:table-cell>
          <table:table-cell table:style-name="ce4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2 SAC Pilatus Napf</text:p>
          </table:table-cell>
          <table:table-cell office:value-type="string" calcext:value-type="string">
            <text:p>Chirbelmatt 11</text:p>
          </table:table-cell>
          <table:table-cell/>
          <table:table-cell office:value-type="string" calcext:value-type="string">
            <text:p>Willisau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4];&quot;[^A-Za-z\s]\s*&quot;;&quot;&quot;;&quot;g&quot;);&quot;(\s|-)+&quot;;&quot;-&quot;;&quot;g&quot;));&quot;@example.ch&quot;)" office:value-type="string" office:string-value="sac-pilatus-napf@example.ch" calcext:value-type="string">
            <text:p>sac-pilatus-napf@example.ch</text:p>
          </table:table-cell>
          <table:table-cell table:formula="of:=COM.MICROSOFT.CONCAT(&quot;https://&quot;;LOWER(ORG.LIBREOFFICE.REGEX(ORG.LIBREOFFICE.REGEX([.F104];&quot;[^A-Za-z\s]\s*&quot;;&quot;&quot;;&quot;g&quot;);&quot;(\s|-)+&quot;;&quot;-&quot;;&quot;g&quot;));&quot;.ch&quot;)" office:value-type="string" office:string-value="https://sac-pilatus-napf.ch" calcext:value-type="string">
            <text:p>https://sac-pilatus-nap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3</text:p>
          </table:table-cell>
          <table:table-cell table:style-name="ce4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3 SAC Pilatus Hochdorf</text:p>
          </table:table-cell>
          <table:table-cell office:value-type="string" calcext:value-type="string">
            <text:p>Peter-Halterweg 15</text:p>
          </table:table-cell>
          <table:table-cell/>
          <table:table-cell office:value-type="string" calcext:value-type="string">
            <text:p>Hochdorf</text:p>
          </table:table-cell>
          <table:table-cell office:value-type="string" calcext:value-type="string">
            <text:p>6280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5];&quot;[^A-Za-z\s]\s*&quot;;&quot;&quot;;&quot;g&quot;);&quot;(\s|-)+&quot;;&quot;-&quot;;&quot;g&quot;));&quot;@example.ch&quot;)" office:value-type="string" office:string-value="sac-pilatus-hochdorf@example.ch" calcext:value-type="string">
            <text:p>sac-pilatus-hochdorf@example.ch</text:p>
          </table:table-cell>
          <table:table-cell table:formula="of:=COM.MICROSOFT.CONCAT(&quot;https://&quot;;LOWER(ORG.LIBREOFFICE.REGEX(ORG.LIBREOFFICE.REGEX([.F105];&quot;[^A-Za-z\s]\s*&quot;;&quot;&quot;;&quot;g&quot;);&quot;(\s|-)+&quot;;&quot;-&quot;;&quot;g&quot;));&quot;.ch&quot;)" office:value-type="string" office:string-value="https://sac-pilatus-hochdorf.ch" calcext:value-type="string">
            <text:p>https://sac-pilatus-hochdor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14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4</text:p>
          </table:table-cell>
          <table:table-cell table:style-name="ce4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4 SAC Pilatus Rigi</text:p>
          </table:table-cell>
          <table:table-cell office:value-type="string" calcext:value-type="string">
            <text:p>Chlösterlistrasse 57</text:p>
          </table:table-cell>
          <table:table-cell/>
          <table:table-cell office:value-type="string" calcext:value-type="string">
            <text:p>Küssnacht am Rigi</text:p>
          </table:table-cell>
          <table:table-cell office:value-type="string" calcext:value-type="string">
            <text:p>6403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106];&quot;[^A-Za-z\s]\s*&quot;;&quot;&quot;;&quot;g&quot;);&quot;(\s|-)+&quot;;&quot;-&quot;;&quot;g&quot;));&quot;@example.ch&quot;)" office:value-type="string" office:string-value="sac-pilatus-rigi@example.ch" calcext:value-type="string">
            <text:p>sac-pilatus-rigi@example.ch</text:p>
          </table:table-cell>
          <table:table-cell table:formula="of:=COM.MICROSOFT.CONCAT(&quot;https://&quot;;LOWER(ORG.LIBREOFFICE.REGEX(ORG.LIBREOFFICE.REGEX([.F106];&quot;[^A-Za-z\s]\s*&quot;;&quot;&quot;;&quot;g&quot;);&quot;(\s|-)+&quot;;&quot;-&quot;;&quot;g&quot;));&quot;.ch&quot;)" office:value-type="string" office:string-value="https://sac-pilatus-rigi.ch" calcext:value-type="string">
            <text:p>https://sac-pilatus-rigi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300 SAC Piz Lucendro</text:p>
          </table:table-cell>
          <table:table-cell office:value-type="string" calcext:value-type="string">
            <text:p>Sektion Piz Lucendro</text:p>
          </table:table-cell>
          <table:table-cell/>
          <table:table-cell office:value-type="string" calcext:value-type="string">
            <text:p>Andermatt</text:p>
          </table:table-cell>
          <table:table-cell office:value-type="string" calcext:value-type="string">
            <text:p>6490</text:p>
          </table:table-cell>
          <table:table-cell office:value-type="string" calcext:value-type="string">
            <text:p>UR</text:p>
          </table:table-cell>
          <table:table-cell/>
          <table:table-cell table:formula="of:=COM.MICROSOFT.CONCAT(LOWER(ORG.LIBREOFFICE.REGEX(ORG.LIBREOFFICE.REGEX([.F107];&quot;[^A-Za-z\s]\s*&quot;;&quot;&quot;;&quot;g&quot;);&quot;(\s|-)+&quot;;&quot;-&quot;;&quot;g&quot;));&quot;@example.ch&quot;)" office:value-type="string" office:string-value="sac-piz-lucendro@example.ch" calcext:value-type="string">
            <text:p>sac-piz-lucendro@example.ch</text:p>
          </table:table-cell>
          <table:table-cell table:formula="of:=COM.MICROSOFT.CONCAT(&quot;https://&quot;;LOWER(ORG.LIBREOFFICE.REGEX(ORG.LIBREOFFICE.REGEX([.F107];&quot;[^A-Za-z\s]\s*&quot;;&quot;&quot;;&quot;g&quot;);&quot;(\s|-)+&quot;;&quot;-&quot;;&quot;g&quot;));&quot;.ch&quot;)" office:value-type="string" office:string-value="https://sac-piz-lucendro.ch" calcext:value-type="string">
            <text:p>https://sac-piz-lucendr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6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350 SAC Piz So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alenstadt</text:p>
          </table:table-cell>
          <table:table-cell office:value-type="string" calcext:value-type="string">
            <text:p>8880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08];&quot;[^A-Za-z\s]\s*&quot;;&quot;&quot;;&quot;g&quot;);&quot;(\s|-)+&quot;;&quot;-&quot;;&quot;g&quot;));&quot;@example.ch&quot;)" office:value-type="string" office:string-value="sac-piz-sol@example.ch" calcext:value-type="string">
            <text:p>sac-piz-sol@example.ch</text:p>
          </table:table-cell>
          <table:table-cell table:formula="of:=COM.MICROSOFT.CONCAT(&quot;https://&quot;;LOWER(ORG.LIBREOFFICE.REGEX(ORG.LIBREOFFICE.REGEX([.F108];&quot;[^A-Za-z\s]\s*&quot;;&quot;&quot;;&quot;g&quot;);&quot;(\s|-)+&quot;;&quot;-&quot;;&quot;g&quot;));&quot;.ch&quot;)" office:value-type="string" office:string-value="https://sac-piz-sol.ch" calcext:value-type="string">
            <text:p>https://sac-piz-so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400 SAC Piz Terri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Ilanz</text:p>
          </table:table-cell>
          <table:table-cell office:value-type="string" calcext:value-type="string">
            <text:p>713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09];&quot;[^A-Za-z\s]\s*&quot;;&quot;&quot;;&quot;g&quot;);&quot;(\s|-)+&quot;;&quot;-&quot;;&quot;g&quot;));&quot;@example.ch&quot;)" office:value-type="string" office:string-value="sac-piz-terri@example.ch" calcext:value-type="string">
            <text:p>sac-piz-terri@example.ch</text:p>
          </table:table-cell>
          <table:table-cell table:formula="of:=COM.MICROSOFT.CONCAT(&quot;https://&quot;;LOWER(ORG.LIBREOFFICE.REGEX(ORG.LIBREOFFICE.REGEX([.F109];&quot;[^A-Za-z\s]\s*&quot;;&quot;&quot;;&quot;g&quot;);&quot;(\s|-)+&quot;;&quot;-&quot;;&quot;g&quot;));&quot;.ch&quot;)" office:value-type="string" office:string-value="https://sac-piz-terri.ch" calcext:value-type="string">
            <text:p>https://sac-piz-terr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450 SAC Prättig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Klosters</text:p>
          </table:table-cell>
          <table:table-cell office:value-type="string" calcext:value-type="string">
            <text:p>725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10];&quot;[^A-Za-z\s]\s*&quot;;&quot;&quot;;&quot;g&quot;);&quot;(\s|-)+&quot;;&quot;-&quot;;&quot;g&quot;));&quot;@example.ch&quot;)" office:value-type="string" office:string-value="sac-prttigau@example.ch" calcext:value-type="string">
            <text:p>sac-prttigau@example.ch</text:p>
          </table:table-cell>
          <table:table-cell table:formula="of:=COM.MICROSOFT.CONCAT(&quot;https://&quot;;LOWER(ORG.LIBREOFFICE.REGEX(ORG.LIBREOFFICE.REGEX([.F110];&quot;[^A-Za-z\s]\s*&quot;;&quot;&quot;;&quot;g&quot;);&quot;(\s|-)+&quot;;&quot;-&quot;;&quot;g&quot;));&quot;.ch&quot;)" office:value-type="string" office:string-value="https://sac-prttigau.ch" calcext:value-type="string">
            <text:p>https://sac-prttig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4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451</text:p>
          </table:table-cell>
          <table:table-cell table:style-name="ce4" office:value-type="string" calcext:value-type="string">
            <text:p>000044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51 SAC Prättigau Baslerkam.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BS</text:p>
          </table:table-cell>
          <table:table-cell/>
          <table:table-cell table:formula="of:=COM.MICROSOFT.CONCAT(LOWER(ORG.LIBREOFFICE.REGEX(ORG.LIBREOFFICE.REGEX([.F111];&quot;[^A-Za-z\s]\s*&quot;;&quot;&quot;;&quot;g&quot;);&quot;(\s|-)+&quot;;&quot;-&quot;;&quot;g&quot;));&quot;@example.ch&quot;)" office:value-type="string" office:string-value="sac-prttigau-baslerkam@example.ch" calcext:value-type="string">
            <text:p>sac-prttigau-baslerkam@example.ch</text:p>
          </table:table-cell>
          <table:table-cell table:formula="of:=COM.MICROSOFT.CONCAT(&quot;https://&quot;;LOWER(ORG.LIBREOFFICE.REGEX(ORG.LIBREOFFICE.REGEX([.F111];&quot;[^A-Za-z\s]\s*&quot;;&quot;&quot;;&quot;g&quot;);&quot;(\s|-)+&quot;;&quot;-&quot;;&quot;g&quot;));&quot;.ch&quot;)" office:value-type="string" office:string-value="https://sac-prttigau-baslerkam.ch" calcext:value-type="string">
            <text:p>https://sac-prttigau-baslerkam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5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500 CAS Prévôtois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Malleray-Bévilard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12];&quot;[^A-Za-z\s]\s*&quot;;&quot;&quot;;&quot;g&quot;);&quot;(\s|-)+&quot;;&quot;-&quot;;&quot;g&quot;));&quot;@example.ch&quot;)" office:value-type="string" office:string-value="cas-prvtoise@example.ch" calcext:value-type="string">
            <text:p>cas-prvtoise@example.ch</text:p>
          </table:table-cell>
          <table:table-cell table:formula="of:=COM.MICROSOFT.CONCAT(&quot;https://&quot;;LOWER(ORG.LIBREOFFICE.REGEX(ORG.LIBREOFFICE.REGEX([.F112];&quot;[^A-Za-z\s]\s*&quot;;&quot;&quot;;&quot;g&quot;);&quot;(\s|-)+&quot;;&quot;-&quot;;&quot;g&quot;));&quot;.ch&quot;)" office:value-type="string" office:string-value="https://cas-prvtoise.ch" calcext:value-type="string">
            <text:p>https://cas-prvt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5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5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530 CAS Raimeux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Delémont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JU</text:p>
          </table:table-cell>
          <table:table-cell/>
          <table:table-cell table:formula="of:=COM.MICROSOFT.CONCAT(LOWER(ORG.LIBREOFFICE.REGEX(ORG.LIBREOFFICE.REGEX([.F113];&quot;[^A-Za-z\s]\s*&quot;;&quot;&quot;;&quot;g&quot;);&quot;(\s|-)+&quot;;&quot;-&quot;;&quot;g&quot;));&quot;@example.ch&quot;)" office:value-type="string" office:string-value="cas-raimeux@example.ch" calcext:value-type="string">
            <text:p>cas-raimeux@example.ch</text:p>
          </table:table-cell>
          <table:table-cell table:formula="of:=COM.MICROSOFT.CONCAT(&quot;https://&quot;;LOWER(ORG.LIBREOFFICE.REGEX(ORG.LIBREOFFICE.REGEX([.F113];&quot;[^A-Za-z\s]\s*&quot;;&quot;&quot;;&quot;g&quot;);&quot;(\s|-)+&quot;;&quot;-&quot;;&quot;g&quot;));&quot;.ch&quot;)" office:value-type="string" office:string-value="https://cas-raimeux.ch" calcext:value-type="string">
            <text:p>https://cas-raimeux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table:number-columns-repeated="3" office:value-type="string" calcext:value-type="string">
            <text:p>23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550 SAC Randen</text:p>
          </table:table-cell>
          <table:table-cell office:value-type="string" calcext:value-type="string">
            <text:p>SAC Sektion Randen</text:p>
          </table:table-cell>
          <table:table-cell/>
          <table:table-cell office:value-type="string" calcext:value-type="string">
            <text:p>Schaffhausen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SH</text:p>
          </table:table-cell>
          <table:table-cell/>
          <table:table-cell table:formula="of:=COM.MICROSOFT.CONCAT(LOWER(ORG.LIBREOFFICE.REGEX(ORG.LIBREOFFICE.REGEX([.F114];&quot;[^A-Za-z\s]\s*&quot;;&quot;&quot;;&quot;g&quot;);&quot;(\s|-)+&quot;;&quot;-&quot;;&quot;g&quot;));&quot;@example.ch&quot;)" office:value-type="string" office:string-value="sac-randen@example.ch" calcext:value-type="string">
            <text:p>sac-randen@example.ch</text:p>
          </table:table-cell>
          <table:table-cell table:formula="of:=COM.MICROSOFT.CONCAT(&quot;https://&quot;;LOWER(ORG.LIBREOFFICE.REGEX(ORG.LIBREOFFICE.REGEX([.F114];&quot;[^A-Za-z\s]\s*&quot;;&quot;&quot;;&quot;g&quot;);&quot;(\s|-)+&quot;;&quot;-&quot;;&quot;g&quot;));&quot;.ch&quot;)" office:value-type="string" office:string-value="https://sac-randen.ch" calcext:value-type="string">
            <text:p>https://sac-rand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8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600 SAC Räti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Chur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15];&quot;[^A-Za-z\s]\s*&quot;;&quot;&quot;;&quot;g&quot;);&quot;(\s|-)+&quot;;&quot;-&quot;;&quot;g&quot;));&quot;@example.ch&quot;)" office:value-type="string" office:string-value="sac-rtia@example.ch" calcext:value-type="string">
            <text:p>sac-rtia@example.ch</text:p>
          </table:table-cell>
          <table:table-cell table:formula="of:=COM.MICROSOFT.CONCAT(&quot;https://&quot;;LOWER(ORG.LIBREOFFICE.REGEX(ORG.LIBREOFFICE.REGEX([.F115];&quot;[^A-Za-z\s]\s*&quot;;&quot;&quot;;&quot;g&quot;);&quot;(\s|-)+&quot;;&quot;-&quot;;&quot;g&quot;));&quot;.ch&quot;)" office:value-type="string" office:string-value="https://sac-rtia.ch" calcext:value-type="string">
            <text:p>https://sac-rti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27.5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650 SAC Rhein</text:p>
          </table:table-cell>
          <table:table-cell office:value-type="string" calcext:value-type="string">
            <text:p>Staatsstrasse 107a</text:p>
          </table:table-cell>
          <table:table-cell/>
          <table:table-cell office:value-type="string" calcext:value-type="string">
            <text:p>Oberriet SG</text:p>
          </table:table-cell>
          <table:table-cell office:value-type="string" calcext:value-type="string">
            <text:p>9463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16];&quot;[^A-Za-z\s]\s*&quot;;&quot;&quot;;&quot;g&quot;);&quot;(\s|-)+&quot;;&quot;-&quot;;&quot;g&quot;));&quot;@example.ch&quot;)" office:value-type="string" office:string-value="sac-rhein@example.ch" calcext:value-type="string">
            <text:p>sac-rhein@example.ch</text:p>
          </table:table-cell>
          <table:table-cell table:formula="of:=COM.MICROSOFT.CONCAT(&quot;https://&quot;;LOWER(ORG.LIBREOFFICE.REGEX(ORG.LIBREOFFICE.REGEX([.F116];&quot;[^A-Za-z\s]\s*&quot;;&quot;&quot;;&quot;g&quot;);&quot;(\s|-)+&quot;;&quot;-&quot;;&quot;g&quot;));&quot;.ch&quot;)" office:value-type="string" office:string-value="https://sac-rhein.ch" calcext:value-type="string">
            <text:p>https://sac-rhei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6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6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680 SAC Rinsberg</text:p>
          </table:table-cell>
          <table:table-cell office:value-type="string" calcext:value-type="string">
            <text:p>Schweizerischer Alpen Club</text:p>
          </table:table-cell>
          <table:table-cell/>
          <table:table-cell office:value-type="string" calcext:value-type="string">
            <text:p>Bülach</text:p>
          </table:table-cell>
          <table:table-cell office:value-type="string" calcext:value-type="string">
            <text:p>818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17];&quot;[^A-Za-z\s]\s*&quot;;&quot;&quot;;&quot;g&quot;);&quot;(\s|-)+&quot;;&quot;-&quot;;&quot;g&quot;));&quot;@example.ch&quot;)" office:value-type="string" office:string-value="sac-rinsberg@example.ch" calcext:value-type="string">
            <text:p>sac-rinsberg@example.ch</text:p>
          </table:table-cell>
          <table:table-cell table:formula="of:=COM.MICROSOFT.CONCAT(&quot;https://&quot;;LOWER(ORG.LIBREOFFICE.REGEX(ORG.LIBREOFFICE.REGEX([.F117];&quot;[^A-Za-z\s]\s*&quot;;&quot;&quot;;&quot;g&quot;);&quot;(\s|-)+&quot;;&quot;-&quot;;&quot;g&quot;));&quot;.ch&quot;)" office:value-type="string" office:string-value="https://sac-rinsberg.ch" calcext:value-type="string">
            <text:p>https://sac-rins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106.00000000000000000000</text:p>
          </table:table-cell>
          <table:table-cell office:value-type="string" calcext:value-type="string">
            <text:p>4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700 SAC Rorschac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Rorschach</text:p>
          </table:table-cell>
          <table:table-cell office:value-type="string" calcext:value-type="string">
            <text:p>9400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18];&quot;[^A-Za-z\s]\s*&quot;;&quot;&quot;;&quot;g&quot;);&quot;(\s|-)+&quot;;&quot;-&quot;;&quot;g&quot;));&quot;@example.ch&quot;)" office:value-type="string" office:string-value="sac-rorschach@example.ch" calcext:value-type="string">
            <text:p>sac-rorschach@example.ch</text:p>
          </table:table-cell>
          <table:table-cell table:formula="of:=COM.MICROSOFT.CONCAT(&quot;https://&quot;;LOWER(ORG.LIBREOFFICE.REGEX(ORG.LIBREOFFICE.REGEX([.F118];&quot;[^A-Za-z\s]\s*&quot;;&quot;&quot;;&quot;g&quot;);&quot;(\s|-)+&quot;;&quot;-&quot;;&quot;g&quot;));&quot;.ch&quot;)" office:value-type="string" office:string-value="https://sac-rorschach.ch" calcext:value-type="string">
            <text:p>https://sac-rorschac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104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750 SAC Rossberg</text:p>
          </table:table-cell>
          <table:table-cell office:value-type="string" calcext:value-type="string">
            <text:p>SAC Rossberg</text:p>
          </table:table-cell>
          <table:table-cell/>
          <table:table-cell office:value-type="string" calcext:value-type="string">
            <text:p>Zug</text:p>
          </table:table-cell>
          <table:table-cell office:value-type="string" calcext:value-type="string">
            <text:p>6300</text:p>
          </table:table-cell>
          <table:table-cell office:value-type="string" calcext:value-type="string">
            <text:p>ZG</text:p>
          </table:table-cell>
          <table:table-cell/>
          <table:table-cell table:formula="of:=COM.MICROSOFT.CONCAT(LOWER(ORG.LIBREOFFICE.REGEX(ORG.LIBREOFFICE.REGEX([.F119];&quot;[^A-Za-z\s]\s*&quot;;&quot;&quot;;&quot;g&quot;);&quot;(\s|-)+&quot;;&quot;-&quot;;&quot;g&quot;));&quot;@example.ch&quot;)" office:value-type="string" office:string-value="sac-rossberg@example.ch" calcext:value-type="string">
            <text:p>sac-rossberg@example.ch</text:p>
          </table:table-cell>
          <table:table-cell table:formula="of:=COM.MICROSOFT.CONCAT(&quot;https://&quot;;LOWER(ORG.LIBREOFFICE.REGEX(ORG.LIBREOFFICE.REGEX([.F119];&quot;[^A-Za-z\s]\s*&quot;;&quot;&quot;;&quot;g&quot;);&quot;(\s|-)+&quot;;&quot;-&quot;;&quot;g&quot;));&quot;.ch&quot;)" office:value-type="string" office:string-value="https://sac-rossberg.ch" calcext:value-type="string">
            <text:p>https://sac-ross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97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7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7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780 SAC Saas</text:p>
          </table:table-cell>
          <table:table-cell office:value-type="string" calcext:value-type="string">
            <text:p>Bodmenstrasse 39</text:p>
          </table:table-cell>
          <table:table-cell/>
          <table:table-cell office:value-type="string" calcext:value-type="string">
            <text:p>Saas-Grund</text:p>
          </table:table-cell>
          <table:table-cell office:value-type="string" calcext:value-type="string">
            <text:p>391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120];&quot;[^A-Za-z\s]\s*&quot;;&quot;&quot;;&quot;g&quot;);&quot;(\s|-)+&quot;;&quot;-&quot;;&quot;g&quot;));&quot;@example.ch&quot;)" office:value-type="string" office:string-value="sac-saas@example.ch" calcext:value-type="string">
            <text:p>sac-saas@example.ch</text:p>
          </table:table-cell>
          <table:table-cell table:formula="of:=COM.MICROSOFT.CONCAT(&quot;https://&quot;;LOWER(ORG.LIBREOFFICE.REGEX(ORG.LIBREOFFICE.REGEX([.F120];&quot;[^A-Za-z\s]\s*&quot;;&quot;&quot;;&quot;g&quot;);&quot;(\s|-)+&quot;;&quot;-&quot;;&quot;g&quot;));&quot;.ch&quot;)" office:value-type="string" office:string-value="https://sac-saas.ch" calcext:value-type="string">
            <text:p>https://sac-saa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8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3.00000000000000000000</text:p>
          </table:table-cell>
          <table:table-cell office:value-type="string" calcext:value-type="string">
            <text:p>51.00000000000000000000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800 SAC Sänti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erisau</text:p>
          </table:table-cell>
          <table:table-cell office:value-type="string" calcext:value-type="string">
            <text:p>9100</text:p>
          </table:table-cell>
          <table:table-cell office:value-type="string" calcext:value-type="string">
            <text:p>AR</text:p>
          </table:table-cell>
          <table:table-cell/>
          <table:table-cell table:formula="of:=COM.MICROSOFT.CONCAT(LOWER(ORG.LIBREOFFICE.REGEX(ORG.LIBREOFFICE.REGEX([.F121];&quot;[^A-Za-z\s]\s*&quot;;&quot;&quot;;&quot;g&quot;);&quot;(\s|-)+&quot;;&quot;-&quot;;&quot;g&quot;));&quot;@example.ch&quot;)" office:value-type="string" office:string-value="sac-sntis@example.ch" calcext:value-type="string">
            <text:p>sac-sntis@example.ch</text:p>
          </table:table-cell>
          <table:table-cell table:formula="of:=COM.MICROSOFT.CONCAT(&quot;https://&quot;;LOWER(ORG.LIBREOFFICE.REGEX(ORG.LIBREOFFICE.REGEX([.F121];&quot;[^A-Za-z\s]\s*&quot;;&quot;&quot;;&quot;g&quot;);&quot;(\s|-)+&quot;;&quot;-&quot;;&quot;g&quot;));&quot;.ch&quot;)" office:value-type="string" office:string-value="https://sac-sntis.ch" calcext:value-type="string">
            <text:p>https://sac-snt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20.00000000000000000000</text:p>
          </table:table-cell>
          <table:table-cell office:value-type="string" calcext:value-type="string">
            <text:p>7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850 SAC Seeland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yss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2];&quot;[^A-Za-z\s]\s*&quot;;&quot;&quot;;&quot;g&quot;);&quot;(\s|-)+&quot;;&quot;-&quot;;&quot;g&quot;));&quot;@example.ch&quot;)" office:value-type="string" office:string-value="sac-seeland@example.ch" calcext:value-type="string">
            <text:p>sac-seeland@example.ch</text:p>
          </table:table-cell>
          <table:table-cell table:formula="of:=COM.MICROSOFT.CONCAT(&quot;https://&quot;;LOWER(ORG.LIBREOFFICE.REGEX(ORG.LIBREOFFICE.REGEX([.F122];&quot;[^A-Za-z\s]\s*&quot;;&quot;&quot;;&quot;g&quot;);&quot;(\s|-)+&quot;;&quot;-&quot;;&quot;g&quot;));&quot;.ch&quot;)" office:value-type="string" office:string-value="https://sac-seeland.ch" calcext:value-type="string">
            <text:p>https://sac-seelan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34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8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851</text:p>
          </table:table-cell>
          <table:table-cell table:style-name="ce4" office:value-type="string" calcext:value-type="string">
            <text:p>000048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51 SAC Seeland Erlac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yss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3];&quot;[^A-Za-z\s]\s*&quot;;&quot;&quot;;&quot;g&quot;);&quot;(\s|-)+&quot;;&quot;-&quot;;&quot;g&quot;));&quot;@example.ch&quot;)" office:value-type="string" office:string-value="sac-seeland-erlach@example.ch" calcext:value-type="string">
            <text:p>sac-seeland-erlach@example.ch</text:p>
          </table:table-cell>
          <table:table-cell table:formula="of:=COM.MICROSOFT.CONCAT(&quot;https://&quot;;LOWER(ORG.LIBREOFFICE.REGEX(ORG.LIBREOFFICE.REGEX([.F123];&quot;[^A-Za-z\s]\s*&quot;;&quot;&quot;;&quot;g&quot;);&quot;(\s|-)+&quot;;&quot;-&quot;;&quot;g&quot;));&quot;.ch&quot;)" office:value-type="string" office:string-value="https://sac-seeland-erlach.ch" calcext:value-type="string">
            <text:p>https://sac-seeland-erlach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34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900 CAS Sommartel</text:p>
          </table:table-cell>
          <table:table-cell office:value-type="string" calcext:value-type="string">
            <text:p>Case postale 745</text:p>
          </table:table-cell>
          <table:table-cell/>
          <table:table-cell office:value-type="string" calcext:value-type="string">
            <text:p>Le Locle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formula="of:=COM.MICROSOFT.CONCAT(&quot;https://&quot;;LOWER(ORG.LIBREOFFICE.REGEX(ORG.LIBREOFFICE.REGEX([.F124];&quot;[^A-Za-z\s]\s*&quot;;&quot;&quot;;&quot;g&quot;);&quot;(\s|-)+&quot;;&quot;-&quot;;&quot;g&quot;));&quot;.ch&quot;)" office:value-type="string" office:string-value="https://cas-sommartel.ch" calcext:value-type="string">
            <text:p>https://cas-sommart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76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2" office:value-type="string" calcext:value-type="string">
            <text:p>6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950 SAC St. Gall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. Gallen 1</text:p>
          </table:table-cell>
          <table:table-cell office:value-type="string" calcext:value-type="string">
            <text:p>9001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25];&quot;[^A-Za-z\s]\s*&quot;;&quot;&quot;;&quot;g&quot;);&quot;(\s|-)+&quot;;&quot;-&quot;;&quot;g&quot;));&quot;@example.ch&quot;)" office:value-type="string" office:string-value="sac-stgallen@example.ch" calcext:value-type="string">
            <text:p>sac-stgallen@example.ch</text:p>
          </table:table-cell>
          <table:table-cell table:formula="of:=COM.MICROSOFT.CONCAT(&quot;https://&quot;;LOWER(ORG.LIBREOFFICE.REGEX(ORG.LIBREOFFICE.REGEX([.F125];&quot;[^A-Za-z\s]\s*&quot;;&quot;&quot;;&quot;g&quot;);&quot;(\s|-)+&quot;;&quot;-&quot;;&quot;g&quot;));&quot;.ch&quot;)" office:value-type="string" office:string-value="https://sac-stgallen.ch" calcext:value-type="string">
            <text:p>https://sac-stgall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000 SAC Stockho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effisburg 1</text:p>
          </table:table-cell>
          <table:table-cell office:value-type="string" calcext:value-type="string">
            <text:p>3612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6];&quot;[^A-Za-z\s]\s*&quot;;&quot;&quot;;&quot;g&quot;);&quot;(\s|-)+&quot;;&quot;-&quot;;&quot;g&quot;));&quot;@example.ch&quot;)" office:value-type="string" office:string-value="sac-stockhorn@example.ch" calcext:value-type="string">
            <text:p>sac-stockhorn@example.ch</text:p>
          </table:table-cell>
          <table:table-cell table:formula="of:=COM.MICROSOFT.CONCAT(&quot;https://&quot;;LOWER(ORG.LIBREOFFICE.REGEX(ORG.LIBREOFFICE.REGEX([.F126];&quot;[^A-Za-z\s]\s*&quot;;&quot;&quot;;&quot;g&quot;);&quot;(\s|-)+&quot;;&quot;-&quot;;&quot;g&quot;));&quot;.ch&quot;)" office:value-type="string" office:string-value="https://sac-stockhorn.ch" calcext:value-type="string">
            <text:p>https://sac-stockhor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.000000000000000000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050 SAC Thurgau</text:p>
          </table:table-cell>
          <table:table-cell office:value-type="string" calcext:value-type="string">
            <text:p>Niederwil 6</text:p>
          </table:table-cell>
          <table:table-cell/>
          <table:table-cell office:value-type="string" calcext:value-type="string">
            <text:p>Frauenfeld</text:p>
          </table:table-cell>
          <table:table-cell office:value-type="string" calcext:value-type="string">
            <text:p>8500</text:p>
          </table:table-cell>
          <table:table-cell office:value-type="string" calcext:value-type="string">
            <text:p>TG</text:p>
          </table:table-cell>
          <table:table-cell/>
          <table:table-cell table:formula="of:=COM.MICROSOFT.CONCAT(LOWER(ORG.LIBREOFFICE.REGEX(ORG.LIBREOFFICE.REGEX([.F127];&quot;[^A-Za-z\s]\s*&quot;;&quot;&quot;;&quot;g&quot;);&quot;(\s|-)+&quot;;&quot;-&quot;;&quot;g&quot;));&quot;@example.ch&quot;)" office:value-type="string" office:string-value="sac-thurgau@example.ch" calcext:value-type="string">
            <text:p>sac-thurgau@example.ch</text:p>
          </table:table-cell>
          <table:table-cell table:formula="of:=COM.MICROSOFT.CONCAT(&quot;https://&quot;;LOWER(ORG.LIBREOFFICE.REGEX(ORG.LIBREOFFICE.REGEX([.F127];&quot;[^A-Za-z\s]\s*&quot;;&quot;&quot;;&quot;g&quot;);&quot;(\s|-)+&quot;;&quot;-&quot;;&quot;g&quot;));&quot;.ch&quot;)" office:value-type="string" office:string-value="https://sac-thurgau.ch" calcext:value-type="string">
            <text:p>https://sac-thurg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12.00000000000000000000</text:p>
          </table:table-cell>
          <table:table-cell office:value-type="string" calcext:value-type="string">
            <text:p>21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100 CAS Ticino</text:p>
          </table:table-cell>
          <table:table-cell office:value-type="string" calcext:value-type="string">
            <text:p>C.P. 4612</text:p>
          </table:table-cell>
          <table:table-cell/>
          <table:table-cell office:value-type="string" calcext:value-type="string">
            <text:p>Lugano 4 Molino</text:p>
          </table:table-cell>
          <table:table-cell office:value-type="string" calcext:value-type="string">
            <text:p>6904</text:p>
          </table:table-cell>
          <table:table-cell office:value-type="string" calcext:value-type="string">
            <text:p>TI</text:p>
          </table:table-cell>
          <table:table-cell/>
          <table:table-cell table:formula="of:=COM.MICROSOFT.CONCAT(LOWER(ORG.LIBREOFFICE.REGEX(ORG.LIBREOFFICE.REGEX([.F128];&quot;[^A-Za-z\s]\s*&quot;;&quot;&quot;;&quot;g&quot;);&quot;(\s|-)+&quot;;&quot;-&quot;;&quot;g&quot;));&quot;@example.ch&quot;)" office:value-type="string" office:string-value="cas-ticino@example.ch" calcext:value-type="string">
            <text:p>cas-ticino@example.ch</text:p>
          </table:table-cell>
          <table:table-cell table:formula="of:=COM.MICROSOFT.CONCAT(&quot;https://&quot;;LOWER(ORG.LIBREOFFICE.REGEX(ORG.LIBREOFFICE.REGEX([.F128];&quot;[^A-Za-z\s]\s*&quot;;&quot;&quot;;&quot;g&quot;);&quot;(\s|-)+&quot;;&quot;-&quot;;&quot;g&quot;));&quot;.ch&quot;)" office:value-type="string" office:string-value="https://cas-ticino.ch" calcext:value-type="string">
            <text:p>https://cas-ticin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150 SAC Titlis</text:p>
          </table:table-cell>
          <table:table-cell office:value-type="string" calcext:value-type="string">
            <text:p>Postfach 989</text:p>
          </table:table-cell>
          <table:table-cell/>
          <table:table-cell office:value-type="string" calcext:value-type="string">
            <text:p>Stans</text:p>
          </table:table-cell>
          <table:table-cell office:value-type="string" calcext:value-type="string">
            <text:p>6370</text:p>
          </table:table-cell>
          <table:table-cell office:value-type="string" calcext:value-type="string">
            <text:p>NW</text:p>
          </table:table-cell>
          <table:table-cell/>
          <table:table-cell table:formula="of:=COM.MICROSOFT.CONCAT(LOWER(ORG.LIBREOFFICE.REGEX(ORG.LIBREOFFICE.REGEX([.F129];&quot;[^A-Za-z\s]\s*&quot;;&quot;&quot;;&quot;g&quot;);&quot;(\s|-)+&quot;;&quot;-&quot;;&quot;g&quot;));&quot;@example.ch&quot;)" office:value-type="string" office:string-value="sac-titlis@example.ch" calcext:value-type="string">
            <text:p>sac-titlis@example.ch</text:p>
          </table:table-cell>
          <table:table-cell table:formula="of:=COM.MICROSOFT.CONCAT(&quot;https://&quot;;LOWER(ORG.LIBREOFFICE.REGEX(ORG.LIBREOFFICE.REGEX([.F129];&quot;[^A-Za-z\s]\s*&quot;;&quot;&quot;;&quot;g&quot;);&quot;(\s|-)+&quot;;&quot;-&quot;;&quot;g&quot;));&quot;.ch&quot;)" office:value-type="string" office:string-value="https://sac-titlis.ch" calcext:value-type="string">
            <text:p>https://sac-titl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200 SAC Tödi</text:p>
          </table:table-cell>
          <table:table-cell office:value-type="string" calcext:value-type="string">
            <text:p>Postfach 701</text:p>
          </table:table-cell>
          <table:table-cell/>
          <table:table-cell office:value-type="string" calcext:value-type="string">
            <text:p>Glarus</text:p>
          </table:table-cell>
          <table:table-cell office:value-type="string" calcext:value-type="string">
            <text:p>8750</text:p>
          </table:table-cell>
          <table:table-cell office:value-type="string" calcext:value-type="string">
            <text:p>GL</text:p>
          </table:table-cell>
          <table:table-cell/>
          <table:table-cell table:formula="of:=COM.MICROSOFT.CONCAT(LOWER(ORG.LIBREOFFICE.REGEX(ORG.LIBREOFFICE.REGEX([.F130];&quot;[^A-Za-z\s]\s*&quot;;&quot;&quot;;&quot;g&quot;);&quot;(\s|-)+&quot;;&quot;-&quot;;&quot;g&quot;));&quot;@example.ch&quot;)" office:value-type="string" office:string-value="sac-tdi@example.ch" calcext:value-type="string">
            <text:p>sac-tdi@example.ch</text:p>
          </table:table-cell>
          <table:table-cell table:formula="of:=COM.MICROSOFT.CONCAT(&quot;https://&quot;;LOWER(ORG.LIBREOFFICE.REGEX(ORG.LIBREOFFICE.REGEX([.F130];&quot;[^A-Za-z\s]\s*&quot;;&quot;&quot;;&quot;g&quot;);&quot;(\s|-)+&quot;;&quot;-&quot;;&quot;g&quot;));&quot;.ch&quot;)" office:value-type="string" office:string-value="https://sac-tdi.ch" calcext:value-type="string">
            <text:p>https://sac-td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84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2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250 SAC Toggenbu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Mogelsberg</text:p>
          </table:table-cell>
          <table:table-cell office:value-type="string" calcext:value-type="string">
            <text:p>9122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31];&quot;[^A-Za-z\s]\s*&quot;;&quot;&quot;;&quot;g&quot;);&quot;(\s|-)+&quot;;&quot;-&quot;;&quot;g&quot;));&quot;@example.ch&quot;)" office:value-type="string" office:string-value="sac-toggenburg@example.ch" calcext:value-type="string">
            <text:p>sac-toggenburg@example.ch</text:p>
          </table:table-cell>
          <table:table-cell table:formula="of:=COM.MICROSOFT.CONCAT(&quot;https://&quot;;LOWER(ORG.LIBREOFFICE.REGEX(ORG.LIBREOFFICE.REGEX([.F131];&quot;[^A-Za-z\s]\s*&quot;;&quot;&quot;;&quot;g&quot;);&quot;(\s|-)+&quot;;&quot;-&quot;;&quot;g&quot;));&quot;.ch&quot;)" office:value-type="string" office:string-value="https://sac-toggenburg.ch" calcext:value-type="string">
            <text:p>https://sac-toggenbu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2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300 SAC Uto</text:p>
          </table:table-cell>
          <table:table-cell office:value-type="string" calcext:value-type="string">
            <text:p>Stampfenbachstrasse 57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6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079 999 99 99</text:p>
          </table:table-cell>
          <table:table-cell table:formula="of:=COM.MICROSOFT.CONCAT(LOWER(ORG.LIBREOFFICE.REGEX(ORG.LIBREOFFICE.REGEX([.F132];&quot;[^A-Za-z\s]\s*&quot;;&quot;&quot;;&quot;g&quot;);&quot;(\s|-)+&quot;;&quot;-&quot;;&quot;g&quot;));&quot;@example.ch&quot;)" office:value-type="string" office:string-value="sac-uto@example.ch" calcext:value-type="string">
            <text:p>sac-uto@example.ch</text:p>
          </table:table-cell>
          <table:table-cell table:formula="of:=COM.MICROSOFT.CONCAT(&quot;https://&quot;;LOWER(ORG.LIBREOFFICE.REGEX(ORG.LIBREOFFICE.REGEX([.F132];&quot;[^A-Za-z\s]\s*&quot;;&quot;&quot;;&quot;g&quot;);&quot;(\s|-)+&quot;;&quot;-&quot;;&quot;g&quot;));&quot;.ch&quot;)" office:value-type="string" office:string-value="https://sac-uto.ch" calcext:value-type="string">
            <text:p>https://sac-ut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350 SAC Uzwil</text:p>
          </table:table-cell>
          <table:table-cell office:value-type="string" calcext:value-type="string">
            <text:p>Lochweidstrasse 35</text:p>
          </table:table-cell>
          <table:table-cell/>
          <table:table-cell office:value-type="string" calcext:value-type="string">
            <text:p>Henau</text:p>
          </table:table-cell>
          <table:table-cell office:value-type="string" calcext:value-type="string">
            <text:p>9247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33];&quot;[^A-Za-z\s]\s*&quot;;&quot;&quot;;&quot;g&quot;);&quot;(\s|-)+&quot;;&quot;-&quot;;&quot;g&quot;));&quot;@example.ch&quot;)" office:value-type="string" office:string-value="sac-uzwil@example.ch" calcext:value-type="string">
            <text:p>sac-uzwil@example.ch</text:p>
          </table:table-cell>
          <table:table-cell table:formula="of:=COM.MICROSOFT.CONCAT(&quot;https://&quot;;LOWER(ORG.LIBREOFFICE.REGEX(ORG.LIBREOFFICE.REGEX([.F133];&quot;[^A-Za-z\s]\s*&quot;;&quot;&quot;;&quot;g&quot;);&quot;(\s|-)+&quot;;&quot;-&quot;;&quot;g&quot;));&quot;.ch&quot;)" office:value-type="string" office:string-value="https://sac-uzwil.ch" calcext:value-type="string">
            <text:p>https://sac-uzwi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92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400 CAS Val-De-Joux</text:p>
          </table:table-cell>
          <table:table-cell office:value-type="string" calcext:value-type="string">
            <text:p>Chemin de la Roche du Ciel 10</text:p>
          </table:table-cell>
          <table:table-cell/>
          <table:table-cell office:value-type="string" calcext:value-type="string">
            <text:p>St-George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134];&quot;[^A-Za-z\s]\s*&quot;;&quot;&quot;;&quot;g&quot;);&quot;(\s|-)+&quot;;&quot;-&quot;;&quot;g&quot;));&quot;@example.ch&quot;)" office:value-type="string" office:string-value="cas-valdejoux@example.ch" calcext:value-type="string">
            <text:p>cas-valdejoux@example.ch</text:p>
          </table:table-cell>
          <table:table-cell table:formula="of:=COM.MICROSOFT.CONCAT(&quot;https://&quot;;LOWER(ORG.LIBREOFFICE.REGEX(ORG.LIBREOFFICE.REGEX([.F134];&quot;[^A-Za-z\s]\s*&quot;;&quot;&quot;;&quot;g&quot;);&quot;(\s|-)+&quot;;&quot;-&quot;;&quot;g&quot;));&quot;.ch&quot;)" office:value-type="string" office:string-value="https://cas-valdejoux.ch" calcext:value-type="string">
            <text:p>https://cas-valdejoux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4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401</text:p>
          </table:table-cell>
          <table:table-cell table:style-name="ce4" office:value-type="string" calcext:value-type="string">
            <text:p>000054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401 CAS Val-De-Joux dames</text:p>
          </table:table-cell>
          <table:table-cell office:value-type="string" calcext:value-type="string">
            <text:p>Grands Prés A</text:p>
          </table:table-cell>
          <table:table-cell/>
          <table:table-cell office:value-type="string" calcext:value-type="string">
            <text:p>Oron-la-Ville</text:p>
          </table:table-cell>
          <table:table-cell office:value-type="string" calcext:value-type="string">
            <text:p>1610</text:p>
          </table:table-cell>
          <table:table-cell office:value-type="string" calcext:value-type="string">
            <text:p>VD</text:p>
          </table:table-cell>
          <table:table-cell table:number-columns-repeated="2"/>
          <table:table-cell table:formula="of:=COM.MICROSOFT.CONCAT(&quot;https://&quot;;LOWER(ORG.LIBREOFFICE.REGEX(ORG.LIBREOFFICE.REGEX([.F135];&quot;[^A-Za-z\s]\s*&quot;;&quot;&quot;;&quot;g&quot;);&quot;(\s|-)+&quot;;&quot;-&quot;;&quot;g&quot;));&quot;.ch&quot;)" office:value-type="string" office:string-value="https://cas-valdejoux-dames.ch" calcext:value-type="string">
            <text:p>https://cas-valdejoux-dames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450 SAC Weissenstei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olothurn</text:p>
          </table:table-cell>
          <table:table-cell office:value-type="string" calcext:value-type="string">
            <text:p>4500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136];&quot;[^A-Za-z\s]\s*&quot;;&quot;&quot;;&quot;g&quot;);&quot;(\s|-)+&quot;;&quot;-&quot;;&quot;g&quot;));&quot;@example.ch&quot;)" office:value-type="string" office:string-value="sac-weissenstein@example.ch" calcext:value-type="string">
            <text:p>sac-weissenstein@example.ch</text:p>
          </table:table-cell>
          <table:table-cell table:formula="of:=COM.MICROSOFT.CONCAT(&quot;https://&quot;;LOWER(ORG.LIBREOFFICE.REGEX(ORG.LIBREOFFICE.REGEX([.F136];&quot;[^A-Za-z\s]\s*&quot;;&quot;&quot;;&quot;g&quot;);&quot;(\s|-)+&quot;;&quot;-&quot;;&quot;g&quot;));&quot;.ch&quot;)" office:value-type="string" office:string-value="https://sac-weissenstein.ch" calcext:value-type="string">
            <text:p>https://sac-weissenstei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14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500 SAC Wildhorn</text:p>
          </table:table-cell>
          <table:table-cell office:value-type="string" calcext:value-type="string">
            <text:p>Sektion Wildhorn</text:p>
          </table:table-cell>
          <table:table-cell/>
          <table:table-cell office:value-type="string" calcext:value-type="string">
            <text:p>Zweisimmen</text:p>
          </table:table-cell>
          <table:table-cell office:value-type="string" calcext:value-type="string">
            <text:p>377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37];&quot;[^A-Za-z\s]\s*&quot;;&quot;&quot;;&quot;g&quot;);&quot;(\s|-)+&quot;;&quot;-&quot;;&quot;g&quot;));&quot;@example.ch&quot;)" office:value-type="string" office:string-value="sac-wildhorn@example.ch" calcext:value-type="string">
            <text:p>sac-wildhorn@example.ch</text:p>
          </table:table-cell>
          <table:table-cell table:formula="of:=COM.MICROSOFT.CONCAT(&quot;https://&quot;;LOWER(ORG.LIBREOFFICE.REGEX(ORG.LIBREOFFICE.REGEX([.F137];&quot;[^A-Za-z\s]\s*&quot;;&quot;&quot;;&quot;g&quot;);&quot;(\s|-)+&quot;;&quot;-&quot;;&quot;g&quot;));&quot;.ch&quot;)" office:value-type="string" office:string-value="https://sac-wildhorn.ch" calcext:value-type="string">
            <text:p>https://sac-wildho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4.0000000000000000000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550 SAC Wildstrub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delboden</text:p>
          </table:table-cell>
          <table:table-cell office:value-type="string" calcext:value-type="string">
            <text:p>371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38];&quot;[^A-Za-z\s]\s*&quot;;&quot;&quot;;&quot;g&quot;);&quot;(\s|-)+&quot;;&quot;-&quot;;&quot;g&quot;));&quot;@example.ch&quot;)" office:value-type="string" office:string-value="sac-wildstrubel@example.ch" calcext:value-type="string">
            <text:p>sac-wildstrubel@example.ch</text:p>
          </table:table-cell>
          <table:table-cell table:formula="of:=COM.MICROSOFT.CONCAT(&quot;https://&quot;;LOWER(ORG.LIBREOFFICE.REGEX(ORG.LIBREOFFICE.REGEX([.F138];&quot;[^A-Za-z\s]\s*&quot;;&quot;&quot;;&quot;g&quot;);&quot;(\s|-)+&quot;;&quot;-&quot;;&quot;g&quot;));&quot;.ch&quot;)" office:value-type="string" office:string-value="https://sac-wildstrubel.ch" calcext:value-type="string">
            <text:p>https://sac-wildstrub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79.00000000000000000000</text:p>
          </table:table-cell>
          <table:table-cell office:value-type="string" calcext:value-type="string">
            <text:p>27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600 SAC Winterthur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interthur</text:p>
          </table:table-cell>
          <table:table-cell office:value-type="string" calcext:value-type="string">
            <text:p>840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39];&quot;[^A-Za-z\s]\s*&quot;;&quot;&quot;;&quot;g&quot;);&quot;(\s|-)+&quot;;&quot;-&quot;;&quot;g&quot;));&quot;@example.ch&quot;)" office:value-type="string" office:string-value="sac-winterthur@example.ch" calcext:value-type="string">
            <text:p>sac-winterthur@example.ch</text:p>
          </table:table-cell>
          <table:table-cell table:formula="of:=COM.MICROSOFT.CONCAT(&quot;https://&quot;;LOWER(ORG.LIBREOFFICE.REGEX(ORG.LIBREOFFICE.REGEX([.F139];&quot;[^A-Za-z\s]\s*&quot;;&quot;&quot;;&quot;g&quot;);&quot;(\s|-)+&quot;;&quot;-&quot;;&quot;g&quot;));&quot;.ch&quot;)" office:value-type="string" office:string-value="https://sac-winterthur.ch" calcext:value-type="string">
            <text:p>https://sac-winterthur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650 CAS Yverdon</text:p>
          </table:table-cell>
          <table:table-cell office:value-type="string" calcext:value-type="string">
            <text:p>Rue du Collège 7</text:p>
          </table:table-cell>
          <table:table-cell office:value-type="string" calcext:value-type="string">
            <text:p>Case postale 73</text:p>
          </table:table-cell>
          <table:table-cell office:value-type="string" calcext:value-type="string">
            <text:p>Yverdon</text:p>
          </table:table-cell>
          <table:table-cell office:value-type="string" calcext:value-type="string">
            <text:p>1401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140];&quot;[^A-Za-z\s]\s*&quot;;&quot;&quot;;&quot;g&quot;);&quot;(\s|-)+&quot;;&quot;-&quot;;&quot;g&quot;));&quot;@example.ch&quot;)" office:value-type="string" office:string-value="cas-yverdon@example.ch" calcext:value-type="string">
            <text:p>cas-yverdon@example.ch</text:p>
          </table:table-cell>
          <table:table-cell table:formula="of:=COM.MICROSOFT.CONCAT(&quot;https://&quot;;LOWER(ORG.LIBREOFFICE.REGEX(ORG.LIBREOFFICE.REGEX([.F140];&quot;[^A-Za-z\s]\s*&quot;;&quot;&quot;;&quot;g&quot;);&quot;(\s|-)+&quot;;&quot;-&quot;;&quot;g&quot;));&quot;.ch&quot;)" office:value-type="string" office:string-value="https://cas-yverdon.ch" calcext:value-type="string">
            <text:p>https://cas-yverd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12.00000000000000000000</text:p>
          </table:table-cell>
          <table:table-cell table:number-columns-repeated="3" office:value-type="string" calcext:value-type="string">
            <text:p>4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700 SAC Zermatt</text:p>
          </table:table-cell>
          <table:table-cell office:value-type="string" calcext:value-type="string">
            <text:p>Postfach 130</text:p>
          </table:table-cell>
          <table:table-cell/>
          <table:table-cell office:value-type="string" calcext:value-type="string">
            <text:p>Zermatt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141];&quot;[^A-Za-z\s]\s*&quot;;&quot;&quot;;&quot;g&quot;);&quot;(\s|-)+&quot;;&quot;-&quot;;&quot;g&quot;));&quot;@example.ch&quot;)" office:value-type="string" office:string-value="sac-zermatt@example.ch" calcext:value-type="string">
            <text:p>sac-zermatt@example.ch</text:p>
          </table:table-cell>
          <table:table-cell table:formula="of:=COM.MICROSOFT.CONCAT(&quot;https://&quot;;LOWER(ORG.LIBREOFFICE.REGEX(ORG.LIBREOFFICE.REGEX([.F141];&quot;[^A-Za-z\s]\s*&quot;;&quot;&quot;;&quot;g&quot;);&quot;(\s|-)+&quot;;&quot;-&quot;;&quot;g&quot;));&quot;.ch&quot;)" office:value-type="string" office:string-value="https://sac-zermatt.ch" calcext:value-type="string">
            <text:p>https://sac-zermatt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750 SAC Zimmer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orgen</text:p>
          </table:table-cell>
          <table:table-cell office:value-type="string" calcext:value-type="string">
            <text:p>881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42];&quot;[^A-Za-z\s]\s*&quot;;&quot;&quot;;&quot;g&quot;);&quot;(\s|-)+&quot;;&quot;-&quot;;&quot;g&quot;));&quot;@example.ch&quot;)" office:value-type="string" office:string-value="sac-zimmerberg@example.ch" calcext:value-type="string">
            <text:p>sac-zimmerberg@example.ch</text:p>
          </table:table-cell>
          <table:table-cell table:formula="of:=COM.MICROSOFT.CONCAT(&quot;https://&quot;;LOWER(ORG.LIBREOFFICE.REGEX(ORG.LIBREOFFICE.REGEX([.F142];&quot;[^A-Za-z\s]\s*&quot;;&quot;&quot;;&quot;g&quot;);&quot;(\s|-)+&quot;;&quot;-&quot;;&quot;g&quot;));&quot;.ch&quot;)" office:value-type="string" office:string-value="https://sac-zimmerberg.ch" calcext:value-type="string">
            <text:p>https://sac-zimmer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800 SAC Zindelspitz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chen SZ</text:p>
          </table:table-cell>
          <table:table-cell office:value-type="string" calcext:value-type="string">
            <text:p>8853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143];&quot;[^A-Za-z\s]\s*&quot;;&quot;&quot;;&quot;g&quot;);&quot;(\s|-)+&quot;;&quot;-&quot;;&quot;g&quot;));&quot;@example.ch&quot;)" office:value-type="string" office:string-value="sac-zindelspitz@example.ch" calcext:value-type="string">
            <text:p>sac-zindelspitz@example.ch</text:p>
          </table:table-cell>
          <table:table-cell table:formula="of:=COM.MICROSOFT.CONCAT(&quot;https://&quot;;LOWER(ORG.LIBREOFFICE.REGEX(ORG.LIBREOFFICE.REGEX([.F143];&quot;[^A-Za-z\s]\s*&quot;;&quot;&quot;;&quot;g&quot;);&quot;(\s|-)+&quot;;&quot;-&quot;;&quot;g&quot;));&quot;.ch&quot;)" office:value-type="string" office:string-value="https://sac-zindelspitz.ch" calcext:value-type="string">
            <text:p>https://sac-zindelspitz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850 SAC Zofing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ofingen</text:p>
          </table:table-cell>
          <table:table-cell office:value-type="string" calcext:value-type="string">
            <text:p>480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144];&quot;[^A-Za-z\s]\s*&quot;;&quot;&quot;;&quot;g&quot;);&quot;(\s|-)+&quot;;&quot;-&quot;;&quot;g&quot;));&quot;@example.ch&quot;)" office:value-type="string" office:string-value="sac-zofingen@example.ch" calcext:value-type="string">
            <text:p>sac-zofingen@example.ch</text:p>
          </table:table-cell>
          <table:table-cell table:formula="of:=COM.MICROSOFT.CONCAT(&quot;https://&quot;;LOWER(ORG.LIBREOFFICE.REGEX(ORG.LIBREOFFICE.REGEX([.F144];&quot;[^A-Za-z\s]\s*&quot;;&quot;&quot;;&quot;g&quot;);&quot;(\s|-)+&quot;;&quot;-&quot;;&quot;g&quot;));&quot;.ch&quot;)" office:value-type="string" office:string-value="https://sac-zofingen.ch" calcext:value-type="string">
            <text:p>https://sac-zofing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2.00000000000000000000</text:p>
          </table:table-cell>
          <table:table-cell office:value-type="string" calcext:value-type="string">
            <text:p>104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</table:table>
      <table:table table:name="NAV8" table:style-name="ta1">
        <table:table-column table:style-name="co21" table:default-cell-style-name="Default"/>
        <table:table-row table:style-name="ro1">
          <table:table-cell/>
        </table:table-row>
      </table:table>
      <table:table table:name="WSO21" table:style-name="ta1">
        <table:table-column table:style-name="co51" table:default-cell-style-name="ce4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ce4"/>
        <table:table-column table:style-name="co11" table:default-cell-style-name="ce4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6" table:default-cell-style-name="Default"/>
        <table:table-column table:style-name="co62" table:default-cell-style-name="ce4"/>
        <table:table-column table:style-name="co33" table:default-cell-style-name="Default"/>
        <table:table-column table:style-name="co3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13" table:default-cell-style-name="ce4"/>
        <table:table-column table:style-name="co66" table:default-cell-style-name="ce4"/>
        <table:table-column table:style-name="co67" table:default-cell-style-name="Default"/>
        <table:table-column table:style-name="co68" table:default-cell-style-name="Default"/>
        <table:table-column table:style-name="co8" table:default-cell-style-name="Default"/>
        <table:table-column table:style-name="co69" table:default-cell-style-name="Default"/>
        <table:table-column table:style-name="co3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ce4"/>
        <table:table-column table:style-name="co74" table:default-cell-style-name="ce4"/>
        <table:table-column table:style-name="co57" table:default-cell-style-name="ce4"/>
        <table:table-column table:style-name="co75" table:default-cell-style-name="ce4"/>
        <table:table-column table:style-name="co76" table:default-cell-style-name="Default"/>
        <table:table-row table:style-name="ro1">
          <table:table-cell table:style-name="Default" office:value-type="string" calcext:value-type="string">
            <text:p>UM_ID</text:p>
          </table:table-cell>
          <table:table-cell office:value-type="string" calcext:value-type="string">
            <text:p>UM_USER_NAME</text:p>
          </table:table-cell>
          <table:table-cell office:value-type="string" calcext:value-type="string">
            <text:p>UM_USER_PASSWORD</text:p>
          </table:table-cell>
          <table:table-cell office:value-type="string" calcext:value-type="string">
            <text:p>UM_SALT_VALUE</text:p>
          </table:table-cell>
          <table:table-cell table:style-name="Default" office:value-type="string" calcext:value-type="string">
            <text:p>UM_CHANGED_TIME</text:p>
          </table:table-cell>
          <table:table-cell table:style-name="Default" office:value-type="string" calcext:value-type="string">
            <text:p>Contact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redecod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FamilienName</text:p>
          </table:table-cell>
          <table:table-cell office:value-type="string" calcext:value-type="string">
            <text:p>Addresszusatz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lefonMobil</text:p>
          </table:table-cell>
          <table:table-cell office:value-type="string" calcext:value-type="string">
            <text:p>TelefonG</text:p>
          </table:table-cell>
          <table:table-cell office:value-type="string" calcext:value-type="string">
            <text:p>Korrespondenzsprache</text:p>
          </table:table-cell>
          <table:table-cell office:value-type="string" calcext:value-type="string">
            <text:p>Benutzername</text:p>
          </table:table-cell>
          <table:table-cell office:value-type="string" calcext:value-type="string">
            <text:p>Mail</text:p>
          </table:table-cell>
          <table:table-cell table:style-name="Default" office:value-type="string" calcext:value-type="string">
            <text:p>Geburtsdatum</text:p>
          </table:table-cell>
          <table:table-cell table:style-name="Default" office:value-type="string" calcext:value-type="string">
            <text:p>Vereinsmitgliedjahre</text:p>
          </table:table-cell>
          <table:table-cell office:value-type="string" calcext:value-type="string">
            <text:p>PUK-Code</text:p>
          </table:table-cell>
          <table:table-cell office:value-type="string" calcext:value-type="string">
            <text:p>scimId</text:p>
          </table:table-cell>
          <table:table-cell office:value-type="string" calcext:value-type="string">
            <text:p>ProfileURL</text:p>
          </table:table-cell>
          <table:table-cell office:value-type="string" calcext:value-type="string">
            <text:p>MergedID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accountLock</text:p>
          </table:table-cell>
          <table:table-cell office:value-type="string" calcext:value-type="string">
            <text:p>accountState_DISBALED_LOCKED_UNLOCKED</text:p>
          </table:table-cell>
          <table:table-cell table:style-name="Default" office:value-type="string" calcext:value-type="string">
            <text:p>Email verified</text:p>
          </table:table-cell>
          <table:table-cell table:style-name="Default" office:value-type="string" calcext:value-type="string">
            <text:p>Basis Konto</text:p>
          </table:table-cell>
          <table:table-cell table:style-name="Default" office:value-type="string" calcext:value-type="string">
            <text:p>Abonnent</text:p>
          </table:table-cell>
          <table:table-cell table:style-name="Default" office:value-type="string" calcext:value-type="string">
            <text:p>NAV_FSA2020FREE</text:p>
          </table:table-cell>
          <table:table-cell office:value-type="string" calcext:value-type="string">
            <text:p>Rollen</text:p>
          </table:table-cell>
        </table:table-row>
        <table:table-row table:style-name="ro1">
          <table:table-cell office:value-type="string" calcext:value-type="string">
            <text:p>362090</text:p>
          </table:table-cell>
          <table:table-cell office:value-type="string" calcext:value-type="string">
            <text:p>2ecf07c0-725f-472b-a7c1-52cc6b5131ed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9 19:20:07</text:p>
          </table:table-cell>
          <table:table-cell office:value-type="string" calcext:value-type="string">
            <text:p>4200000</text:p>
          </table:table-cell>
          <table:table-cell office:value-type="string" calcext:value-type="string">
            <text:p>Elliot Assunta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Assunta</text:p>
          </table:table-cell>
          <table:table-cell office:value-type="string" calcext:value-type="string">
            <text:p>Elliot</text:p>
          </table:table-cell>
          <table:table-cell/>
          <table:table-cell office:value-type="string" calcext:value-type="string">
            <text:p>Drosselweg 99b</text:p>
          </table:table-cell>
          <table:table-cell/>
          <table:table-cell office:value-type="string" calcext:value-type="string">
            <text:p>Miège</text:p>
          </table:table-cell>
          <table:table-cell office:value-type="string" calcext:value-type="string">
            <text:p>3972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'79 123 45 67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2"><text:a xlink:href="mailto:example@example.com" xlink:type="simple">example@example.com</text:a></text:span></text:p>
          </table:table-cell>
          <table:table-cell office:value-type="string" calcext:value-type="string">
            <text:p>16.11.19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wL6GhJMgt</text:p>
          </table:table-cell>
          <table:table-cell office:value-type="string" calcext:value-type="string">
            <text:p>3fa99a52-44d0-42b1-bf34-fa86043534f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F,NAV_ALPEN_F_PAPIER,NAV_BULLETIN,NAV_BULLETIN_S00003704,NAV_BULLETIN_S00003704_PAPIER,NAV_EINZEL,NAV_EINZEL_S00003704,NAV_F,NAV_HERR,NAV_MITGLIED_S00003704,NAV_NAVISION,NAV_S00003704,NAV_STAMMSEKTION_S00003704</text:p>
          </table:table-cell>
        </table:table-row>
        <table:table-row table:style-name="ro1">
          <table:table-cell office:value-type="string" calcext:value-type="string">
            <text:p>585701</text:p>
          </table:table-cell>
          <table:table-cell office:value-type="string" calcext:value-type="string">
            <text:p>430cb76c-656e-448b-a3c7-1a13542a1fd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6-18 20:55:00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Craig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3@gmail.com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6ec3c9-0736-406f-bda0-358f04dcfb4e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mail_verified,FAN</text:p>
          </table:table-cell>
        </table:table-row>
        <table:table-row table:style-name="ro1">
          <table:table-cell office:value-type="string" calcext:value-type="string">
            <text:p>103500</text:p>
          </table:table-cell>
          <table:table-cell office:value-type="string" calcext:value-type="string">
            <text:p>de1d9325-c3ed-48b9-ac72-1c0aa1eab3e8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4-06-26 20:47:43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rlen</text:p>
          </table:table-cell>
          <table:table-cell office:value-type="string" calcext:value-type="string">
            <text:p>Nicolas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z@web.d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266486</text:p>
          </table:table-cell>
          <table:table-cell office:value-type="string" calcext:value-type="string">
            <text:p>78188699-5dea-4783-8558-d0b4ed912987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1-10 13:34:19</text:p>
          </table:table-cell>
          <table:table-cell office:value-type="string" calcext:value-type="string">
            <text:p>4200001</text:p>
          </table:table-cell>
          <table:table-cell office:value-type="string" calcext:value-type="string">
            <text:p>Alvaro Raean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Raeann</text:p>
          </table:table-cell>
          <table:table-cell office:value-type="string" calcext:value-type="string">
            <text:p>Alvaro</text:p>
          </table:table-cell>
          <table:table-cell/>
          <table:table-cell office:value-type="string" calcext:value-type="string">
            <text:p>Blasiussteig 97</text:p>
          </table:table-cell>
          <table:table-cell/>
          <table:table-cell office:value-type="string" calcext:value-type="string">
            <text:p>Blankenburg</text:p>
          </table:table-cell>
          <table:table-cell office:value-type="string" calcext:value-type="string">
            <text:p>377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H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z@bluewin.ch</text:p>
          </table:table-cell>
          <table:table-cell office:value-type="string" calcext:value-type="string">
            <text:p>28.02.194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dvwY23VG3</text:p>
          </table:table-cell>
          <table:table-cell office:value-type="string" calcext:value-type="string">
            <text:p>0ac2fb63-a7f3-41f1-9f63-3286bee66f9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5500,NAV_BULLETIN_S00005500_PAPIER,NAV_D,NAV_FAMILIE,NAV_FAMILIE_125012,NAV_FAMILIE_S00005500,NAV_FS_AKTIV_V,NAV_FS_AKTIV_V_S00005500,NAV_HERR,NAV_MITGLIED_S00005500,NAV_NAVISION,NAV_S00005500,NAV_STAMMSEKTION_S00005500</text:p>
          </table:table-cell>
        </table:table-row>
        <table:table-row table:style-name="ro1">
          <table:table-cell office:value-type="string" calcext:value-type="string">
            <text:p>448003</text:p>
          </table:table-cell>
          <table:table-cell office:value-type="string" calcext:value-type="string">
            <text:p>b24557f6-1956-47cf-9751-25e7d3d5583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8-28 16:41:31</text:p>
          </table:table-cell>
          <table:table-cell office:value-type="string" calcext:value-type="string">
            <text:p>4200002</text:p>
          </table:table-cell>
          <table:table-cell office:value-type="string" calcext:value-type="string">
            <text:p>Steven Kiersten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ierst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esenweg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berbuchsiten</text:p>
          </table:table-cell>
          <table:table-cell office:value-type="string" calcext:value-type="string">
            <text:p>4625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CH</text:p>
          </table:table-cell>
          <table:table-cell table:style-name="ce4" office:value-type="string" calcext:value-type="string">
            <text:p>+417612345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84@gmail.com</text:p>
          </table:table-cell>
          <table:table-cell office:value-type="string" calcext:value-type="string">
            <text:p>02.05.19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DmdYZA6YX</text:p>
          </table:table-cell>
          <table:table-cell office:value-type="string" calcext:value-type="string">
            <text:p>0479ff45-4ef7-4663-b923-8934e70b7bc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373d8a-3b0f-4f0f-8f29-f06144763af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email_verified,FAN,NAV_ALPEN_D,NAV_ALPEN_D_PAPIER,NAV_BULLETIN,NAV_BULLETIN_S00004100,NAV_BULLETIN_S00004100_PAPIER,NAV_D,NAV_EINZEL,NAV_EINZEL_471873,NAV_EINZEL_S00004100,NAV_FRAU,NAV_MITGLIED_S00004100,NAV_NAVISION,NAV_S00004100,NAV_STAMMSEKTION_S00004100</text:p>
          </table:table-cell>
        </table:table-row>
        <table:table-row table:style-name="ro1">
          <table:table-cell office:value-type="string" calcext:value-type="string">
            <text:p>491116</text:p>
          </table:table-cell>
          <table:table-cell office:value-type="string" calcext:value-type="string">
            <text:p>c7098f41-aac3-4aee-bce1-f8a54facc75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10-13 18:43:16</text:p>
          </table:table-cell>
          <table:table-cell office:value-type="string" calcext:value-type="string">
            <text:p>4200003</text:p>
          </table:table-cell>
          <table:table-cell office:value-type="string" calcext:value-type="string">
            <text:p>Hayden Dunca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Hayden</text:p>
          </table:table-cell>
          <table:table-cell/>
          <table:table-cell office:value-type="string" calcext:value-type="string">
            <text:p>Friedhofstrasse, 560</text:p>
          </table:table-cell>
          <table:table-cell/>
          <table:table-cell office:value-type="string" calcext:value-type="string">
            <text:p>Berg TG</text:p>
          </table:table-cell>
          <table:table-cell office:value-type="string" calcext:value-type="string">
            <text:p>8572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+41 77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a xlink:href="mailto:foo-bar@gmx.digital" xlink:type="simple">foo-bar@gmx.digital</text:a></text:p>
          </table:table-cell>
          <table:table-cell office:value-type="string" calcext:value-type="string">
            <text:p>03.11.19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JLddzngFb</text:p>
          </table:table-cell>
          <table:table-cell office:value-type="string" calcext:value-type="string">
            <text:p>2e70fe32-9620-4669-bdd0-c9f2dfcad30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D,NAV_ALPEN_D_PAPIER,NAV_BULLETIN,NAV_BULLETIN_S00001700,NAV_BULLETIN_S00001700_PAPIER,NAV_D,NAV_EINZEL,NAV_EINZEL_S00001700,NAV_HERR,NAV_MITGLIED_S00001700,NAV_NAVISION,NAV_S00001700,NAV_STAMMSEKTION_S00001700</text:p>
          </table:table-cell>
        </table:table-row>
        <table:table-row table:style-name="ro1">
          <table:table-cell office:value-type="string" calcext:value-type="string">
            <text:p>423217</text:p>
          </table:table-cell>
          <table:table-cell office:value-type="string" calcext:value-type="string">
            <text:p>3d664586-faa9-4cfb-b5c5-e326b2b2a5d6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7-27 19:27:40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Plataanstate</text:p>
          </table:table-cell>
          <table:table-cell table:style-name="ce4" office:value-type="string" calcext:value-type="string">
            <text:p>1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lspeet</text:p>
          </table:table-cell>
          <table:table-cell table:style-name="Default" office:value-type="string" calcext:value-type="string">
            <text:p> 8075R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</text:p>
          </table:table-cell>
          <table:table-cell table:style-name="ce4" office:value-type="string" calcext:value-type="string">
            <text:p>+316891392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1337@hotmail.com</text:p>
          </table:table-cell>
          <table:table-cell office:value-type="string" calcext:value-type="string">
            <text:p>09.12.1985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23a0387-ab90-4673-93f2-fae8667f954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357950</text:p>
          </table:table-cell>
          <table:table-cell office:value-type="string" calcext:value-type="string">
            <text:p>e83469c9-0006-42c3-bdc1-81ed8f8e351e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1-17 21:02:23</text:p>
          </table:table-cell>
          <table:table-cell office:value-type="string" calcext:value-type="string">
            <text:p>4200004</text:p>
          </table:table-cell>
          <table:table-cell office:value-type="string" calcext:value-type="string">
            <text:p>Boyd Katharina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Boyd</text:p>
          </table:table-cell>
          <table:table-cell/>
          <table:table-cell office:value-type="string" calcext:value-type="string">
            <text:p>Am Kronawett 4</text:p>
          </table:table-cell>
          <table:table-cell/>
          <table:table-cell office:value-type="string" calcext:value-type="string">
            <text:p>Pratteln</text:p>
          </table:table-cell>
          <table:table-cell office:value-type="string" calcext:value-type="string">
            <text:p>4133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078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barbaz@bluewin.ch</text:p>
          </table:table-cell>
          <table:table-cell office:value-type="string" calcext:value-type="string">
            <text:p>20.01.19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8E8mGdmeP</text:p>
          </table:table-cell>
          <table:table-cell office:value-type="string" calcext:value-type="string">
            <text:p>256500fb-2b9d-4e56-9d98-d5689564c05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LOCKE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AV_ALPEN_D,NAV_ALPEN_D_PAPIER,NAV_BULLETIN,NAV_BULLETIN_S00001450,NAV_BULLETIN_S00001450_PAPIER,NAV_D,NAV_FAMILIE,NAV_FAMILIE_397829,NAV_FAMILIE_S00001450,NAV_FRAU,NAV_MITGLIED_S00001450,NAV_NAVISION,NAV_S00001450,NAV_STAMMSEKTION_S00001450</text:p>
          </table:table-cell>
        </table:table-row>
        <table:table-row table:style-name="ro1">
          <table:table-cell office:value-type="string" calcext:value-type="string">
            <text:p>395138</text:p>
          </table:table-cell>
          <table:table-cell office:value-type="string" calcext:value-type="string">
            <text:p>bf4105d9-2a1a-46a2-a73b-0f416fffa48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6 14:39:35</text:p>
          </table:table-cell>
          <table:table-cell office:value-type="string" calcext:value-type="string">
            <text:p>4200005</text:p>
          </table:table-cell>
          <table:table-cell office:value-type="string" calcext:value-type="string">
            <text:p>Kyle Geoffrey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Kyle</text:p>
          </table:table-cell>
          <table:table-cell/>
          <table:table-cell office:value-type="string" calcext:value-type="string">
            <text:p>Westweg 63b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5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79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r-baz@bluewin.ch</text:p>
          </table:table-cell>
          <table:table-cell office:value-type="string" calcext:value-type="string">
            <text:p>10.11.19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7WhW32R6Sr</text:p>
          </table:table-cell>
          <table:table-cell office:value-type="string" calcext:value-type="string">
            <text:p>b4cad7e8-b558-4473-9c09-755a9f1c0e1b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2700,NAV_BULLETIN_S00002700_PAPIER,NAV_D,NAV_EINZEL,NAV_EINZEL_S00002700,NAV_HERR,NAV_MITGLIED_S00002700,NAV_NAVISION,NAV_S00002700,NAV_STAMMSEKTION_S00002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WenQuanYi Micro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3:25.970021318</meta:creation-date>
    <dc:date>2024-09-26T09:37:56.577006316</dc:date>
    <meta:editing-duration>PT2H17M19S</meta:editing-duration>
    <meta:editing-cycles>19</meta:editing-cycles>
    <meta:generator>LibreOffice/7.3.7.2$Linux_X86_64 LibreOffice_project/30$Build-2</meta:generator>
    <meta:document-statistic meta:table-count="6" meta:cell-count="5347" meta:object-count="0"/>
  </office:meta>
</office:document-meta>
</file>